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"/>
  <manifest:file-entry manifest:full-path="ObjectReplacements/Object 39" manifest:media-type="application/x-openoffice-gdimetafile;windows_formatname=&quot;GDIMetaFile&quot;"/>
  <manifest:file-entry manifest:full-path="ObjectReplacements/Object 42" manifest:media-type="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7.343cm" style:rel-column-width="52589*"/>
    </style:style>
    <style:style style:name="Tableau1.B" style:family="table-column">
      <style:table-column-properties style:column-width="1.808cm" style:rel-column-width="12946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7.343cm" style:rel-column-width="52589*"/>
    </style:style>
    <style:style style:name="Tableau2.B" style:family="table-column">
      <style:table-column-properties style:column-width="1.808cm" style:rel-column-width="12946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7.343cm" style:rel-column-width="52589*"/>
    </style:style>
    <style:style style:name="Tableau5.B" style:family="table-column">
      <style:table-column-properties style:column-width="1.808cm" style:rel-column-width="12946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style:vertical-align="middle" fo:padding="0.097cm" fo:border="0.5pt solid #000000"/>
    </style:style>
    <style:style style:name="Tableau5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2.288cm" style:rel-column-width="16383*"/>
    </style:style>
    <style:style style:name="Tableau6.D" style:family="table-column">
      <style:table-column-properties style:column-width="2.288cm" style:rel-column-width="16386*"/>
    </style:style>
    <style:style style:name="Tableau6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6.2" style:family="table-row">
      <style:table-row-properties style:row-height="0.80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089cm" table:align="right"/>
    </style:style>
    <style:style style:name="Tableau3.A" style:family="table-column">
      <style:table-column-properties style:column-width="4.498cm"/>
    </style:style>
    <style:style style:name="Tableau3.B" style:family="table-column">
      <style:table-column-properties style:column-width="4.591cm"/>
    </style:style>
    <style:style style:name="Tableau7" style:family="table">
      <style:table-properties style:width="9.151cm" table:align="center"/>
    </style:style>
    <style:style style:name="Tableau7.A" style:family="table-column">
      <style:table-column-properties style:column-width="0.649cm"/>
    </style:style>
    <style:style style:name="Tableau7.B" style:family="table-column">
      <style:table-column-properties style:column-width="2.9cm"/>
    </style:style>
    <style:style style:name="Tableau7.C" style:family="table-column">
      <style:table-column-properties style:column-width="0.852cm"/>
    </style:style>
    <style:style style:name="Tableau7.D" style:family="table-column">
      <style:table-column-properties style:column-width="0.4cm"/>
    </style:style>
    <style:style style:name="Tableau7.E" style:family="table-column">
      <style:table-column-properties style:column-width="0.651cm"/>
    </style:style>
    <style:style style:name="Tableau7.G" style:family="table-column">
      <style:table-column-properties style:column-width="0.799cm"/>
    </style:style>
    <style:style style:name="Tableau7.1" style:family="table-row">
      <style:table-row-properties style:row-height="0.801cm"/>
    </style:style>
    <style:style style:name="Tableau7.A1" style:family="table-cell">
      <style:table-cell-properties style:vertical-align="middle" fo:padding-left="0cm" fo:padding-right="0.101cm" fo:padding-top="0.101cm" fo:padding-bottom="0.101cm" fo:border="none"/>
    </style:style>
    <style:style style:name="Tableau7.B1" style:family="table-cell">
      <style:table-cell-properties fo:padding="0.097cm" fo:border-left="none" fo:border-right="none" fo:border-top="none" fo:border-bottom="0.5pt solid #000000"/>
    </style:style>
    <style:style style:name="Tableau7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7.F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7.2" style:family="table-row">
      <style:table-row-properties style:row-height="1.401cm"/>
    </style:style>
    <style:style style:name="Tableau7.B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F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F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officeooo:paragraph-rsid="003089c0"/>
    </style:style>
    <style:style style:name="P4" style:family="paragraph" style:parent-style-name="Standard">
      <style:text-properties officeooo:paragraph-rsid="00364c85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e15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_5f_En-tête">
      <style:text-properties fo:language="zxx" fo:country="none" officeooo:rsid="002aae15" officeooo:paragraph-rsid="003398f4" style:language-asian="zxx" style:country-asian="none"/>
    </style:style>
    <style:style style:name="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.199cm" fo:margin-bottom="0.199cm" style:contextual-spacing="false" fo:text-align="center" style:justify-single-word="false" fo:text-indent="0cm" style:auto-text-indent="false" style:page-number="auto" fo:background-color="transparent"/>
      <style:text-properties style:font-name="Bitstream Vera Sans1" fo:font-size="10pt" officeooo:paragraph-rsid="0037e86b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0.43cm" fo:orphans="2" fo:widows="2" fo:text-indent="0cm" style:auto-text-indent="false" style:page-number="auto" fo:background-color="transparent" style:shadow="none">
        <style:tab-stops/>
      </style:paragraph-properties>
      <style:text-properties officeooo:paragraph-rsid="003f2983"/>
    </style:style>
    <style:style style:name="P31" style:family="paragraph" style:parent-style-name="_5f_Paragraphe_20_livret_20_réponse_20_élève"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/>
      <style:text-properties fo:color="#c74028" loext:opacity="100%" fo:font-weight="bold" officeooo:paragraph-rsid="003089c0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3089c0"/>
    </style:style>
    <style:style style:name="P3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3089c0"/>
    </style:style>
    <style:style style:name="P34" style:family="paragraph" style:parent-style-name="_5f_Paragraphe_20_livret_20_">
      <style:paragraph-properties fo:margin-top="0cm" fo:margin-bottom="0cm" style:contextual-spacing="false"/>
      <style:text-properties fo:font-weight="bold" officeooo:paragraph-rsid="003089c0" style:font-weight-asian="bold" style:font-weight-complex="bold"/>
    </style:style>
    <style:style style:name="P35" style:family="paragraph" style:parent-style-name="_5f_Paragraphe_20_livret_20_">
      <style:paragraph-properties fo:margin-top="0cm" fo:margin-bottom="0cm" style:contextual-spacing="false"/>
      <style:text-properties fo:font-weight="bold" officeooo:paragraph-rsid="0046736b" style:font-weight-asian="bold" style:font-weight-complex="bold"/>
    </style:style>
    <style:style style:name="P36" style:family="paragraph" style:parent-style-name="_5f_Paragraphe_20_livret_20_">
      <style:paragraph-properties fo:margin-top="0cm" fo:margin-bottom="0cm" style:contextual-spacing="false"/>
      <style:text-properties fo:font-weight="bold" officeooo:paragraph-rsid="004e54c9" fo:background-color="#ffff00" style:font-weight-asian="bold" style:font-weight-complex="bold"/>
    </style:style>
    <style:style style:name="P37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fo:font-weight="bold" officeooo:paragraph-rsid="004e54c9" fo:background-color="#ffff00" style:font-weight-asian="bold" style:font-weight-complex="bold"/>
    </style:style>
    <style:style style:name="P38" style:family="paragraph" style:parent-style-name="_5f_Paragraphe_20_livret_20_">
      <style:paragraph-properties fo:margin-top="0cm" fo:margin-bottom="0cm" style:contextual-spacing="false"/>
      <style:text-properties officeooo:paragraph-rsid="003089c0"/>
    </style:style>
    <style:style style:name="P3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Bitstream Vera Sans1" fo:font-size="10pt" fo:font-weight="bold" officeooo:paragraph-rsid="003089c0" style:font-weight-asian="bold" style:font-weight-complex="bold"/>
    </style:style>
    <style:style style:name="P40" style:family="paragraph" style:parent-style-name="Table_20_Contents">
      <style:paragraph-properties fo:margin-top="0cm" fo:margin-bottom="0cm" style:contextual-spacing="false" fo:line-height="100%" fo:text-align="end" style:justify-single-word="false"/>
      <style:text-properties style:font-name="Bitstream Vera Sans1" fo:font-size="10pt" fo:font-weight="bold" officeooo:paragraph-rsid="003089c0" style:font-weight-asian="bold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10pt" fo:font-weight="bold" officeooo:paragraph-rsid="003089c0" style:font-weight-asian="bold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03089c0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046736b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paragraph-rsid="003089c0" style:font-weight-asian="bold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rsid="004e54c9" officeooo:paragraph-rsid="004e54c9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rsid="004e54c9" officeooo:paragraph-rsid="004e54c9" fo:background-color="#ffff00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rsid="004e54c9" officeooo:paragraph-rsid="00526d3d" fo:background-color="#ffff00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04e54c9" fo:background-color="#ffff00"/>
    </style:style>
    <style:style style:name="P4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50" style:family="paragraph" style:parent-style-name="_5f_Paragraphe_20_livret_20_">
      <style:text-properties officeooo:paragraph-rsid="003089c0"/>
    </style:style>
    <style:style style:name="P51" style:family="paragraph" style:parent-style-name="_5f_Paragraphe_20_livret_20_">
      <style:paragraph-properties fo:text-align="center" style:justify-single-word="false"/>
      <style:text-properties fo:font-weight="bold" officeooo:paragraph-rsid="003089c0" style:font-weight-asian="bold" style:font-weight-complex="bold"/>
    </style:style>
    <style:style style:name="P52" style:family="paragraph" style:parent-style-name="_5f_Paragraphe_20_livret_20_">
      <style:text-properties officeooo:paragraph-rsid="00355032"/>
    </style:style>
    <style:style style:name="P53" style:family="paragraph" style:parent-style-name="_5f_Paragraphe_20_livret_20_">
      <style:paragraph-properties fo:text-align="start" style:justify-single-word="false"/>
    </style:style>
    <style:style style:name="P54" style:family="paragraph" style:parent-style-name="_5f_Paragraphe_20_livret_20_">
      <style:paragraph-properties fo:text-align="center" style:justify-single-word="false" fo:break-before="column"/>
      <style:text-properties fo:font-weight="bold" officeooo:paragraph-rsid="003089c0" style:font-weight-asian="bold" style:font-weight-complex="bold"/>
    </style:style>
    <style:style style:name="P55" style:family="paragraph" style:parent-style-name="_5f_Paragraphe_20_livret_20_">
      <style:paragraph-properties fo:text-align="center" style:justify-single-word="false" fo:break-before="column"/>
      <style:text-properties fo:font-style="normal" fo:font-weight="bold" officeooo:paragraph-rsid="003089c0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Bitstream Vera Sans1" fo:font-size="10pt" officeooo:paragraph-rsid="003089c0"/>
    </style:style>
    <style:style style:name="P57" style:family="paragraph" style:parent-style-name="Table_20_Contents">
      <style:paragraph-properties fo:text-align="start" style:justify-single-word="false"/>
      <style:text-properties style:font-name="Bitstream Vera Sans1" fo:font-size="10pt" fo:font-weight="bold" officeooo:paragraph-rsid="003089c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fo:font-size="10pt" officeooo:rsid="004e0eab" officeooo:paragraph-rsid="004e0eab" fo:background-color="#ffff00"/>
    </style:style>
    <style:style style:name="P59" style:family="paragraph" style:parent-style-name="Standard">
      <style:paragraph-properties fo:margin-top="0.3cm" fo:margin-bottom="0cm" style:contextual-spacing="false"/>
      <style:text-properties officeooo:paragraph-rsid="00355032"/>
    </style:style>
    <style:style style:name="P60" style:family="paragraph" style:parent-style-name="_5f_Paragraphe_20_livret_20_">
      <style:paragraph-properties fo:margin-top="0.101cm" fo:margin-bottom="0.499cm" style:contextual-spacing="false" fo:text-align="center" style:justify-single-word="false"/>
      <style:text-properties officeooo:paragraph-rsid="003089c0"/>
    </style:style>
    <style:style style:name="P61" style:family="paragraph" style:parent-style-name="Standard">
      <style:paragraph-properties fo:margin-top="0.199cm" fo:margin-bottom="0cm" style:contextual-spacing="false"/>
      <style:text-properties style:font-name="Bitstream Vera Sans2" fo:font-size="9pt" style:text-underline-style="none" fo:font-weight="normal" officeooo:paragraph-rsid="00355032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top="0.3cm" fo:margin-bottom="0.801cm" style:contextual-spacing="false" fo:text-align="center" style:justify-single-word="false"/>
      <style:text-properties officeooo:paragraph-rsid="003089c0"/>
    </style:style>
    <style:style style:name="P63" style:family="paragraph" style:parent-style-name="Standard">
      <style:paragraph-properties fo:margin-top="0.101cm" fo:margin-bottom="0cm" style:contextual-spacing="false"/>
      <style:text-properties fo:font-size="8pt" officeooo:paragraph-rsid="00396c71" style:font-size-asian="8pt" style:font-size-complex="8pt"/>
    </style:style>
    <style:style style:name="P64" style:family="paragraph" style:parent-style-name="Standard">
      <style:paragraph-properties fo:margin-top="0.101cm" fo:margin-bottom="0cm" style:contextual-spacing="false"/>
      <style:text-properties fo:font-size="8pt" officeooo:paragraph-rsid="0046736b" style:font-size-asian="8pt" style:font-size-complex="8pt"/>
    </style:style>
    <style:style style:name="P65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6" fo:font-size="8pt" fo:font-style="normal" fo:font-weight="bold" officeooo:paragraph-rsid="0046736b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66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fo:font-weight="bold" officeooo:paragraph-rsid="003089c0" style:font-weight-asian="bold" style:font-weight-complex="bold"/>
    </style:style>
    <style:style style:name="P67" style:family="paragraph" style:parent-style-name="_5f_Paragraphe_20_livret_20_réponse_20_élève">
      <style:paragraph-properties fo:margin-top="0.101cm" fo:margin-bottom="0.101cm" style:contextual-spacing="false" fo:line-height="100%" fo:text-align="end" style:justify-single-word="false"/>
      <style:text-properties fo:color="#c74028" loext:opacity="100%" fo:font-weight="bold" officeooo:paragraph-rsid="003089c0" style:font-weight-asian="bold" style:font-weight-complex="bold"/>
    </style:style>
    <style:style style:name="P68" style:family="paragraph" style:parent-style-name="_5f_Paragraphe_20_livret_20_réponse_20_élève">
      <style:paragraph-properties fo:margin-top="0.101cm" fo:margin-bottom="0.101cm" style:contextual-spacing="false" fo:text-align="center" style:justify-single-word="false"/>
      <style:text-properties officeooo:paragraph-rsid="0050dc76"/>
    </style:style>
    <style:style style:name="P69" style:family="paragraph" style:parent-style-name="_5f_Paragraphe_20_livret_20_réponse_20_élève">
      <style:paragraph-properties fo:margin-top="0.15cm" fo:margin-bottom="0cm" style:contextual-spacing="false" fo:line-height="100%" fo:text-align="end" style:justify-single-word="false"/>
      <style:text-properties fo:color="#c74028" loext:opacity="100%" fo:font-weight="bold" officeooo:paragraph-rsid="003089c0" style:font-weight-asian="bold" style:font-weight-complex="bold"/>
    </style:style>
    <style:style style:name="P70" style:family="paragraph" style:parent-style-name="_5f_Paragraphe_20_livret_20_réponse_20_élève">
      <style:paragraph-properties fo:margin-left="0.176cm" fo:margin-right="-0.005cm" fo:margin-top="0.101cm" fo:margin-bottom="0.101cm" style:contextual-spacing="false" fo:text-align="start" style:justify-single-word="false" fo:text-indent="0cm" style:auto-text-indent="false"/>
      <style:text-properties officeooo:paragraph-rsid="0046736b"/>
    </style:style>
    <style:style style:name="P71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3089c0"/>
    </style:style>
    <style:style style:name="P72" style:family="paragraph" style:parent-style-name="_5f_Paragraphe_20_livret_20_réponse_20_élève">
      <style:paragraph-properties fo:line-height="100%"/>
      <style:text-properties fo:letter-spacing="-0.007cm" officeooo:paragraph-rsid="00550058"/>
    </style:style>
    <style:style style:name="P73" style:family="paragraph" style:parent-style-name="Exo_5f_Num">
      <style:paragraph-properties fo:text-align="start" style:justify-single-word="false"/>
    </style:style>
    <style:style style:name="P74" style:family="paragraph" style:parent-style-name="Exo_5f_Num">
      <style:paragraph-properties fo:margin-top="0.85cm" fo:margin-bottom="0.101cm" style:contextual-spacing="false"/>
    </style:style>
    <style:style style:name="P75" style:family="paragraph" style:parent-style-name="Exo_5f_Num" style:master-page-name="">
      <style:paragraph-properties fo:margin-top="0cm" fo:margin-bottom="0.101cm" style:contextual-spacing="false" style:page-number="auto" fo:break-before="page"/>
    </style:style>
    <style:style style:name="P76" style:family="paragraph" style:parent-style-name="Exo_5f_Num">
      <style:paragraph-properties fo:margin-top="0.647cm" fo:margin-bottom="0cm" style:contextual-spacing="false"/>
    </style:style>
    <style:style style:name="P77" style:family="paragraph" style:parent-style-name="Exo_5f_Num">
      <style:paragraph-properties fo:margin-top="0.598cm" fo:margin-bottom="0cm" style:contextual-spacing="false"/>
    </style:style>
    <style:style style:name="P78" style:family="paragraph" style:parent-style-name="Exo_5f_Num">
      <style:paragraph-properties fo:margin-top="0.469cm" fo:margin-bottom="0cm" style:contextual-spacing="false"/>
    </style:style>
    <style:style style:name="P79" style:family="paragraph" style:parent-style-name="Standard" style:list-style-name="_5f_Numérotation_20_des_20_exercices_20_livrets">
      <style:paragraph-properties fo:margin-top="0cm" fo:margin-bottom="0cm" style:contextual-spacing="false" fo:text-align="center" style:justify-single-word="false"/>
      <style:text-properties officeooo:paragraph-rsid="003089c0"/>
    </style:style>
    <style:style style:name="P80" style:family="paragraph" style:parent-style-name="Standard" style:list-style-name="_5f_Numérotation_20_des_20_exercices_20_livrets">
      <style:paragraph-properties fo:margin-left="0cm" fo:margin-right="3.5cm" fo:text-align="center" style:justify-single-word="false" fo:text-indent="0cm" style:auto-text-indent="false"/>
      <style:text-properties officeooo:paragraph-rsid="003089c0"/>
    </style:style>
    <style:style style:name="P81" style:family="paragraph" style:parent-style-name="Standard" style:list-style-name="_5f_Numérotation_20_des_20_exercices_20_livrets">
      <style:paragraph-properties fo:margin-left="0cm" fo:margin-right="0.159cm" fo:text-indent="0cm" style:auto-text-indent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271cm" style:leader-style="dotted" style:leader-text="."/>
          <style:tab-stop style:position="6.959cm" style:leader-style="dotted" style:leader-text="."/>
          <style:tab-stop style:position="7.594cm" style:leader-style="dotted" style:leader-text="."/>
          <style:tab-stop style:position="8.999cm" style:leader-style="dotted" style:leader-text="."/>
        </style:tab-stops>
      </style:paragraph-properties>
      <style:text-properties style:font-name="OpenSymbol1" officeooo:paragraph-rsid="003089c0"/>
    </style:style>
    <style:style style:name="P82" style:family="paragraph" style:parent-style-name="_5f_Paragraphe_20_livret_20_" style:list-style-name="liste_5f_abc">
      <style:text-properties officeooo:paragraph-rsid="003089c0"/>
    </style:style>
    <style:style style:name="P83" style:family="paragraph" style:parent-style-name="_5f_Paragraphe_20_livret_20_" style:list-style-name="liste_5f_abc">
      <style:paragraph-properties fo:text-align="start" style:justify-single-word="false"/>
      <style:text-properties officeooo:paragraph-rsid="003089c0"/>
    </style:style>
    <style:style style:name="P84" style:family="paragraph" style:parent-style-name="_5f_Paragraphe_20_livret_20_" style:list-style-name="liste_5f_abc">
      <style:paragraph-properties fo:margin-top="1.401cm" fo:margin-bottom="0cm" style:contextual-spacing="false" fo:line-height="0.499cm" fo:text-align="start" style:justify-single-word="false"/>
      <style:text-properties officeooo:paragraph-rsid="003089c0"/>
    </style:style>
    <style:style style:name="P85" style:family="paragraph" style:parent-style-name="_5f_Paragraphe_20_livret_20_" style:list-style-name="liste_5f_abc">
      <style:paragraph-properties fo:margin-top="1cm" fo:margin-bottom="0cm" style:contextual-spacing="false" fo:line-height="0.499cm" fo:text-align="start" style:justify-single-word="false"/>
      <style:text-properties officeooo:paragraph-rsid="003089c0"/>
    </style:style>
    <style:style style:name="P86" style:family="paragraph" style:parent-style-name="_5f_Paragraphe_20_livret_20_" style:list-style-name="liste_5f_abc">
      <style:paragraph-properties fo:margin-top="1.499cm" fo:margin-bottom="0cm" style:contextual-spacing="false" fo:line-height="0.499cm" fo:text-align="justify" style:justify-single-word="false"/>
      <style:text-properties officeooo:paragraph-rsid="003089c0"/>
    </style:style>
    <style:style style:name="P87" style:family="paragraph" style:parent-style-name="_5f_Paragraphe_20_livret_20_" style:list-style-name="_5f_Numérotation_20_des_20_exercices_20_livrets">
      <style:paragraph-properties fo:margin-top="0.3cm" fo:margin-bottom="1cm" style:contextual-spacing="false" fo:text-align="center" style:justify-single-word="false"/>
      <style:text-properties officeooo:paragraph-rsid="003089c0"/>
    </style:style>
    <style:style style:name="P88" style:family="paragraph" style:parent-style-name="_5f_Paragraphe_20_livret_20_" style:list-style-name="liste_5f_abc">
      <style:paragraph-properties fo:margin-top="0.4cm" fo:margin-bottom="0.101cm" style:contextual-spacing="false" fo:text-align="start" style:justify-single-word="false">
        <style:tab-stops/>
      </style:paragraph-properties>
      <style:text-properties officeooo:paragraph-rsid="003089c0"/>
    </style:style>
    <style:style style:name="P89" style:family="paragraph" style:parent-style-name="_5f_Paragraphe_20_livret_20_" style:list-style-name="liste_5f_abc">
      <style:paragraph-properties fo:margin-top="0.4cm" fo:margin-bottom="0.3cm" style:contextual-spacing="false"/>
      <style:text-properties officeooo:paragraph-rsid="003089c0"/>
    </style:style>
    <style:style style:name="P90" style:family="paragraph" style:parent-style-name="_5f_Paragraphe_20_livret_20_" style:list-style-name="liste_5f_abc">
      <style:paragraph-properties fo:margin-top="0.199cm" fo:margin-bottom="0.101cm" style:contextual-spacing="false"/>
      <style:text-properties officeooo:rsid="00596eff" officeooo:paragraph-rsid="00596eff"/>
    </style:style>
    <style:style style:name="P91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3089c0"/>
    </style:style>
    <style:style style:name="P92" style:family="paragraph" style:parent-style-name="_5f_Paragraphe_20_livret_20_" style:list-style-name="liste_5f_abc">
      <style:paragraph-properties fo:margin-top="0.199cm" fo:margin-bottom="0cm" style:contextual-spacing="false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271cm" style:leader-style="dotted" style:leader-text="."/>
          <style:tab-stop style:position="6.959cm" style:leader-style="dotted" style:leader-text="."/>
          <style:tab-stop style:position="7.594cm" style:leader-style="dotted" style:leader-text="."/>
          <style:tab-stop style:position="8.999cm" style:leader-style="dotted" style:leader-text="."/>
        </style:tab-stops>
      </style:paragraph-properties>
      <style:text-properties officeooo:paragraph-rsid="003089c0"/>
    </style:style>
    <style:style style:name="P93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0004b"/>
    </style:style>
    <style:style style:name="P94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0004b"/>
    </style:style>
    <style:style style:name="P95" style:family="paragraph" style:parent-style-name="_5f_Paragraphe_20_livret_20_réponse_20_élève" style:list-style-name="liste_5f_abc">
      <style:text-properties officeooo:paragraph-rsid="0050dc76"/>
    </style:style>
    <style:style style:name="P96" style:family="paragraph" style:parent-style-name="_5f_Paragraphe_20_livret_20_réponse_20_élève" style:list-style-name="liste_5f_abc">
      <style:paragraph-properties fo:line-height="100%"/>
      <style:text-properties officeooo:paragraph-rsid="0050dc76"/>
    </style:style>
    <style:style style:name="P97" style:family="paragraph" style:parent-style-name="_5f_Paragraphe_20_livret_20_réponse_20_élève" style:list-style-name="_5f_Numérotation_20_des_20_exercices_20_livrets">
      <style:paragraph-properties fo:margin-left="0.176cm" fo:margin-right="-0.005cm" fo:margin-top="0.101cm" fo:margin-bottom="0.101cm" style:contextual-spacing="false" fo:text-align="start" style:justify-single-word="false" fo:text-indent="0cm" style:auto-text-indent="false"/>
      <style:text-properties officeooo:paragraph-rsid="004e9432"/>
    </style:style>
    <style:style style:name="P98" style:family="paragraph" style:parent-style-name="_5f_Paragraphe_20_livret_20_réponse_20_élève" style:list-style-name="_5f_Numérotation_20_des_20_exercices_20_livrets">
      <style:paragraph-properties fo:margin-left="0.176cm" fo:margin-right="-0.005cm" fo:margin-top="0.101cm" fo:margin-bottom="0.101cm" style:contextual-spacing="false" fo:text-align="start" style:justify-single-word="false" fo:text-indent="0cm" style:auto-text-indent="false"/>
      <style:text-properties officeooo:paragraph-rsid="0050004b"/>
    </style:style>
    <style:style style:name="P99" style:family="paragraph" style:parent-style-name="_5f_Paragraphe_20_livret_20_réponse_20_élève" style:list-style-name="_5f_Numérotation_20_des_20_exercices_20_livrets">
      <style:paragraph-properties fo:margin-left="0.176cm" fo:margin-right="-0.005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9.2cm" style:type="right" style:leader-style="dotted" style:leader-text="."/>
        </style:tab-stops>
      </style:paragraph-properties>
      <style:text-properties style:font-name="OpenSymbol1" officeooo:paragraph-rsid="0050004b"/>
    </style:style>
    <style:style style:name="P100" style:family="paragraph" style:parent-style-name="_5f_Paragraphe_20_livret_20_réponse_20_élève" style:list-style-name="_5f_Numérotation_20_des_20_exercices_20_livrets">
      <style:paragraph-properties fo:margin-left="0.176cm" fo:margin-right="-0.005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9.2cm" style:type="right" style:leader-style="dotted" style:leader-text="."/>
        </style:tab-stops>
      </style:paragraph-properties>
      <style:text-properties style:font-name="OpenSymbol1" officeooo:paragraph-rsid="0050d1d8"/>
    </style:style>
    <style:style style:name="P101" style:family="paragraph" style:parent-style-name="_5f_Paragraphe_20_livret_20_réponse_20_élève" style:list-style-name="_5f_Numérotation_20_des_20_exercices_20_livrets" style:master-page-name="">
      <loext:graphic-properties draw:fill="none" draw:fill-color="#729fcf"/>
      <style:paragraph-properties fo:margin-left="0.176cm" fo:margin-right="-0.005cm" fo:margin-top="0.101cm" fo:margin-bottom="0.101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OpenSymbol1" officeooo:paragraph-rsid="0050004b"/>
    </style:style>
    <style:style style:name="P102" style:family="paragraph" style:parent-style-name="_5f_Paragraphe_20_livret_20_réponse_20_élève" style:list-style-name="_5f_Numérotation_20_des_20_exercices_20_livrets">
      <style:paragraph-properties fo:margin-left="0cm" fo:margin-right="0.053cm" fo:text-indent="0cm" style:auto-text-indent="false"/>
      <style:text-properties style:font-name="OpenSymbol1" officeooo:paragraph-rsid="003089c0"/>
    </style:style>
    <style:style style:name="P103" style:family="paragraph" style:parent-style-name="_5f_Paragraphe_20_livret_20_réponse_20_élève" style:list-style-name="_5f_Numérotation_20_des_20_exercices_20_livrets">
      <style:paragraph-properties fo:margin-top="0.3cm" fo:margin-bottom="0.801cm" style:contextual-spacing="false" fo:line-height="100%"/>
      <style:text-properties officeooo:paragraph-rsid="003089c0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.3cm" fo:margin-bottom="0.801cm" style:contextual-spacing="false" fo:line-height="100%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5a899"/>
    </style:style>
    <style:style style:name="P105" style:family="paragraph" style:parent-style-name="_5f_Paragraphe_20_livret_20_réponse_20_élève" style:list-style-name="_5f_Numérotation_20_des_20_exercices_20_livrets">
      <style:paragraph-properties fo:margin-top="0.3cm" fo:margin-bottom="0.801cm" style:contextual-spacing="false" fo:line-height="100%" fo:text-align="justify" style:justify-single-word="false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550058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cm" fo:margin-bottom="0.101cm" style:contextual-spacing="false" fo:line-height="100%"/>
      <style:text-properties officeooo:paragraph-rsid="0045a899"/>
    </style:style>
    <style:style style:name="P107" style:family="paragraph" style:parent-style-name="_5f_Paragraphe_20_livret_20_réponse_20_élève" style:list-style-name="_5f_Numérotation_20_des_20_exercices_20_livrets">
      <style:paragraph-properties fo:margin-top="0cm" fo:margin-bottom="0.101cm" style:contextual-spacing="false" fo:line-height="100%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6736b"/>
    </style:style>
    <style:style style:name="P108" style:family="paragraph" style:parent-style-name="_5f_Paragraphe_20_livret_20_réponse_20_élève" style:list-style-name="_5f_Numérotation_20_des_20_exercices_20_livrets">
      <style:paragraph-properties fo:margin-top="0.302cm" fo:margin-bottom="0.402cm" style:contextual-spacing="false" fo:line-height="100%" fo:text-align="justify" style:justify-single-word="false">
        <style:tab-stops>
          <style:tab-stop style:position="1cm" style:leader-style="dotted" style:leader-text="."/>
          <style:tab-stop style:position="1.746cm" style:leader-style="dotted" style:leader-text="."/>
          <style:tab-stop style:position="3.034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550058"/>
    </style:style>
    <style:style style:name="P109" style:family="paragraph" style:parent-style-name="_5f_Pied_20_de_20_page" style:list-style-name="">
      <style:paragraph-properties fo:text-align="end" style:justify-single-word="false"/>
    </style:style>
    <style:style style:name="P110" style:family="paragraph" style:parent-style-name="_5f_Pied_20_de_20_page">
      <style:paragraph-properties fo:text-align="end" style:justify-single-word="false"/>
    </style:style>
    <style:style style:name="P111" style:family="paragraph" style:parent-style-name="_5f_Pied_20_de_20_page" style:list-style-name=""/>
    <style:style style:name="P1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auto" style:shadow="none"/>
      <style:text-properties style:font-name="Bitstream Vera Sans2" fo:font-size="10pt" fo:font-style="normal" fo:font-weight="bold" officeooo:rsid="00290c92" officeooo:paragraph-rsid="00355032" style:font-size-asian="10pt" style:font-style-asian="normal" style:font-weight-asian="bold" style:font-size-complex="10pt" style:font-style-complex="normal" style:font-weight-complex="bold"/>
    </style:style>
    <style:style style:name="P114" style:family="paragraph">
      <style:paragraph-properties fo:margin-left="0cm" fo:margin-right="0cm" fo:margin-top="0cm" fo:margin-bottom="0cm" fo:line-height="100%" fo:text-indent="0cm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66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8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9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1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2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3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4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align="start" fo:text-indent="0cm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7fb2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1259b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c740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style:paragraph-properties fo:margin-left="0cm" fo:margin-right="0cm" fo:margin-top="0cm" fo:margin-bottom="0cm" style:line-height-at-least="0.499cm" fo:text-align="start" fo:text-indent="0cm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style:line-height-at-least="0.499cm" fo:text-align="start" fo:text-indent="0cm" style:writing-mode="lr-tb"/>
      <style:text-properties fo:font-variant="normal" fo:text-transform="none" fo:color="#1259b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style:line-height-at-least="0.499cm" fo:text-align="start" fo:text-indent="0cm" style:writing-mode="lr-tb"/>
      <style:text-properties fo:font-variant="normal" fo:text-transform="none" fo:color="#c74028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d3802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b763a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margin-left="0cm" fo:margin-right="0cm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1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52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53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4" style:family="paragraph">
      <loext:graphic-properties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5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xx" style:country-asian="none" style:font-style-asian="normal" style:font-weight-asian="normal" style:font-name-complex="Lohit Hind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59" style:family="paragraph">
      <loext:graphic-properties draw:fill="none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4" style:family="paragraph">
      <loext:graphic-properties draw:fill="solid" draw:fill-color="#0000ff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5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7" style:family="paragraph">
      <loext:graphic-properties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70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71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72" style:family="paragraph">
      <loext:graphic-properties draw:fill="solid" draw:fill-color="#9999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73" style:family="paragraph">
      <style:paragraph-properties fo:margin-left="0cm" fo:margin-right="0cm" fo:text-indent="0cm"/>
    </style:style>
    <style:style style:name="P174" style:family="paragraph">
      <loext:graphic-properties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7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77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fo:hyphenate="false"/>
    </style:style>
    <style:style style:name="P1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style:paragraph-properties fo:text-align="center"/>
    </style:style>
    <style:style style:name="P1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81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398f4"/>
    </style:style>
    <style:style style:name="T6" style:family="text">
      <style:text-properties officeooo:rsid="00264746"/>
    </style:style>
    <style:style style:name="T7" style:family="text">
      <style:text-properties officeooo:rsid="002aae15"/>
    </style:style>
    <style:style style:name="T8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loext:opacity="100%" style:font-name="Bitstream Vera Sans2" fo:font-size="10pt" fo:font-style="normal" style:text-underline-style="none" fo:font-weight="normal" officeooo:rsid="0139eb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text-position="0% 100%" style:font-name="OpenSymbol1" fo:font-size="10pt" style:text-underline-style="none" fo:font-weight="normal" officeooo:rsid="0013f8a6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loext:opacity="100%" style:text-position="0% 100%" style:font-name="OpenSymbol1" fo:font-size="10pt" style:text-underline-style="none" fo:font-weight="normal" officeooo:rsid="0013f8a6" style:font-name-asian="Bitstream Vera Sans2" style:font-size-asian="11pt" style:font-weight-asian="normal" style:font-name-complex="Bitstream Vera Sans2" style:font-size-complex="11pt" style:font-weight-complex="normal"/>
    </style:style>
    <style:style style:name="T14" style:family="text">
      <style:text-properties fo:color="#0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15" style:family="text">
      <style:text-properties fo:color="#000000" loext:opacity="100%" style:text-position="0% 100%" officeooo:rsid="0050004b" fo:background-color="#ffff00" loext:char-shading-value="0" style:font-name-asian="OpenSymbol1" style:font-style-asian="normal" style:font-name-complex="OpenSymbol1" style:font-style-complex="normal"/>
    </style:style>
    <style:style style:name="T16" style:family="text">
      <style:text-properties fo:color="#000000" loext:opacity="100%" style:text-position="0% 100%" officeooo:rsid="0050d1d8" fo:background-color="#ffff00" loext:char-shading-value="0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fo:letter-spacing="-0.007cm" fo:background-color="#ffff00" loext:char-shading-value="0"/>
    </style:style>
    <style:style style:name="T18" style:family="text">
      <style:text-properties fo:color="#000000" loext:opacity="100%" fo:letter-spacing="-0.007cm" officeooo:rsid="0050dc76" fo:background-color="#ffff00" loext:char-shading-value="0"/>
    </style:style>
    <style:style style:name="T19" style:family="text">
      <style:text-properties fo:color="#000000" loext:opacity="100%" fo:letter-spacing="-0.007cm" officeooo:rsid="00550058" fo:background-color="#ffff00" loext:char-shading-value="0"/>
    </style:style>
    <style:style style:name="T20" style:family="text">
      <style:text-properties fo:color="#000000" loext:opacity="100%" officeooo:rsid="0050dc76" fo:background-color="#ffff00" loext:char-shading-value="0"/>
    </style:style>
    <style:style style:name="T21" style:family="text">
      <style:text-properties fo:color="#000000" loext:opacity="100%" officeooo:rsid="0046736b"/>
    </style:style>
    <style:style style:name="T22" style:family="text">
      <style:text-properties fo:color="#000000" loext:opacity="100%" style:font-name="OpenSymbol1"/>
    </style:style>
    <style:style style:name="T23" style:family="text">
      <style:text-properties fo:color="#000000" loext:opacity="100%" officeooo:rsid="00550058"/>
    </style:style>
    <style:style style:name="T24" style:family="text">
      <style:text-properties style:text-position="0% 100%" style:text-underline-style="none" fo:font-weight="normal" officeooo:rsid="0013f8a6" style:font-name-asian="Bitstream Vera Sans2" style:font-weight-asian="normal" style:font-name-complex="Bitstream Vera Sans2" style:font-weight-complex="normal"/>
    </style:style>
    <style:style style:name="T25" style:family="text">
      <style:text-properties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26" style:family="text">
      <style:text-properties style:text-position="0% 100%" officeooo:rsid="0050d1d8" fo:background-color="#ffff00" loext:char-shading-value="0" style:font-name-asian="OpenSymbol1" style:font-style-asian="normal" style:font-name-complex="OpenSymbol1" style:font-style-complex="normal"/>
    </style:style>
    <style:style style:name="T27" style:family="text">
      <style:text-properties style:text-position="0% 100%" officeooo:rsid="00596eff" fo:background-color="#ffff00" loext:char-shading-value="0" style:font-name-asian="OpenSymbol1" style:font-style-asian="normal" style:font-name-complex="OpenSymbol1" style:font-style-complex="normal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font-name="OpenSymbol1"/>
    </style:style>
    <style:style style:name="T30" style:family="text">
      <style:text-properties style:font-size-complex="10pt"/>
    </style:style>
    <style:style style:name="T31" style:family="text">
      <style:text-properties fo:letter-spacing="-0.007cm"/>
    </style:style>
    <style:style style:name="T32" style:family="text">
      <style:text-properties fo:letter-spacing="-0.011cm"/>
    </style:style>
    <style:style style:name="T33" style:family="text">
      <style:text-properties officeooo:rsid="0046736b"/>
    </style:style>
    <style:style style:name="T34" style:family="text">
      <style:text-properties officeooo:rsid="00483a91"/>
    </style:style>
    <style:style style:name="T35" style:family="text">
      <style:text-properties style:use-window-font-color="true" loext:opacity="0%" style:text-position="0% 100%" style:font-name="OpenSymbol1" fo:font-weight="normal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6" style:family="text">
      <style:text-properties style:use-window-font-color="true" loext:opacity="0%" style:text-position="0% 100%" style:font-name="OpenSymbol1" fo:font-weight="normal" officeooo:rsid="0050d1d8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7" style:family="text">
      <style:text-properties officeooo:rsid="004e54c9"/>
    </style:style>
    <style:style style:name="T38" style:family="text">
      <style:text-properties fo:color="#ff3333" loext:opacity="100%" officeooo:rsid="004e54c9"/>
    </style:style>
    <style:style style:name="T39" style:family="text">
      <style:text-properties fo:color="#8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40" style:family="text">
      <style:text-properties officeooo:rsid="0051cc9a"/>
    </style:style>
    <style:style style:name="T41" style:family="text">
      <style:text-properties officeooo:rsid="00526d3d"/>
    </style:style>
    <style:style style:name="T42" style:family="text">
      <style:text-properties officeooo:rsid="00550058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66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49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7fb241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259bc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74028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language-asian="fr" style:country-asian="FR" style:font-style-asian="normal" style:font-weight-asian="normal" style:font-name-complex="Tahoma" style:font-size-complex="24pt" style:language-complex="fr" style:country-complex="FR" style:font-style-complex="normal" style:font-weight-complex="normal" style:text-emphasize="none" style:text-scale="100%" style:font-relief="none"/>
    </style:style>
    <style:style style:name="T57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h" style:country-asian="CN" style:font-style-asian="normal" style:font-weight-asian="normal" style:font-name-complex="Tahom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61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cm">
          <style:column-sep style:width="0.021cm" style:color="#b2b2b2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68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7cm" fo:min-width="0.18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6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6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6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6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53cm" svg:stroke-color="#3399ff" draw:marker-start="" draw:marker-start-width="0.351cm" draw:marker-start-center="false" draw:marker-end="" draw:marker-end-width="0.351cm" draw:marker-end-center="false" draw:fill="solid" draw:fill-color="#99ccff" draw:textarea-horizontal-align="center" draw:textarea-vertical-align="middle" fo:padding-top="0.153cm" fo:padding-bottom="0.153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53cm" svg:stroke-color="#ff3333" draw:marker-start="" draw:marker-start-width="0.351cm" draw:marker-start-center="false" draw:marker-end="" draw:marker-end-width="0.351cm" draw:marker-end-center="false" draw:fill="solid" draw:fill-color="#99ccff" draw:textarea-horizontal-align="center" draw:textarea-vertical-align="middle" fo:padding-top="0.153cm" fo:padding-bottom="0.153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53cm" svg:stroke-color="#3399ff" draw:marker-start="" draw:marker-start-width="0.351cm" draw:marker-start-center="false" draw:marker-end="" draw:marker-end-width="0.35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53cm" svg:stroke-color="#ff3333" draw:marker-start="" draw:marker-start-width="0.351cm" draw:marker-start-center="false" draw:marker-end="" draw:marker-end-width="0.35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80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680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680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27cm" fo:min-width="0.3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680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680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fo:min-height="0.4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680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27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6795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31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none" draw:stroke-dash="Dashed_20__28_var_29__20_6796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3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" style:family="graphic">
      <style:graphic-properties draw:stroke="none" draw:stroke-dash="Dashed_20__28_var_29__20_6797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9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" style:family="graphic">
      <style:graphic-properties draw:stroke="solid" draw:stroke-dash="Dashed_20__28_var_29__20_6798" svg:stroke-width="0.053cm" svg:stroke-color="#ff3333" draw:marker-start="" draw:marker-start-width="0.268cm" draw:marker-start-center="false" draw:marker-end="" draw:marker-end-width="0.268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28cm" fo:padding-bottom="0.028cm" fo:padding-left="0.028cm" fo:padding-right="0.02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799" svg:stroke-width="0.019cm" svg:stroke-color="#000000" draw:marker-start="" draw:marker-start-width="0.217cm" draw:marker-start-center="false" draw:marker-end="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800" svg:stroke-width="0.019cm" svg:stroke-color="#000000" draw:marker-start="" draw:marker-start-width="0.217cm" draw:marker-start-center="false" draw:marker-end="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801" svg:stroke-width="0.019cm" svg:stroke-color="#000000" draw:marker-start="" draw:marker-start-width="0.217cm" draw:marker-start-center="false" draw:marker-end="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5" style:family="graphic">
      <style:graphic-properties draw:stroke="solid" draw:stroke-dash="Dashed_20__28_var_29__20_631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31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31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631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31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631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631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631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3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632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7fb241" draw:marker-start-width="0.199cm" draw:marker-start-center="false" draw:marker-end-width="0.199cm" draw:marker-end-center="false" draw:fill="solid" draw:fill-color="#7fb241" draw:textarea-horizontal-align="justify" draw:textarea-vertical-align="middle" draw:auto-grow-height="false" fo:min-height="0.84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1259bc" draw:marker-start-width="0.199cm" draw:marker-start-center="false" draw:marker-end-width="0.199cm" draw:marker-end-center="false" draw:fill="solid" draw:fill-color="#1259bc" draw:textarea-horizontal-align="justify" draw:textarea-vertical-align="middle" draw:auto-grow-height="false" fo:min-height="0.52cm" fo:min-width="0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c74028" draw:marker-start-width="0.199cm" draw:marker-start-center="false" draw:marker-end-width="0.199cm" draw:marker-end-center="false" draw:fill="solid" draw:fill-color="#c74028" draw:textarea-horizontal-align="justify" draw:textarea-vertical-align="middle" draw:auto-grow-height="false" fo:min-height="0.446cm" fo:min-width="0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cm" fo:min-width="2.0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3802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Dashed_20__28_var_29__20_6541" svg:stroke-width="0.019cm" svg:stroke-color="#000000" draw:marker-start-width="0.33cm" draw:marker-start-center="false" draw:marker-end-width="0.33cm" draw:marker-end-center="false" draw:fill="solid" draw:fill-color="#b763a6" draw:opacity="10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54" style:family="graphic">
      <style:graphic-properties draw:stroke="none" draw:stroke-dash="Dashed_20__28_var_29__20_6542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6543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ed_20__28_var_29__20_6544" svg:stroke-width="0.019cm" svg:stroke-color="#c74028" draw:marker-start-width="0.229cm" draw:marker-start-center="false" draw:marker-end-width="0.22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6545" svg:stroke-width="0.019cm" svg:stroke-color="#1259bc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6546" svg:stroke-width="0.019cm" svg:stroke-color="#7fb241" draw:marker-start-width="0.33cm" draw:marker-start-center="false" draw:marker-end-width="0.3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none" draw:stroke-dash="Dashed_20__28_var_29__20_6547" svg:stroke-width="0cm" svg:stroke-color="#000000" draw:marker-start-width="0.3cm" draw:marker-start-center="false" draw:marker-end-width="0.3cm" draw:marker-end-center="false" draw:fill="none" draw:fill-color="#ffffff" draw:textarea-horizontal-align="justify" fo:min-height="0.3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ed_20__28_var_29__20_6196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619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none" draw:stroke-dash="Dashed_20__28_var_29__20_619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solid" draw:stroke-dash="Dashed_20__28_var_29__20_6199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200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201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202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draw:stroke-dash="Dashed_20__28_var_29__20_618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none" draw:stroke-dash="Dashed_20__28_var_29__20_619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9" style:family="graphic">
      <style:graphic-properties draw:stroke="none" draw:stroke-dash="Dashed_20__28_var_29__20_619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0" style:family="graphic">
      <style:graphic-properties draw:stroke="solid" draw:stroke-dash="Dashed_20__28_var_29__20_6192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193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194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195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style:run-through="back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solid" draw:stroke-dash="Dashed_20__28_var_29__20_6302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303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6304" svg:stroke-width="0.019cm" svg:stroke-color="#000000" draw:marker-start-width="0.153cm" draw:marker-start-center="false" draw:marker-end-width="0.15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6305" svg:stroke-width="0.019cm" svg:stroke-color="#000000" draw:marker-start-width="0.153cm" draw:marker-start-center="false" draw:marker-end-width="0.153cm" draw:marker-end-center="false" svg:stroke-opacity="100%" draw:stroke-linejoin="round"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630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6307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6308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6309" svg:stroke-width="0.019cm" svg:stroke-color="#000000" draw:marker-start-width="0.153cm" draw:marker-start-center="false" draw:marker-end-width="0.15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solid" draw:stroke-dash="Dashed_20__28_var_29__20_6310" svg:stroke-width="0.019cm" svg:stroke-color="#000000" draw:marker-start-width="0.153cm" draw:marker-start-center="false" draw:marker-end-width="0.15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2.041cm" fo:min-width="1.642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84" style:family="graphic">
      <style:graphic-properties draw:stroke="solid" draw:stroke-dash="Dashed_20__28_var_29__20_6311" svg:stroke-width="0.019cm" svg:stroke-color="#000000" draw:marker-start-width="0.153cm" draw:marker-start-center="false" draw:marker-end-width="0.15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577cm" fo:min-width="1.789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background"/>
    </style:style>
    <style:style style:name="gr85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none" draw:stroke-dash="Dashed_20__28_var_29__20_617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4cm" fo:min-width="0.3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none" draw:stroke-dash="Dashed_20__28_var_29__20_617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4cm" fo:min-width="0.45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none" draw:stroke-dash="Dashed_20__28_var_29__20_617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676cm" fo:min-width="0.4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solid" draw:stroke-dash="Dashed_20__28_var_29__20_6175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6176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6177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6178" svg:stroke-width="0.019cm" svg:stroke-color="#000000" draw:marker-start-width="0.21cm" draw:marker-start-center="false" draw:marker-end-width="0.2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none" draw:stroke-dash="Dashed_20__28_var_29__20_6203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4" style:family="graphic">
      <style:graphic-properties draw:stroke="none" draw:stroke-dash="Dashed_20__28_var_29__20_620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5" style:family="graphic">
      <style:graphic-properties draw:stroke="none" draw:stroke-dash="Dashed_20__28_var_29__20_6205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6" style:family="graphic">
      <style:graphic-properties draw:stroke="solid" draw:stroke-dash="Dashed_20__28_var_29__20_6206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207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6208" svg:stroke-width="0.025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6209" svg:stroke-width="0.025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4cm" fo:padding-bottom="0.014cm" fo:padding-left="0.014cm" fo:padding-right="0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fo:margin-left="0cm" fo:margin-right="0.49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draw:stroke-dash="Dashed_20__28_var_29__20_6162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9cm" fo:min-width="0.27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2" style:family="graphic">
      <style:graphic-properties draw:stroke="none" draw:stroke-dash="Dashed_20__28_var_29__20_6163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01cm" fo:min-width="0.1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3" style:family="graphic">
      <style:graphic-properties draw:stroke="none" draw:stroke-dash="Dashed_20__28_var_29__20_6164" svg:stroke-width="0.019cm" svg:stroke-color="#000000" draw:marker-start-width="0.217cm" draw:marker-start-center="false" draw:marker-end-width="0.217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9cm" fo:min-width="0.23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4" style:family="graphic">
      <style:graphic-properties draw:stroke="solid" draw:stroke-dash="Dashed_20__28_var_29__20_6165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6166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6167" svg:stroke-width="0.019cm" svg:stroke-color="#000000" draw:marker-start-width="0.217cm" draw:marker-start-center="false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168" svg:stroke-width="0.019cm" svg:stroke-color="#000000" draw:marker-start-width="0.217cm" draw:marker-start-center="false" draw:marker-end-width="0.217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6296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draw:stroke-dash="Dashed_20__28_var_29__20_6297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none" draw:stroke-dash="Dashed_20__28_var_29__20_6298" svg:stroke-width="0cm" svg:stroke-color="#000000" draw:marker-start-width="0.3cm" draw:marker-start-center="false" draw:marker-end-width="0.3cm" draw:marker-end-center="false" draw:fill="none" draw:fill-color="#99ccff" fo:min-height="0.46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cm" fo:min-width="1.953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4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628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628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629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291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6292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none" draw:stroke-dash="Dashed_20__28_var_29__20_6293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8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1" style:family="graphic">
      <style:graphic-properties draw:stroke="none" draw:stroke-dash="Dashed_20__28_var_29__20_6294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07cm" fo:min-width="0.1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2" style:family="graphic">
      <style:graphic-properties draw:stroke="none" draw:stroke-dash="Dashed_20__28_var_29__20_6295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07cm" fo:min-width="0.18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649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justify" draw:textarea-vertical-align="middle" draw:auto-grow-height="false" fo:min-height="1.58cm" fo:min-width="1.819cm" fo:padding-top="0.136cm" fo:padding-bottom="0.136cm" fo:padding-left="0.259cm" fo:padding-right="0.259cm" fo:wrap-option="no-wrap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628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ed_20__28_var_29__20_628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ed_20__28_var_29__20_628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6283" svg:stroke-width="0.019cm" svg:stroke-color="#000000" draw:marker-start-width="0.33cm" draw:marker-start-center="false" draw:marker-end-width="0.33cm" draw:marker-end-center="false" svg:stroke-opacity="100%" draw:stroke-linejoin="round" draw:fill="solid" draw:fill-color="#333333" draw:secondary-fill-color="#99ccff" draw:gradient-step-count="0" draw:fill-hatch-solid="false" draw:opacity="2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draw:stroke-dash="Dashed_20__28_var_29__20_6284" svg:stroke-width="0.019cm" svg:stroke-color="#000000" draw:marker-start-width="0.33cm" draw:marker-start-center="false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none" draw:stroke-dash="Dashed_20__28_var_29__20_6285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1" style:family="graphic">
      <style:graphic-properties draw:stroke="none" draw:stroke-dash="Dashed_20__28_var_29__20_6286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2" style:family="graphic">
      <style:graphic-properties draw:stroke="none" draw:stroke-dash="Dashed_20__28_var_29__20_6287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3" style:family="graphic">
      <style:graphic-properties fo:margin-left="0.199cm" fo:margin-right="0cm" fo:margin-top="0cm" fo:margin-bottom="0.19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9999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6151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draw:stroke-dash="Dashed_20__28_var_29__20_6144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7" style:family="graphic">
      <style:graphic-properties draw:stroke="solid" draw:stroke-dash="Dashed_20__28_var_29__20_615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615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615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15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615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615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none" draw:stroke-dash="Dashed_20__28_var_29__20_6145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4" style:family="graphic">
      <style:graphic-properties draw:stroke="none" draw:stroke-dash="Dashed_20__28_var_29__20_6146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5" style:family="graphic">
      <style:graphic-properties draw:stroke="none" draw:stroke-dash="Dashed_20__28_var_29__20_614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6" style:family="graphic">
      <style:graphic-properties draw:stroke="none" draw:stroke-dash="Dashed_20__28_var_29__20_614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7" style:family="graphic">
      <style:graphic-properties draw:stroke="none" draw:stroke-dash="Dashed_20__28_var_29__20_6149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8" style:family="graphic">
      <style:graphic-properties draw:stroke="none" draw:stroke-dash="Dashed_20__28_var_29__20_615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9" style:family="graphic">
      <style:graphic-properties draw:stroke="none" draw:stroke-dash="Dashed_20__28_var_29__20_6130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none" draw:stroke-dash="Dashed_20__28_var_29__20_613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1" style:family="graphic">
      <style:graphic-properties draw:stroke="none" draw:stroke-dash="Dashed_20__28_var_29__20_613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2" style:family="graphic">
      <style:graphic-properties draw:stroke="solid" draw:stroke-dash="Dashed_20__28_var_29__20_6133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6134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6135" svg:stroke-width="0.019cm" svg:stroke-color="#000000" draw:marker-start-width="0.21cm" draw:marker-start-center="false" draw:marker-end-width="0.2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6136" svg:stroke-width="0.019cm" svg:stroke-color="#000000" draw:marker-start-width="0.21cm" draw:marker-start-center="false" draw:marker-end-width="0.21cm" draw:marker-end-center="false" svg:stroke-opacity="100%" draw:stroke-linejoin="round" draw:fill="solid" draw:fill-color="#9999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none" draw:stroke-dash="Dashed_20__28_var_29__20_6137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7" style:family="graphic">
      <style:graphic-properties draw:stroke="none" draw:stroke-dash="Dashed_20__28_var_29__20_6139" svg:stroke-width="0.025cm" svg:stroke-color="#000000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8" style:family="graphic">
      <style:graphic-properties draw:stroke="none" draw:stroke-dash="Dashed_20__28_var_29__20_6138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solid" draw:stroke-dash="Dashed_20__28_var_29__20_6140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6141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6142" svg:stroke-width="0.019cm" svg:stroke-color="#000000" draw:marker-start-width="0.309cm" draw:marker-start-center="false" draw:marker-end-width="0.30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6143" svg:stroke-width="0.019cm" svg:stroke-color="#000000" draw:marker-start-width="0.309cm" draw:marker-start-center="false" draw:marker-end-width="0.30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<draw:g text:anchor-type="paragraph" draw:z-index="33" draw:name="Forme5" draw:style-name="gr1"><draw:custom-shape draw:style-name="gr34" draw:text-style-name="P131" svg:width="3.964cm" svg:height="0.641cm" draw:transform="skewX (0.00279252680319092) rotate (0.0872664625997165) translate (-0.370416666666667cm -0.0934861111111111cm)"><text:p text:style-name="P130"><text:span text:style-name="T4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8"><draw:frame draw:style-name="fr1" draw:name="Cadre3" text:anchor-type="as-char" svg:width="9.135cm" draw:z-index="28"><draw:text-box fo:min-height="3.93cm"><text:section text:style-name="Sect1" text:name="Section4"><text:p text:style-name="P49"/><text:p text:style-name="P30"><text:span text:style-name="knumerotitreA"><text:span text:style-name="T10">Le triangle COR est rectangle en R. Écris les formules donnant le cosinus, <text:line-break/>le sinus </text:span></text:span><text:span text:style-name="knumerotitreA"><text:span text:style-name="T11">et la tangente </text:span></text:span><text:span text:style-name="knumerotitreA"><text:span text:style-name="T10">de l'angle </text:span></text:span><text:span text:style-name="knumerotitreA"><text:span text:style-name="T10"><draw:frame draw:style-name="fr5" draw:name="Objet18" text:anchor-type="as-char" svg:y="-0.37cm" svg:width="0.771cm" svg:height="0.466cm" draw:z-index="4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knumerotitreA"><text:span text:style-name="T10">.</text:span></text:span></text:p><text:p text:style-name="P52"><draw:g text:anchor-type="char" draw:z-index="29" draw:name="Forme6" draw:style-name="gr45"><draw:frame draw:style-name="gr46" draw:text-style-name="P137" svg:width="3.601cm" svg:height="0.623cm" svg:x="3.9cm" svg:y="0.201cm"><draw:text-box><text:p text:style-name="P136"><text:span text:style-name="T50"><text:s text:c="2"/></text:span><text:span text:style-name="T50">hypoténuse</text:span></text:p></draw:text-box></draw:frame><draw:g draw:style-name="gr5"><draw:custom-shape draw:style-name="gr47" draw:text-style-name="P138" svg:width="0.971cm" svg:height="1.089cm" svg:x="4.346cm" svg:y="0.235cm"><text:p/><draw:enhanced-geometry svg:viewBox="0 0 21600 21600" draw:mirror-horizontal="false" draw:text-areas="0 0 21600 21600" draw:type="circular-arrow" draw:modifiers="-10.5456886189078 35.9566960555397 9419.4560436122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8" draw:text-style-name="P139" svg:width="0.87cm" svg:height="0.772cm" svg:x="2.381cm" svg:y="1.344cm"><text:p/><draw:enhanced-geometry svg:viewBox="0 0 21600 21600" draw:mirror-horizontal="true" draw:text-areas="0 0 21600 21600" draw:type="circular-arrow" draw:modifiers="43.7315023594147 128.489993535117 8367.2645653341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9" draw:text-style-name="P140" svg:width="0.743cm" svg:height="0.698cm" svg:x="4.374cm" svg:y="2cm"><text:p/><draw:enhanced-geometry svg:viewBox="0 0 21600 21600" draw:mirror-horizontal="true" draw:text-areas="0 0 21600 21600" draw:type="circular-arrow" draw:modifiers="-176.803901472036 -111.052980395401 8640.7839884431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0" draw:text-style-name="P142" svg:width="2.902cm" svg:height="1.251cm" svg:x="0cm" svg:y="1.596cm"><draw:text-box><text:p text:style-name="P141"><text:span text:style-name="T51">côté adjacent à l'angle <text:s text:c="3"/></text:span></text:p></draw:text-box></draw:frame><draw:frame draw:style-name="gr51" draw:text-style-name="P143" svg:width="2.548cm" svg:height="1.251cm" svg:x="4.362cm" svg:y="2.18cm"><draw:text-box><text:p text:style-name="P141"><text:span text:style-name="T52"><text:s/></text:span><text:span text:style-name="T52">côté opposé</text:span></text:p><text:p text:style-name="P141"><text:span text:style-name="T52"><text:s/></text:span><text:span text:style-name="T52">à l'angle</text:span></text:p></draw:text-box></draw:frame><draw:ellipse draw:style-name="gr52" draw:text-style-name="P144" svg:width="0.807cm" svg:height="0.805cm" svg:x="2.588cm" svg:y="0.663cm" draw:kind="section" draw:start-angle="289.91" draw:end-angle="355.09"><text:p/></draw:ellipse><draw:custom-shape draw:style-name="gr53" draw:text-style-name="P145" svg:width="0.234cm" svg:height="0.227cm" draw:transform="rotate (0.354127305229649) translate (3.42370833333333cm 2.24543055555556cm)"><text:p/><draw:enhanced-geometry svg:viewBox="0 0 21600 21600" draw:mirror-horizontal="false" draw:mirror-vertical="false" draw:type="rectangle" draw:enhanced-path="M 0 0 L 21600 0 21600 21600 0 21600 0 0 Z N"/></draw:custom-shape><draw:frame draw:style-name="gr54" draw:text-style-name="P146" svg:width="0.258cm" svg:height="0.373cm" svg:x="3.348cm" svg:y="2.473cm"><draw:text-box><text:p text:style-name="P114"><text:span text:style-name="T53">R</text:span></text:p></draw:text-box></draw:frame><draw:frame draw:style-name="gr55" draw:text-style-name="P146" svg:width="0.242cm" svg:height="0.373cm" svg:x="2.762cm" svg:y="0.714cm"><draw:text-box><text:p text:style-name="P114"><text:span text:style-name="T53">C</text:span></text:p></draw:text-box></draw:frame><draw:line draw:style-name="gr56" draw:text-style-name="P147" svg:x1="2.986cm" svg:y1="1.068cm" svg:x2="3.503cm" svg:y2="2.451cm"><text:p/></draw:line><draw:line draw:style-name="gr57" draw:text-style-name="P147" svg:x1="3.515cm" svg:y1="2.452cm" svg:x2="6.517cm" svg:y2="1.344cm"><text:p/></draw:line><draw:line draw:style-name="gr58" draw:text-style-name="P148" svg:x1="2.986cm" svg:y1="1.068cm" svg:x2="6.517cm" svg:y2="1.353cm"><text:p/></draw:line><draw:frame draw:style-name="gr59" draw:text-style-name="P146" svg:width="0.258cm" svg:height="0.373cm" svg:x="6.558cm" svg:y="1.15cm"><draw:text-box><text:p text:style-name="P114"><text:span text:style-name="T53">O</text:span></text:p></draw:text-box></draw:frame></draw:g></draw:g><text:span text:style-name="Bold_5f_niv3"><text:span text:style-name="T30">Correction</text:span></text:span></text:p><text:p text:style-name="P4"/><text:p text:style-name="P61"/><text:p text:style-name="P61"/><text:p text:style-name="P61"><draw:frame draw:style-name="fr11" draw:name="Objet8" text:anchor-type="paragraph" svg:x="1.72cm" svg:y="0.132cm" svg:width="0.69cm" svg:height="0.415cm" draw:z-index="42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61"><draw:frame draw:style-name="fr10" draw:name="Objet7" text:anchor-type="char" svg:x="6.163cm" svg:y="0.157cm" svg:width="0.69cm" svg:height="0.415cm" draw:z-index="4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59"><text:span text:style-name="_5f_BVS"><text:span text:style-name="T28">Le triangle COR est rectangle en R d</text:span></text:span><text:span text:style-name="_5f_BVS">onc</text:span></text:p><text:p text:style-name="P63"><text:span text:style-name="_5f_BVS">cos</text:span><text:span text:style-name="_5f_BVS"><draw:frame draw:style-name="fr5" draw:name="Objet12" text:anchor-type="as-char" svg:y="-0.37cm" svg:width="1.231cm" svg:height="0.467cm" draw:z-index="4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pointillés_20_gris"><text:span text:style-name="T12">=</text:span></text:span><text:span text:style-name="_5f_BVS"><draw:frame draw:style-name="fr5" draw:name="Objet56" text:anchor-type="as-char" svg:y="-0.58cm" svg:width="3.858cm" svg:height="0.923cm" draw:z-index="4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pointillés_20_gris"><text:span text:style-name="T12">=</text:span></text:span><text:span text:style-name="_5f_BVS"><draw:frame draw:style-name="fr5" draw:name="Objet58" text:anchor-type="as-char" svg:y="-0.512cm" svg:width="0.79cm" svg:height="0.87cm" draw:z-index="4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text:p text:style-name="P64"><text:span text:style-name="_5f_BVS">sin</text:span><text:span text:style-name="_5f_BVS"><draw:frame draw:style-name="fr5" draw:name="Objet3" text:anchor-type="as-char" svg:y="-0.37cm" svg:width="1.231cm" svg:height="0.467cm" draw:z-index="4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pointillés_20_gris"><text:span text:style-name="T12">=</text:span></text:span><text:span text:style-name="_5f_BVS"><draw:frame draw:style-name="fr5" draw:name="Objet60" text:anchor-type="as-char" svg:y="-0.575cm" svg:width="3.602cm" svg:height="0.923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span text:style-name="T12">=</text:span></text:span><text:span text:style-name="_5f_BVS"><draw:frame draw:style-name="fr5" draw:name="Objet62" text:anchor-type="as-char" svg:y="-0.501cm" svg:width="0.792cm" svg:height="0.87cm" draw:z-index="5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<text:p text:style-name="P65"><text:span text:style-name="_5f_BVS"><text:span text:style-name="T24">tan</text:span></text:span><text:span text:style-name="_5f_BVS"><text:span text:style-name="T24"><draw:frame draw:style-name="fr5" draw:name="Objet5" text:anchor-type="as-char" svg:y="-0.37cm" svg:width="1.231cm" svg:height="0.467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13">=</text:span></text:span><text:span text:style-name="_5f_BVS"><text:span text:style-name="T24"><draw:frame draw:style-name="fr5" draw:name="Objet95" text:anchor-type="as-char" svg:y="-0.572cm" svg:width="3.858cm" svg:height="0.974cm" draw:z-index="5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13">=</text:span></text:span><text:span text:style-name="_5f_BVS"><text:span text:style-name="T24"><draw:frame draw:style-name="fr5" draw:name="Objet97" text:anchor-type="as-char" svg:y="-0.529cm" svg:width="0.79cm" svg:height="0.87cm" draw:z-index="5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</text:section></draw:text-box></draw:frame></text:span></text:span></text:h>
      <text:list xml:id="list3816896290" text:style-name="Num_5f_Exo">
        <text:list-item>
          <text:h text:style-name="Exo_5f_Num" text:outline-level="1"> Repasse en couleur les côtés demandés.</text:h>
        </text:list-item>
      </text:list>
      <text:list xml:id="list3602101882" text:style-name="liste_5f_abc">
        <text:list-item>
          <text:p text:style-name="P82"><draw:g text:anchor-type="paragraph" draw:z-index="34" draw:name="Forme2" draw:style-name="gr1"><draw:frame draw:style-name="gr27" draw:text-style-name="P127" svg:width="0.317cm" svg:height="0.428cm" svg:x="4.792cm" svg:y="1.143cm"><draw:text-box><text:p text:style-name="P116"><text:span text:style-name="T47">O</text:span></text:p></draw:text-box></draw:frame><draw:frame draw:style-name="gr28" draw:text-style-name="P127" svg:width="0.341cm" svg:height="0.428cm" svg:x="8.56cm" svg:y="0.203cm"><draw:text-box><text:p text:style-name="P116"><text:span text:style-name="T47">M</text:span></text:p></draw:text-box></draw:frame><draw:frame draw:style-name="gr29" draw:text-style-name="P127" svg:width="0.297cm" svg:height="0.428cm" svg:x="7.676cm" svg:y="2.251cm"><draw:text-box><text:p text:style-name="P116"><text:span text:style-name="T47">N</text:span></text:p></draw:text-box></draw:frame><draw:line draw:style-name="gr30" draw:text-style-name="P128" svg:x1="8.483cm" svg:y1="0.453cm" svg:x2="7.777cm" svg:y2="2.231cm"><text:p/></draw:line><draw:line draw:style-name="gr31" draw:text-style-name="P128" svg:x1="5.207cm" svg:y1="1.328cm" svg:x2="7.781cm" svg:y2="2.222cm"><text:p/></draw:line><draw:line draw:style-name="gr32" draw:text-style-name="P128" svg:x1="8.486cm" svg:y1="0.446cm" svg:x2="5.207cm" svg:y2="1.332cm"><text:p/></draw:line><draw:rect draw:style-name="gr33" draw:text-style-name="P129" svg:width="0.232cm" svg:height="0.219cm" draw:transform="skewX (0.0563741348394168) rotate (-0.326551103048139) translate (7.64822222222222cm 1.94204166666667cm)"><text:p/></draw:rect><draw:ellipse draw:style-name="gr26" draw:text-style-name="P126" svg:width="0.8cm" svg:height="0.735cm" svg:x="4.8cm" svg:y="0.956cm" draw:kind="arc" draw:start-angle="339.25" draw:end-angle="12.32"><text:p/></draw:ellipse></draw:g>Le côté opposé à l'angle<draw:frame draw:style-name="fr9" draw:name="Objet2" text:anchor-type="as-char" svg:y="-0.37cm" svg:width="1.198cm" svg:height="0.464cm" draw:z-index="31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</text:list>
      <text:p text:style-name="P32"/>
      <text:list xml:id="list160937748882241" text:continue-numbering="true" text:style-name="liste_5f_abc">
        <text:list-item>
          <text:p text:style-name="P84"><draw:g text:anchor-type="paragraph" draw:z-index="35" draw:name="Forme3" draw:style-name="gr1"><draw:line draw:style-name="gr16" draw:text-style-name="P122" svg:x1="4.833cm" svg:y1="3.377cm" svg:x2="8.276cm" svg:y2="3.127cm"><text:p/></draw:line><draw:line draw:style-name="gr15" draw:text-style-name="P122" svg:x1="8.273cm" svg:y1="3.13cm" svg:x2="8.128cm" svg:y2="1.764cm"><text:p/></draw:line><draw:line draw:style-name="gr17" draw:text-style-name="P122" svg:x1="4.833cm" svg:y1="3.378cm" svg:x2="8.139cm" svg:y2="1.769cm"><text:p/></draw:line><draw:frame draw:style-name="gr22" draw:text-style-name="P123" svg:width="0.288cm" svg:height="0.428cm" svg:x="4.664cm" svg:y="3.376cm"><draw:text-box><text:p text:style-name="P114"><text:span text:style-name="T46">T</text:span></text:p></draw:text-box></draw:frame><draw:frame draw:style-name="gr23" draw:text-style-name="P123" svg:width="0.223cm" svg:height="0.428cm" svg:x="8.238cm" svg:y="3.145cm"><draw:text-box><text:p text:style-name="P114"><text:span text:style-name="T46">S</text:span></text:p></draw:text-box></draw:frame><draw:frame draw:style-name="gr24" draw:text-style-name="P123" svg:width="0.251cm" svg:height="0.428cm" svg:x="8.022cm" svg:y="1.402cm"><draw:text-box><text:p text:style-name="P114"><text:span text:style-name="T46">R</text:span></text:p></draw:text-box></draw:frame><draw:rect draw:style-name="gr25" draw:text-style-name="P125" svg:width="0.204cm" svg:height="0.172cm" draw:transform="skewX (-0.0205948851735331) rotate (0.0694641042293743) translate (8.05215277777778cm 2.97215277777778cm)"><text:p/></draw:rect><draw:ellipse draw:style-name="gr26" draw:text-style-name="P126" svg:width="0.802cm" svg:height="0.678cm" svg:x="7.736cm" svg:y="1.437cm" draw:kind="arc" draw:start-angle="210.05" draw:end-angle="273.87"><text:p/></draw:ellipse></draw:g>L'hypoténuse en rouge <text:line-break/>et le côté opposé à l'angle<text:line-break/><draw:frame draw:style-name="fr9" draw:name="Objet1" text:anchor-type="as-char" svg:y="-0.37cm" svg:width="0.7cm" svg:height="0.462cm" draw:z-index="32"><draw:object xlink:href="./Object 4" xlink:type="simple" xlink:show="embed" xlink:actuate="onLoad"/><draw:image xlink:href="./ObjectReplacements/Object 4" xlink:type="simple" xlink:show="embed" xlink:actuate="onLoad"/><svg:desc>formule</svg:desc></draw:frame> en bleu.</text:p>
        </text:list-item>
      </text:list>
      <text:p text:style-name="P32"/>
      <text:list xml:id="list160936786770323" text:continue-numbering="true" text:style-name="liste_5f_abc">
        <text:list-item>
          <text:p text:style-name="P85"><draw:g text:anchor-type="paragraph" draw:z-index="36" draw:name="Forme4" draw:style-name="gr1"><draw:line draw:style-name="gr15" draw:text-style-name="P122" svg:x1="8.391cm" svg:y1="1.335cm" svg:x2="4.99cm" svg:y2="1.87cm"><text:p/></draw:line><draw:line draw:style-name="gr16" draw:text-style-name="P122" svg:x1="4.99cm" svg:y1="1.867cm" svg:x2="5.281cm" svg:y2="3.267cm"><text:p/></draw:line><draw:line draw:style-name="gr17" draw:text-style-name="P122" svg:x1="8.391cm" svg:y1="1.335cm" svg:x2="5.272cm" svg:y2="3.262cm"><text:p/></draw:line><draw:frame draw:style-name="gr18" draw:text-style-name="P123" svg:width="0.288cm" svg:height="0.428cm" svg:x="5.161cm" svg:y="3.36cm"><draw:text-box><text:p text:style-name="P114"><text:span text:style-name="T46">X</text:span></text:p></draw:text-box></draw:frame><draw:frame draw:style-name="gr19" draw:text-style-name="P123" svg:width="0.225cm" svg:height="0.428cm" svg:x="8.51cm" svg:y="1.002cm"><draw:text-box><text:p text:style-name="P114"><text:span text:style-name="T46">Y</text:span></text:p></draw:text-box></draw:frame><draw:frame draw:style-name="gr20" draw:text-style-name="P123" svg:width="0.357cm" svg:height="0.428cm" svg:x="4.665cm" svg:y="1.514cm"><draw:text-box><text:p text:style-name="P114"><text:span text:style-name="T46">W</text:span></text:p></draw:text-box></draw:frame><draw:rect draw:style-name="gr21" draw:text-style-name="P124" svg:width="0.202cm" svg:height="0.182cm" draw:transform="skewX (-0.0387463093942741) rotate (-2.98364035628431) translate (5.22993055555556cm 2.01436111111111cm)"><text:p/></draw:rect></draw:g>L'hypoténuse en rouge <text:line-break/>et le côté adjacent <text:line-break/>à l'angle <draw:frame draw:style-name="fr9" draw:name="Objet4" text:anchor-type="as-char" svg:y="-0.37cm" svg:width="0.834cm" svg:height="0.46cm" draw:z-index="54"><draw:object xlink:href="./Object 6" xlink:type="simple" xlink:show="embed" xlink:actuate="onLoad"/><draw:image xlink:href="./ObjectReplacements/Object 6" xlink:type="simple" xlink:show="embed" xlink:actuate="onLoad"/><svg:desc>formule</svg:desc></draw:frame><text:s/>en bleu.</text:p>
        </text:list-item>
      </text:list>
      <text:list xml:id="list2366872506" text:style-name="_5f_Numérotation_20_des_20_exercices_20_livrets">
        <text:list-item>
          <text:list>
            <text:list-header>
              <text:p text:style-name="P79"/>
            </text:list-header>
          </text:list>
        </text:list-item>
      </text:list>
      <text:list xml:id="list160937626926078" text:continue-list="list160936786770323" text:style-name="liste_5f_abc">
        <text:list-item>
          <text:p text:style-name="P86">Le côté adjacent à l'angle <draw:frame draw:style-name="fr9" draw:name="Objet59" text:anchor-type="as-char" svg:y="-0.37cm" svg:width="0.707cm" svg:height="0.462cm" draw:z-index="55"><draw:object xlink:href="./Object 10" xlink:type="simple" xlink:show="embed" xlink:actuate="onLoad"/><draw:image xlink:href="./ObjectReplacements/Object 10" xlink:type="simple" xlink:show="embed" xlink:actuate="onLoad"/><svg:desc>formule</svg:desc></draw:frame><text:s/>en bleu dans le triangle THE. Le côté opposé à l'angle <draw:frame draw:style-name="fr7" draw:name="Objet6" text:anchor-type="as-char" svg:y="-0.37cm" svg:width="0.723cm" svg:height="0.466cm" draw:z-index="56"><draw:object xlink:href="./Object 14" xlink:type="simple" xlink:show="embed" xlink:actuate="onLoad"/><draw:image xlink:href="./ObjectReplacements/Object 14" xlink:type="simple" xlink:show="embed" xlink:actuate="onLoad"/><svg:desc>formule</svg:desc></draw:frame><text:s/>en rouge dans le triangle SHT.</text:p>
        </text:list-item>
      </text:list>
      <text:p text:style-name="P66"><draw:g text:anchor-type="as-char" draw:z-index="37" draw:name="Forme1" draw:style-name="gr4"><draw:g draw:style-name="gr5"><draw:line draw:style-name="gr6" draw:text-style-name="P118" svg:x1="0.386cm" svg:y1="2.168cm" svg:x2="0.513cm" svg:y2="2.295cm"><text:p/></draw:line><draw:line draw:style-name="gr6" draw:text-style-name="P118" svg:x1="0.386cm" svg:y1="2.295cm" svg:x2="0.513cm" svg:y2="2.168cm"><text:p/></draw:line></draw:g><draw:frame draw:style-name="gr7" draw:text-style-name="P119" svg:width="0.719cm" svg:height="0.638cm" svg:x="0cm" svg:y="1.843cm"><draw:text-box><text:p text:style-name="P114"><text:span text:style-name="T45">T</text:span></text:p></draw:text-box></draw:frame><draw:g draw:style-name="gr5"><draw:line draw:style-name="gr6" draw:text-style-name="P118" svg:x1="2.477cm" svg:y1="0.559cm" svg:x2="2.604cm" svg:y2="0.686cm"><text:p/></draw:line><draw:line draw:style-name="gr6" draw:text-style-name="P118" svg:x1="2.477cm" svg:y1="0.686cm" svg:x2="2.604cm" svg:y2="0.559cm"><text:p/></draw:line></draw:g><draw:frame draw:style-name="gr8" draw:text-style-name="P119" svg:width="0.756cm" svg:height="0.638cm" svg:x="2.164cm" svg:y="0cm"><draw:text-box><text:p text:style-name="P114"><text:span text:style-name="T45">H</text:span></text:p></draw:text-box></draw:frame><draw:line draw:style-name="gr6" draw:text-style-name="P118" svg:x1="0.451cm" svg:y1="2.233cm" svg:x2="2.542cm" svg:y2="0.624cm"><text:p/></draw:line><draw:g draw:style-name="gr5"><draw:line draw:style-name="gr6" draw:text-style-name="P118" svg:x1="4.343cm" svg:y1="2.986cm" svg:x2="4.47cm" svg:y2="3.113cm"><text:p/></draw:line><draw:line draw:style-name="gr6" draw:text-style-name="P118" svg:x1="4.343cm" svg:y1="3.113cm" svg:x2="4.47cm" svg:y2="2.986cm"><text:p/></draw:line></draw:g><draw:frame draw:style-name="gr9" draw:text-style-name="P119" svg:width="0.717cm" svg:height="0.638cm" svg:x="4.27cm" svg:y="2.736cm"><draw:text-box><text:p text:style-name="P114"><text:span text:style-name="T45">E</text:span></text:p></draw:text-box></draw:frame><draw:line draw:style-name="gr6" draw:text-style-name="P118" svg:x1="0.451cm" svg:y1="2.231cm" svg:x2="4.408cm" svg:y2="3.047cm"><text:p/></draw:line><draw:g draw:style-name="gr5"><draw:line draw:style-name="gr6" draw:text-style-name="P118" svg:x1="2.073cm" svg:y1="2.515cm" svg:x2="2.2cm" svg:y2="2.642cm"><text:p/></draw:line><draw:line draw:style-name="gr6" draw:text-style-name="P118" svg:x1="2.073cm" svg:y1="2.642cm" svg:x2="2.2cm" svg:y2="2.515cm"><text:p/></draw:line></draw:g><draw:frame draw:style-name="gr10" draw:text-style-name="P119" svg:width="0.722cm" svg:height="0.638cm" svg:x="1.764cm" svg:y="2.577cm"><draw:text-box><text:p text:style-name="P114"><text:span text:style-name="T45">S</text:span></text:p></draw:text-box></draw:frame><draw:line draw:style-name="gr11" draw:text-style-name="P118" svg:x1="2.541cm" svg:y1="0.624cm" svg:x2="4.407cm" svg:y2="3.049cm"><text:p/></draw:line><draw:line draw:style-name="gr6" draw:text-style-name="P118" svg:x1="2.541cm" svg:y1="0.624cm" svg:x2="2.136cm" svg:y2="2.579cm"><text:p/></draw:line><draw:polyline draw:style-name="gr12" draw:text-style-name="P120" svg:width="0.355cm" svg:height="0.2cm" svg:x="2.34cm" svg:y="0.777cm" svg:viewBox="0 0 356 201" draw:points="356,46 155,201 0,0"><text:p/></draw:polyline><draw:polyline draw:style-name="gr12" draw:text-style-name="P120" svg:width="0.248cm" svg:height="0.299cm" svg:x="2.188cm" svg:y="2.328cm" svg:viewBox="0 0 249 300" draw:points="0,0 249,51 197,300"><text:p/></draw:polyline><draw:frame draw:name="DescriptionOOoTep" draw:style-name="gr13" draw:text-style-name="P121" svg:width="0.004cm" svg:height="0.004cm" svg:x="0.386cm" svg:y="2.166cm"><draw:text-box><text:p/></draw:text-box><svg:desc>@options;

@figure;
  T = point( -5.07 , 0.43 );
  H = point( -1.77 , 2.97 );
  sTH = segment( T , H );
  perpHsTH = perpendiculaire( H , sTH )  { i };
  E = pointsur( perpHsTH , -4.83 );
  sTE = segment( T , E );
  perpHsTE = perpendiculaire( H , sTE )  { i };
  S = intersection( perpHsTE , sTE );
  sHE = segment( H , E );
  sHS = segment( H , S );
  angleTHE = angle( T , H , E );
  angleHSA = angle( H , S , E );

</svg:desc></draw:frame><draw:line draw:style-name="gr14" draw:text-style-name="P118" svg:x1="0.433cm" svg:y1="2.215cm" svg:x2="2.117cm" svg:y2="2.568cm"><text:p/></draw:line></draw:g></text:p>
      <text:list xml:id="list160936135573334" text:continue-list="list3816896290" text:style-name="Num_5f_Exo">
        <text:list-item>
          <text:h text:style-name="Exo_5f_Num" text:outline-level="1"><draw:g text:anchor-type="char" draw:z-index="16" draw:name="Forme7" draw:style-name="gr45"><draw:frame draw:style-name="gr156" draw:text-style-name="P174" svg:width="0.251cm" svg:height="0.414cm" svg:x="8.673cm" svg:y="0.27cm"><draw:text-box><text:p text:style-name="P173"><text:span text:style-name="T61">C</text:span></text:p></draw:text-box></draw:frame><draw:frame draw:style-name="gr157" draw:text-style-name="P175" svg:width="0.246cm" svg:height="0.414cm" svg:x="7.309cm" svg:y="2.551cm"><draw:text-box><text:p text:style-name="P114"><text:span text:style-name="T61">A</text:span></text:p></draw:text-box></draw:frame><draw:frame draw:style-name="gr158" draw:text-style-name="P174" svg:width="0.253cm" svg:height="0.414cm" svg:x="5.995cm" svg:y="1.574cm"><draw:text-box><text:p text:style-name="P173"><text:span text:style-name="T61">B</text:span></text:p></draw:text-box></draw:frame><draw:line draw:style-name="gr159" draw:text-style-name="P176" svg:x1="6.267cm" svg:y1="1.789cm" svg:x2="7.449cm" svg:y2="2.523cm"><text:p/></draw:line><draw:line draw:style-name="gr160" draw:text-style-name="P176" svg:x1="8.645cm" svg:y1="0.542cm" svg:x2="7.447cm" svg:y2="2.525cm"><text:p/></draw:line><draw:line draw:style-name="gr161" draw:text-style-name="P176" svg:x1="6.267cm" svg:y1="1.791cm" svg:x2="8.646cm" svg:y2="0.542cm"><text:p/></draw:line><draw:rect draw:style-name="gr162" draw:text-style-name="P177" svg:width="0.279cm" svg:height="0.283cm" draw:transform="skewX (0.0186750229963393) rotate (1.02503186969627) translate (7.20901388888889cm 2.37595833333333cm)"><text:p/></draw:rect></draw:g> Complète les tableaux.</text:h>
        </text:list-item>
      </text:list>
      <text:list xml:id="list160936895299239" text:continue-list="list160937626926078" text:style-name="liste_5f_abc">
        <text:list-item text:start-value="1">
          <text:p text:style-name="P83">Soit un triangle ABC <text:line-break/>rectangle en A.</text:p>
        </text:list-item>
      </text:list>
      <text:list xml:id="list160936625398337" text:continue-list="list2366872506" text:style-name="_5f_Numérotation_20_des_20_exercices_20_livrets">
        <text:list-item>
          <text:list>
            <text:list-header>
              <text:p text:style-name="P87"/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4">L'hypoténuse</text:p>
          </table:table-cell>
          <table:table-cell table:style-name="Tableau1.B1" office:value-type="string">
            <text:p text:style-name="P58">[BC]</text:p>
          </table:table-cell>
        </table:table-row>
        <table:table-row table:style-name="Tableau1.1">
          <table:table-cell table:style-name="Tableau1.A2" office:value-type="string">
            <text:p text:style-name="P34">Côté adjacent à l'angle<draw:frame draw:style-name="fr5" draw:name="Objet61" text:anchor-type="as-char" svg:y="-0.406cm" svg:width="1.012cm" svg:height="0.467cm" draw:z-index="5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B3" office:value-type="string">
            <text:p text:style-name="P58">[AB]</text:p>
          </table:table-cell>
        </table:table-row>
        <table:table-row table:style-name="Tableau1.1">
          <table:table-cell table:style-name="Tableau1.A2" office:value-type="string">
            <text:p text:style-name="P35">Côté adjacent à l'angle<draw:frame draw:style-name="fr5" draw:name="Objet27" text:anchor-type="as-char" svg:y="-0.406cm" svg:width="1.012cm" svg:height="0.467cm" draw:z-index="5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3" office:value-type="string">
            <text:p text:style-name="P58">[AC]</text:p>
          </table:table-cell>
        </table:table-row>
      </table:table>
      <text:list xml:id="list160935855887479" text:continue-list="list160936895299239" text:style-name="liste_5f_abc">
        <text:list-item>
          <text:p text:style-name="P88"><draw:g text:anchor-type="char" draw:z-index="17" draw:name="Forme8" draw:style-name="gr45"><draw:frame draw:style-name="gr149" draw:text-style-name="P150" svg:width="0.276cm" svg:height="0.414cm" svg:x="5.826cm" svg:y="0.706cm"><draw:text-box><text:p text:style-name="P116"><text:span text:style-name="T54">D</text:span></text:p></draw:text-box></draw:frame><draw:frame draw:style-name="gr150" draw:text-style-name="P150" svg:width="0.207cm" svg:height="0.414cm" svg:x="8.671cm" svg:y="0.325cm"><draw:text-box><text:p text:style-name="P116"><text:span text:style-name="T54">F</text:span></text:p></draw:text-box></draw:frame><draw:frame draw:style-name="gr151" draw:text-style-name="P150" svg:width="0.227cm" svg:height="0.414cm" svg:x="7.082cm" svg:y="2.041cm"><draw:text-box><text:p text:style-name="P116"><text:span text:style-name="T54">E</text:span></text:p></draw:text-box></draw:frame><draw:line draw:style-name="gr152" draw:text-style-name="P151" svg:x1="6.127cm" svg:y1="0.942cm" svg:x2="7.197cm" svg:y2="2.03cm"><text:p/></draw:line><draw:line draw:style-name="gr153" draw:text-style-name="P151" svg:x1="8.623cm" svg:y1="0.575cm" svg:x2="7.197cm" svg:y2="2.025cm"><text:p/></draw:line><draw:line draw:style-name="gr154" draw:text-style-name="P151" svg:x1="6.127cm" svg:y1="0.936cm" svg:x2="8.622cm" svg:y2="0.575cm"><text:p/></draw:line><draw:rect draw:style-name="gr155" draw:text-style-name="P172" svg:width="0.258cm" svg:height="0.258cm" draw:transform="skewX (0.00680678408277788) rotate (0.785398163397448) translate (7.01498611111111cm 1.8415cm)"><text:p/></draw:rect></draw:g>Soit DEF un triangle <text:line-break/>rectangle en E.</text:p>
        </text:list-item>
      </text:list>
      <text:p text:style-name="P6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5">Côté opposé à l'angle<draw:frame draw:style-name="fr5" draw:name="Objet10" text:anchor-type="as-char" svg:y="-0.406cm" svg:width="0.97cm" svg:height="0.462cm" draw:z-index="6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2.B1" office:value-type="string">
            <text:p text:style-name="P58">[EF]</text:p>
          </table:table-cell>
        </table:table-row>
        <table:table-row table:style-name="Tableau2.1">
          <table:table-cell table:style-name="Tableau2.A2" office:value-type="string">
            <text:p text:style-name="P34">L'hypoténuse</text:p>
          </table:table-cell>
          <table:table-cell table:style-name="Tableau2.B3" office:value-type="string">
            <text:p text:style-name="P58">[DF]</text:p>
          </table:table-cell>
        </table:table-row>
        <table:table-row table:style-name="Tableau2.1">
          <table:table-cell table:style-name="Tableau2.A2" office:value-type="string">
            <text:p text:style-name="P37">Côté adjacent <text:span text:style-name="T37">(</text:span><text:span text:style-name="T38">opposé</text:span><text:span text:style-name="T37">)</text:span>à<draw:frame draw:style-name="fr6" draw:name="Objet29" text:anchor-type="as-char" svg:width="0.97cm" svg:height="0.462cm" draw:z-index="61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T37">(</text:span><text:span text:style-name="T37"><draw:frame draw:style-name="fr6" draw:name="Objet32" text:anchor-type="as-char" svg:width="0.97cm" svg:height="0.462cm" draw:z-index="6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37">)</text:span></text:p>
          </table:table-cell>
          <table:table-cell table:style-name="Tableau2.B3" office:value-type="string">
            <text:p text:style-name="P42">[DE]</text:p>
          </table:table-cell>
        </table:table-row>
      </table:table>
      <text:list xml:id="list160936606170547" text:continue-numbering="true" text:style-name="liste_5f_abc">
        <text:list-item>
          <text:p text:style-name="P89">GHI est un triangle rectangle en H.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6">Côté opposé<text:span text:style-name="T37">(</text:span><text:span text:style-name="T38">adjacent</text:span><text:span text:style-name="T37">)</text:span> à <draw:frame draw:style-name="fr6" draw:name="Objet30" text:anchor-type="as-char" svg:width="0.912cm" svg:height="0.469cm" draw:z-index="63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37">(</text:span><text:span text:style-name="T37"><draw:frame draw:style-name="fr6" draw:name="Objet31" text:anchor-type="as-char" svg:width="0.912cm" svg:height="0.469cm" draw:z-index="6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37">)</text:span></text:p>
          </table:table-cell>
          <table:table-cell table:style-name="Tableau5.B1" office:value-type="string">
            <text:p text:style-name="P33">[GH]</text:p>
          </table:table-cell>
        </table:table-row>
        <table:table-row table:style-name="Tableau5.1">
          <table:table-cell table:style-name="Tableau5.A2" office:value-type="string">
            <text:p text:style-name="P35">Côté adjacent à l'angle<draw:frame draw:style-name="fr5" draw:name="Objet11" text:anchor-type="as-char" svg:y="-0.406cm" svg:width="0.912cm" svg:height="0.469cm" draw:z-index="6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5.B3" office:value-type="string">
            <text:p text:style-name="P47">[<text:span text:style-name="T41">HI</text:span>]</text:p>
          </table:table-cell>
        </table:table-row>
        <table:table-row table:style-name="Tableau5.1">
          <table:table-cell table:style-name="Tableau5.A2" office:value-type="string">
            <text:p text:style-name="P36">L'hypoténuse</text:p>
          </table:table-cell>
          <table:table-cell table:style-name="Tableau5.B3" office:value-type="string">
            <text:p text:style-name="P42">[IG]</text:p>
          </table:table-cell>
        </table:table-row>
      </table:table>
      <text:list xml:id="list160937712092629" text:continue-list="list160936135573334" text:style-name="Num_5f_Exo">
        <text:list-item>
          <text:h text:style-name="P74" text:outline-level="1"><text:span text:style-name="Bold_5f_niv3"> Avec plusieurs triangles rectangles</text:span></text:h>
        </text:list-item>
      </text:list>
      <text:p text:style-name="P71"><text:span text:style-name="T34">Complète le tableau.</text:span><draw:g text:anchor-type="as-char" svg:y="-0.485cm" draw:z-index="18" draw:name="Forme9" draw:style-name="gr133"><draw:custom-shape draw:style-name="gr134" draw:text-style-name="P168" svg:width="0.193cm" svg:height="0.17cm" svg:x="2.189cm" svg:y="1.954cm"><text:p/><draw:enhanced-geometry svg:viewBox="0 0 21600 21600" draw:type="rectangle" draw:enhanced-path="M 0 0 L 21600 0 21600 21600 0 21600 0 0 Z N"/></draw:custom-shape><draw:line draw:style-name="gr135" draw:text-style-name="P169" svg:x1="0.273cm" svg:y1="2.134cm" svg:x2="4.714cm" svg:y2="2.134cm"><text:p/></draw:line><draw:frame draw:style-name="gr136" draw:text-style-name="P170" svg:width="0.251cm" svg:height="0.414cm" svg:x="3.24cm" svg:y="0cm"><draw:text-box><text:p text:style-name="P116"><text:span text:style-name="T60">C</text:span></text:p></draw:text-box></draw:frame><draw:line draw:style-name="gr137" draw:text-style-name="P169" svg:x1="0.273cm" svg:y1="2.132cm" svg:x2="3.362cm" svg:y2="0.363cm"><text:p/></draw:line><draw:line draw:style-name="gr138" draw:text-style-name="P169" svg:x1="1.263cm" svg:y1="1.566cm" svg:x2="1.697cm" svg:y2="2.132cm"><text:p/></draw:line><draw:line draw:style-name="gr139" draw:text-style-name="P169" svg:x1="2.182cm" svg:y1="1.042cm" svg:x2="2.182cm" svg:y2="2.135cm"><text:p/></draw:line><draw:line draw:style-name="gr140" draw:text-style-name="P169" svg:x1="3.362cm" svg:y1="0.363cm" svg:x2="4.717cm" svg:y2="2.132cm"><text:p/></draw:line><draw:polyline draw:style-name="gr141" draw:text-style-name="P171" svg:width="0.218cm" svg:height="0.113cm" svg:x="1.127cm" svg:y="1.64cm" svg:viewBox="0 0 219 114" draw:points="219,39 86,114 0,0"><text:p/></draw:polyline><draw:polyline draw:style-name="gr142" draw:text-style-name="P171" svg:width="0.232cm" svg:height="0.121cm" svg:x="3.219cm" svg:y="0.446cm" svg:viewBox="0 0 233 122" draw:points="233,41 92,122 0,0"><text:p/></draw:polyline><draw:frame draw:style-name="gr143" draw:text-style-name="P170" svg:width="0.246cm" svg:height="0.414cm" svg:x="4.731cm" svg:y="1.988cm"><draw:text-box><text:p text:style-name="P116"><text:span text:style-name="T60">B</text:span></text:p></draw:text-box></draw:frame><draw:frame draw:style-name="gr144" draw:text-style-name="P170" svg:width="0.227cm" svg:height="0.414cm" svg:x="2.101cm" svg:y="2.133cm"><draw:text-box><text:p text:style-name="P116"><text:span text:style-name="T60">E</text:span></text:p></draw:text-box></draw:frame><draw:frame draw:style-name="gr145" draw:text-style-name="P170" svg:width="0.276cm" svg:height="0.414cm" svg:x="1.543cm" svg:y="2.175cm"><draw:text-box><text:p text:style-name="P116"><text:span text:style-name="T60">D</text:span></text:p></draw:text-box></draw:frame><draw:frame draw:style-name="gr146" draw:text-style-name="P170" svg:width="0.278cm" svg:height="0.414cm" svg:x="1.94cm" svg:y="0.617cm"><draw:text-box><text:p text:style-name="P116"><text:span text:style-name="T60">G</text:span></text:p></draw:text-box></draw:frame><draw:frame draw:style-name="gr147" draw:text-style-name="P170" svg:width="0.246cm" svg:height="0.414cm" svg:x="0cm" svg:y="1.991cm"><draw:text-box><text:p text:style-name="P116"><text:span text:style-name="T60">A</text:span></text:p></draw:text-box></draw:frame><draw:frame draw:style-name="gr148" draw:text-style-name="P170" svg:width="0.207cm" svg:height="0.414cm" svg:x="1.097cm" svg:y="1.215cm"><draw:text-box><text:p text:style-name="P116"><text:span text:style-name="T60">F</text:span></text:p></draw:text-box></draw:frame></draw:g></text:p>
      <table:table table:name="Tableau6" table:style-name="Tableau6">
        <table:table-column table:style-name="Tableau6.A" table:number-columns-repeated="3"/>
        <table:table-column table:style-name="Tableau6.D"/>
        <table:table-row table:style-name="TableLine2250866369808">
          <table:table-cell table:style-name="Tableau6.A1" office:value-type="string">
            <text:p text:style-name="P44">Triangle rectangle</text:p>
          </table:table-cell>
          <table:table-cell table:style-name="Tableau6.A1" office:value-type="string">
            <text:p text:style-name="P44">Angle aigu</text:p>
          </table:table-cell>
          <table:table-cell table:style-name="Tableau6.A1" office:value-type="string">
            <text:p text:style-name="P44">Côté opposé</text:p>
          </table:table-cell>
          <table:table-cell table:style-name="Tableau6.D1" office:value-type="string">
            <text:p text:style-name="P44">Côté adjacent</text:p>
          </table:table-cell>
        </table:table-row>
        <table:table-row table:style-name="Tableau6.2">
          <table:table-cell table:style-name="Tableau6.C7" office:value-type="string">
            <text:p text:style-name="P42">AFD</text:p>
          </table:table-cell>
          <table:table-cell table:style-name="Tableau6.C7" office:value-type="string">
            <text:p text:style-name="P42"><draw:frame draw:style-name="fr8" draw:name="Objet13" text:anchor-type="as-char" svg:width="0.917cm" svg:height="0.469cm" draw:z-index="6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6.C7" office:value-type="string">
            <text:p text:style-name="P46">[FD]</text:p>
          </table:table-cell>
          <table:table-cell table:style-name="Tableau6.D7" office:value-type="string">
            <text:p text:style-name="P46">[A<text:span text:style-name="T40">F</text:span>]</text:p>
          </table:table-cell>
        </table:table-row>
        <table:table-row table:style-name="Tableau6.2">
          <table:table-cell table:style-name="Tableau6.C7" office:value-type="string">
            <text:p text:style-name="P42">AGE</text:p>
          </table:table-cell>
          <table:table-cell table:style-name="Tableau6.C7" office:value-type="string">
            <text:p text:style-name="P43"><draw:frame draw:style-name="fr8" draw:name="Objet14" text:anchor-type="as-char" svg:width="0.917cm" svg:height="0.469cm" draw:z-index="6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6.C7" office:value-type="string">
            <text:p text:style-name="P46">[GE]</text:p>
          </table:table-cell>
          <table:table-cell table:style-name="Tableau6.D7" office:value-type="string">
            <text:p text:style-name="P46">[AE]</text:p>
          </table:table-cell>
        </table:table-row>
        <table:table-row table:style-name="Tableau6.2">
          <table:table-cell table:style-name="Tableau6.C7" office:value-type="string">
            <text:p text:style-name="P45">ACB</text:p>
          </table:table-cell>
          <table:table-cell table:style-name="Tableau6.C7" office:value-type="string">
            <text:p text:style-name="P43"><draw:frame draw:style-name="fr8" draw:name="Objet20" text:anchor-type="as-char" svg:width="0.917cm" svg:height="0.469cm" draw:z-index="6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6.C7" office:value-type="string">
            <text:p text:style-name="P46">[BC]</text:p>
          </table:table-cell>
          <table:table-cell table:style-name="Tableau6.D7" office:value-type="string">
            <text:p text:style-name="P46">[AC]</text:p>
          </table:table-cell>
        </table:table-row>
        <table:table-row table:style-name="Tableau6.2">
          <table:table-cell table:style-name="Tableau6.C7" office:value-type="string">
            <text:p text:style-name="P46">ABC</text:p>
          </table:table-cell>
          <table:table-cell table:style-name="Tableau6.C7" office:value-type="string">
            <text:p text:style-name="P43"><draw:frame draw:style-name="fr8" draw:name="Objet28" text:anchor-type="as-char" svg:width="0.945cm" svg:height="0.474cm" draw:z-index="69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6.C7" office:value-type="string">
            <text:p text:style-name="P46">[AC]</text:p>
          </table:table-cell>
          <table:table-cell table:style-name="Tableau6.D7" office:value-type="string">
            <text:p text:style-name="P46">[BC]</text:p>
          </table:table-cell>
        </table:table-row>
        <table:table-row table:style-name="Tableau6.2">
          <table:table-cell table:style-name="Tableau6.C7" office:value-type="string">
            <text:p text:style-name="P48">AFD</text:p>
          </table:table-cell>
          <table:table-cell table:style-name="Tableau6.C7" office:value-type="string">
            <text:p text:style-name="P42"><draw:frame draw:style-name="fr6" draw:name="Objet33" text:anchor-type="as-char" svg:width="0.931cm" svg:height="0.471cm" draw:z-index="70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6.C7" office:value-type="string">
            <text:p text:style-name="P42">[AF]</text:p>
          </table:table-cell>
          <table:table-cell table:style-name="Tableau6.D7" office:value-type="string">
            <text:p text:style-name="P42">[FD]</text:p>
          </table:table-cell>
        </table:table-row>
        <table:table-row table:style-name="Tableau6.2">
          <table:table-cell table:style-name="Tableau6.C7" office:value-type="string">
            <text:p text:style-name="P48">A<text:span text:style-name="T37">GE</text:span></text:p>
          </table:table-cell>
          <table:table-cell table:style-name="Tableau6.C7" office:value-type="string">
            <text:p text:style-name="P42"><draw:frame draw:style-name="fr6" draw:name="Objet34" text:anchor-type="as-char" svg:width="0.947cm" svg:height="0.474cm" draw:z-index="73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6.C7" office:value-type="string">
            <text:p text:style-name="P46">[AE]</text:p>
          </table:table-cell>
          <table:table-cell table:style-name="Tableau6.D7" office:value-type="string">
            <text:p text:style-name="P42">[GE]</text:p>
          </table:table-cell>
        </table:table-row>
      </table:table>
      <text:list xml:id="list160936396974505" text:continue-numbering="true" text:style-name="Num_5f_Exo">
        <text:list-item>
          <text:h text:style-name="P75" text:outline-level="1"> Dans chaque triangle rectangle, sont donnés un angle aigu et deux côtés.</text:h>
        </text:list-item>
      </text:list>
      <text:p text:style-name="_5f_Paragraphe_20_livret_20_">Complète les bulles (côté adjacent à l'angle ..., ...) puis écris la relation trigonométrique adaptée.</text:p>
      <text:list xml:id="list160936788285110" text:continue-list="list160936606170547" text:style-name="liste_5f_abc">
        <text:list-item text:start-value="1">
          <text:p text:style-name="P90"/>
        </text:list-item>
      </text:list>
      <text:list xml:id="list160936770127170" text:continue-list="list160936625398337" text:style-name="_5f_Numérotation_20_des_20_exercices_20_livrets">
        <text:list-header>
          <text:p text:style-name="P80"><draw:g text:anchor-type="paragraph" draw:z-index="38" draw:name="Forme5" draw:style-name="gr1"><draw:frame draw:style-name="gr2" draw:text-style-name="P115" svg:width="2.886cm" svg:height="1.107cm" svg:x="6.481cm" svg:y="0.602cm"><draw:text-box><text:p text:style-name="P114"><text:span text:style-name="T43">Côté adjacent</text:span></text:p><text:p text:style-name="P114"><text:span text:style-name="T43">à l’angle â.</text:span></text:p></draw:text-box></draw:frame><draw:frame draw:style-name="gr2" draw:text-style-name="P115" svg:width="2.886cm" svg:height="1.107cm" svg:x="0.002cm" svg:y="0.57cm"><draw:text-box><text:p text:style-name="P114"><text:span text:style-name="T43">Hypoténuse</text:span></text:p></draw:text-box></draw:frame></draw:g><text:span text:style-name="T29"><draw:g text:anchor-type="as-char" draw:z-index="25" draw:name="Forme10" draw:style-name="gr74"><draw:line draw:style-name="gr75" draw:text-style-name="P153" svg:x1="5.87cm" svg:y1="0.086cm" svg:x2="5.002cm" svg:y2="2.532cm"><text:p/></draw:line><draw:line draw:style-name="gr76" draw:text-style-name="P153" svg:x1="5.001cm" svg:y1="2.53cm" svg:x2="2.835cm" svg:y2="1.761cm"><text:p/></draw:line><draw:line draw:style-name="gr77" draw:text-style-name="P153" svg:x1="2.833cm" svg:y1="1.761cm" svg:x2="5.87cm" svg:y2="0.086cm"><text:p/></draw:line><draw:circle draw:style-name="gr78" draw:text-style-name="P154" svg:width="1.041cm" svg:height="1.041cm" draw:transform="rotate (1.26414197721949) translate (5.21758333333333cm 0.419333333333333cm)" draw:kind="section" draw:start-angle="136.62" draw:end-angle="178.18"><text:p/></draw:circle><draw:polyline draw:style-name="gr79" draw:text-style-name="P155" svg:width="0.441cm" svg:height="0.325cm" svg:x="4.676cm" svg:y="2.088cm" svg:viewBox="0 0 442 326" draw:points="442,115 117,0 0,326"><text:p/></draw:polyline><draw:frame draw:style-name="gr80" draw:text-style-name="P156" svg:width="0.604cm" svg:height="0.664cm" svg:x="4.069cm" svg:y="0.351cm"><draw:text-box><text:p text:style-name="P116"><text:span text:style-name="T55">i</text:span></text:p></draw:text-box></draw:frame><draw:frame draw:style-name="gr81" draw:text-style-name="P156" svg:width="0.604cm" svg:height="0.664cm" svg:x="5.271cm" svg:y="1.189cm"><draw:text-box><text:p text:style-name="P116"><text:span text:style-name="T55">j</text:span></text:p></draw:text-box></draw:frame><draw:frame draw:style-name="gr82" draw:text-style-name="P156" svg:width="0.722cm" svg:height="0.664cm" svg:x="4.893cm" svg:y="0.436cm"><draw:text-box><text:p text:style-name="P116"><text:span text:style-name="T55">â</text:span></text:p></draw:text-box></draw:frame><draw:custom-shape draw:style-name="gr83" draw:text-style-name="P157" svg:width="2.331cm" svg:height="2.5cm" svg:x="6.666cm" svg:y="0cm"><text:p/><draw:enhanced-geometry svg:viewBox="0 0 21600 21600" draw:mirror-horizontal="false" draw:mirror-vertical="false" draw:text-areas="800 800 20800 20800" draw:type="round-rectangular-callout" draw:modifiers="-10947.049924357 10160.22566995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84" draw:text-style-name="P157" svg:width="2.491cm" svg:height="2.001cm" svg:x="0cm" svg:y="0.072cm"><text:p/><draw:enhanced-geometry svg:viewBox="0 0 21600 21600" draw:mirror-horizontal="false" draw:mirror-vertical="false" draw:text-areas="800 800 20800 20800" draw:type="round-rectangular-callout" draw:modifiers="35526.1146496815 10676.29955947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/text:span></text:p>
          <text:p text:style-name="P97"><text:span text:style-name="_5f_pointillés_20_gris"><text:span text:style-name="T39"><text:s text:c="21"/></text:span></text:span><text:span text:style-name="_5f_pointillés_20_gris"><text:span text:style-name="T14">cos</text:span></text:span><text:span text:style-name="_5f_pointillés_20_gris"><text:span text:style-name="T25"> </text:span></text:span><text:span text:style-name="_5f_pointillés_20_gris"><text:span text:style-name="T25"><draw:frame draw:style-name="fr6" draw:name="Objet35" text:anchor-type="as-char" svg:width="0.215cm" svg:height="0.409cm" draw:z-index="74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36" text:anchor-type="as-char" svg:width="0.392cm" svg:height="0.87cm" draw:z-index="75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pointillés_20_gris"><text:span text:style-name="T25"> <text:s text:c="35"/></text:span></text:span></text:p>
        </text:list-header>
      </text:list>
      <text:list xml:id="list160937870462348" text:continue-list="list160936788285110" text:style-name="liste_5f_abc">
        <text:list-item>
          <text:p text:style-name="P90"/>
        </text:list-item>
      </text:list>
      <text:list xml:id="list160937819359917" text:continue-list="list160936770127170" text:style-name="_5f_Numérotation_20_des_20_exercices_20_livrets">
        <text:list-header>
          <text:p text:style-name="P102"><draw:g text:anchor-type="paragraph" draw:z-index="40" draw:name="Forme6" draw:style-name="gr1"><draw:frame draw:style-name="gr2" draw:text-style-name="P115" svg:width="2.886cm" svg:height="1.107cm" svg:x="-0.127cm" svg:y="0.543cm"><draw:text-box><text:p text:style-name="P114"><text:span text:style-name="T43">Côté adjacent</text:span></text:p><text:p text:style-name="P114"><text:span text:style-name="T43">à l’angle ê.</text:span></text:p></draw:text-box></draw:frame><draw:frame draw:style-name="gr2" draw:text-style-name="P115" svg:width="2.888cm" svg:height="1.107cm" svg:x="6.334cm" svg:y="0.575cm"><draw:text-box><text:p text:style-name="P114"><text:span text:style-name="T43">Côté opposé</text:span></text:p><text:p text:style-name="P114"><text:span text:style-name="T43">à l’angle ê.</text:span></text:p></draw:text-box></draw:frame></draw:g><draw:g text:anchor-type="as-char" draw:z-index="19" draw:name="Forme11" draw:style-name="gr4"><draw:custom-shape draw:style-name="gr123" draw:text-style-name="P162" svg:width="2.521cm" svg:height="2.073cm" svg:x="6.486cm" svg:y="0.252cm"><text:p/><draw:enhanced-geometry svg:viewBox="0 0 21600 21600" draw:mirror-horizontal="false" draw:mirror-vertical="false" draw:text-areas="800 800 20800 20800" draw:type="round-rectangular-callout" draw:modifiers="-9183.77622377622 11406.122448979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24" draw:text-style-name="P162" svg:width="2.521cm" svg:height="2.001cm" svg:x="0cm" svg:y="0.058cm"><text:p/><draw:enhanced-geometry svg:viewBox="0 0 21600 21600" draw:mirror-horizontal="false" draw:mirror-vertical="false" draw:text-areas="800 800 20800 20800" draw:type="round-rectangular-callout" draw:modifiers="33049.5104895105 15434.00881057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draw:style-name="gr125" draw:text-style-name="P163" svg:x1="2.682cm" svg:y1="0.822cm" svg:x2="4.995cm" svg:y2="2.096cm"><text:p/></draw:line><draw:line draw:style-name="gr126" draw:text-style-name="P163" svg:x1="4.993cm" svg:y1="2.097cm" svg:x2="6.146cm" svg:y2="0.006cm"><text:p/></draw:line><draw:line draw:style-name="gr127" draw:text-style-name="P163" svg:x1="6.148cm" svg:y1="0cm" svg:x2="2.682cm" svg:y2="0.818cm"><text:p/></draw:line><draw:ellipse draw:style-name="gr128" draw:text-style-name="P167" svg:width="0.918cm" svg:height="0.916cm" svg:x="2.223cm" svg:y="0.366cm" draw:kind="section" draw:start-angle="-28.85" draw:end-angle="13.25"><text:p/></draw:ellipse><draw:polyline draw:style-name="gr129" draw:text-style-name="P165" svg:width="0.414cm" svg:height="0.267cm" svg:x="4.727cm" svg:y="1.681cm" svg:viewBox="0 0 415 268" draw:points="0,268 147,0 415,148"><text:p/></draw:polyline><draw:frame draw:style-name="gr130" draw:text-style-name="P166" svg:width="0.228cm" svg:height="0.414cm" svg:x="3.799cm" svg:y="1.52cm"><draw:text-box><text:p text:style-name="P116"><text:span text:style-name="T58">p</text:span></text:p></draw:text-box></draw:frame><draw:frame draw:style-name="gr131" draw:text-style-name="P166" svg:width="0.729cm" svg:height="0.664cm" svg:x="5.477cm" svg:y="0.644cm"><draw:text-box><text:p text:style-name="P116"><text:span text:style-name="T58">q</text:span></text:p></draw:text-box></draw:frame><draw:frame draw:style-name="gr132" draw:text-style-name="P166" svg:width="0.722cm" svg:height="0.664cm" svg:x="3.099cm" svg:y="0.656cm"><draw:text-box><text:p text:style-name="P116"><text:span text:style-name="T58">ê</text:span></text:p></draw:text-box></draw:frame></draw:g></text:p>
          <text:p text:style-name="P98"><text:span text:style-name="_5f_pointillés_20_gris"><text:span text:style-name="T39"><text:s text:c="21"/></text:span></text:span><text:span text:style-name="_5f_pointillés_20_gris"><text:span text:style-name="T15">tan</text:span></text:span><text:span text:style-name="_5f_pointillés_20_gris"><text:span text:style-name="T25"> </text:span></text:span><text:span text:style-name="_5f_pointillés_20_gris"><text:span text:style-name="T25"><draw:frame draw:style-name="fr6" draw:name="Objet37" text:anchor-type="as-char" svg:width="0.215cm" svg:height="0.409cm" draw:z-index="7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38" text:anchor-type="as-char" svg:width="0.492cm" svg:height="0.87cm" draw:z-index="7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pointillés_20_gris"><text:span text:style-name="T25"> <text:s text:c="35"/></text:span></text:span></text:p>
        </text:list-header>
      </text:list>
      <text:list xml:id="list160937231192605" text:continue-list="list160937870462348" text:style-name="liste_5f_abc">
        <text:list-item>
          <text:p text:style-name="P90"/>
        </text:list-item>
      </text:list>
      <text:list xml:id="list160935874593237" text:continue-list="list160937819359917" text:style-name="_5f_Numérotation_20_des_20_exercices_20_livrets">
        <text:list-header>
          <text:p text:style-name="P81"><draw:g text:anchor-type="paragraph" draw:z-index="41" draw:name="Forme7" draw:style-name="gr1"><draw:frame draw:style-name="gr2" draw:text-style-name="P115" svg:width="2.886cm" svg:height="1.107cm" svg:x="6.431cm" svg:y="0.898cm"><draw:text-box><text:p text:style-name="P114"><text:span text:style-name="T43">Hypoténuse</text:span></text:p></draw:text-box></draw:frame><draw:frame draw:style-name="gr2" draw:text-style-name="P115" svg:width="2.886cm" svg:height="1.107cm" svg:x="0cm" svg:y="0.385cm"><draw:text-box><text:p text:style-name="P114"><text:span text:style-name="T43">Côté opposé</text:span></text:p><text:p text:style-name="P114"><text:span text:style-name="T43">à l’angle <text:s text:c="3"/>.</text:span></text:p></draw:text-box></draw:frame><draw:frame draw:style-name="gr3" draw:text-style-name="P117" svg:width="0.685cm" svg:height="0.678cm" svg:x="1.483cm" svg:y="0.782cm"><draw:text-box><text:p text:style-name="P116"><text:span text:style-name="T44">ĉ</text:span></text:p></draw:text-box></draw:frame></draw:g><draw:g text:anchor-type="as-char" draw:z-index="20" draw:name="Forme12" draw:style-name="gr4"><draw:custom-shape draw:style-name="gr113" draw:text-style-name="P162" svg:width="2.67cm" svg:height="2.001cm" svg:x="6.331cm" svg:y="0.312cm"><text:p/><draw:enhanced-geometry svg:viewBox="0 0 21600 21600" draw:mirror-horizontal="false" draw:mirror-vertical="false" draw:text-areas="800 800 20800 20800" draw:type="round-rectangular-callout" draw:modifiers="-10628.7978863937 3996.475770925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14" draw:text-style-name="P162" svg:width="2.521cm" svg:height="2.005cm" svg:x="0cm" svg:y="0cm"><text:p/><draw:enhanced-geometry svg:viewBox="0 0 21600 21600" draw:mirror-horizontal="false" draw:mirror-vertical="false" draw:text-areas="800 800 20800 20800" draw:type="round-rectangular-callout" draw:modifiers="28714.4055944056 11512.4010554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draw:style-name="gr115" draw:text-style-name="P163" svg:x1="5.83cm" svg:y1="0.157cm" svg:x2="3.361cm" svg:y2="0.127cm"><text:p/></draw:line><draw:line draw:style-name="gr116" draw:text-style-name="P163" svg:x1="3.361cm" svg:y1="0.127cm" svg:x2="3.342cm" svg:y2="1.736cm"><text:p/></draw:line><draw:line draw:style-name="gr117" draw:text-style-name="P163" svg:x1="3.34cm" svg:y1="1.736cm" svg:x2="5.831cm" svg:y2="0.157cm"><text:p/></draw:line><draw:ellipse draw:style-name="gr118" draw:text-style-name="P164" svg:width="0.99cm" svg:height="0.989cm" svg:x="5.336cm" svg:y="-0.335cm" draw:kind="section" draw:start-angle="179.3" draw:end-angle="212.4"><text:p/></draw:ellipse><draw:polyline draw:style-name="gr119" draw:text-style-name="P165" svg:width="0.405cm" svg:height="0.398cm" svg:x="3.356cm" svg:y="0.133cm" svg:viewBox="0 0 406 399" draw:points="406,0 400,399 0,393"><text:p/></draw:polyline><draw:frame draw:style-name="gr120" draw:text-style-name="P166" svg:width="0.689cm" svg:height="0.664cm" svg:x="4.17cm" svg:y="0.81cm"><draw:text-box><text:p text:style-name="P116"><text:span text:style-name="T58">s</text:span></text:p></draw:text-box></draw:frame><draw:frame draw:style-name="gr121" draw:text-style-name="P166" svg:width="0.623cm" svg:height="0.659cm" svg:x="2.858cm" svg:y="0.464cm"><draw:text-box><text:p text:style-name="P116"><text:span text:style-name="T59">r</text:span></text:p></draw:text-box></draw:frame><draw:frame draw:style-name="gr122" draw:text-style-name="P166" svg:width="0.683cm" svg:height="0.659cm" svg:x="4.636cm" svg:y="0.028cm"><draw:text-box><text:p text:style-name="P116"><text:span text:style-name="T59">ĉ</text:span></text:p></draw:text-box></draw:frame></draw:g></text:p>
          <text:p text:style-name="P101"><text:span text:style-name="_5f_pointillés_20_gris"><text:span text:style-name="T39"><text:s text:c="21"/></text:span></text:span><text:span text:style-name="_5f_pointillés_20_gris"><text:span text:style-name="T15">sin</text:span></text:span><text:span text:style-name="_5f_pointillés_20_gris"><text:span text:style-name="T25"> </text:span></text:span><text:span text:style-name="_5f_pointillés_20_gris"><text:span text:style-name="T25"><draw:frame draw:style-name="fr6" draw:name="Objet40" text:anchor-type="as-char" svg:width="0.192cm" svg:height="0.409cm" draw:z-index="7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42" text:anchor-type="as-char" svg:width="0.453cm" svg:height="0.87cm" draw:z-index="80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_5f_pointillés_20_gris"><text:span text:style-name="T25"> <text:s text:c="35"/></text:span></text:span></text:p>
        </text:list-header>
      </text:list>
      <text:list xml:id="list160937874874397" text:continue-list="list160936396974505" text:style-name="Num_5f_Exo">
        <text:list-item>
          <text:h text:style-name="P76" text:outline-level="1"><text:span text:style-name="Bold_5f_niv3"> Le bon rapport</text:span></text:h>
        </text:list-item>
      </text:list>
      <text:list xml:id="list160936909683646" text:continue-list="list160937231192605" text:style-name="liste_5f_abc">
        <text:list-item text:start-value="1">
          <text:p text:style-name="P82">Dans le triangle MNO rectangle en O, exprime le cosinus de l'angle <draw:frame draw:style-name="fr7" draw:name="Objet15" text:anchor-type="as-char" svg:y="-0.37cm" svg:width="0.997cm" svg:height="0.464cm" draw:z-index="8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P3"><draw:g text:anchor-type="as-char" draw:z-index="21" draw:name="Forme13" draw:style-name="gr4"><draw:polygon draw:style-name="gr108" draw:text-style-name="P159" svg:width="2.649cm" svg:height="2.68cm" svg:x="0.462cm" svg:y="0.508cm" svg:viewBox="0 0 2650 2681" draw:points="0,2681 2650,1602 1793,0 0,2680"><text:p/></draw:polygon><draw:line draw:style-name="gr109" draw:text-style-name="P160" svg:x1="0.45cm" svg:y1="3.204cm" svg:x2="3.113cm" svg:y2="2.106cm"><text:p/></draw:line><draw:line draw:style-name="gr109" draw:text-style-name="P160" svg:x1="3.114cm" svg:y1="2.114cm" svg:x2="2.255cm" svg:y2="0.493cm"><text:p/></draw:line><draw:line draw:style-name="gr109" draw:text-style-name="P160" svg:x1="0.45cm" svg:y1="3.204cm" svg:x2="2.26cm" svg:y2="0.493cm"><text:p/></draw:line><draw:frame draw:style-name="gr110" draw:text-style-name="P161" svg:width="0.403cm" svg:height="0.468cm" svg:x="0cm" svg:y="2.972cm"><draw:text-box><text:p text:style-name="P114"><text:span text:style-name="T57">M</text:span></text:p></draw:text-box></draw:frame><draw:frame draw:style-name="gr111" draw:text-style-name="P161" svg:width="0.354cm" svg:height="0.468cm" svg:x="3.18cm" svg:y="1.937cm"><draw:text-box><text:p text:style-name="P114"><text:span text:style-name="T57">O</text:span></text:p></draw:text-box></draw:frame><draw:frame draw:style-name="gr112" draw:text-style-name="P161" svg:width="0.378cm" svg:height="0.468cm" svg:x="2.103cm" svg:y="0cm"><draw:text-box><text:p text:style-name="P114"><text:span text:style-name="T57">N</text:span></text:p></draw:text-box></draw:frame><draw:rect draw:style-name="gr44" draw:text-style-name="P135" svg:width="0.242cm" svg:height="0.221cm" draw:transform="skewX (-0.0956440430092891) rotate (0.411548637620263) translate (2.78518055555556cm 2.00222222222222cm)"><text:p/></draw:rect></draw:g></text:p>
      <text:list xml:id="list160936719050226" text:continue-list="list160935874593237" text:style-name="_5f_Numérotation_20_des_20_exercices_20_livrets">
        <text:list-header>
          <text:p text:style-name="P99"><text:span text:style-name="_5f_pointillés_20_gris"><text:span text:style-name="T39"><text:s text:c="21"/></text:span></text:span><text:span text:style-name="_5f_pointillés_20_gris"><text:span text:style-name="T14">cos</text:span></text:span><text:span text:style-name="_5f_pointillés_20_gris"><text:span text:style-name="T25"> </text:span></text:span><text:span text:style-name="_5f_pointillés_20_gris"><text:span text:style-name="T25"><draw:frame draw:style-name="fr6" draw:name="Objet44" text:anchor-type="as-char" svg:width="0.847cm" svg:height="0.462cm" draw:z-index="82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46" text:anchor-type="as-char" svg:width="0.834cm" svg:height="0.87cm" draw:z-index="84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_5f_pointillés_20_gris"><text:span text:style-name="T25"> <text:s text:c="35"/></text:span></text:span></text:p>
        </text:list-header>
      </text:list>
      <text:list xml:id="list160937261003794" text:continue-list="list160936909683646" text:style-name="liste_5f_abc">
        <text:list-item>
          <text:p text:style-name="P92">Dans le triangle HJK rectangle en K, exprime :</text:p>
        </text:list-item>
      </text:list>
      <text:list xml:id="list160937818683635" text:continue-list="list160936719050226" text:style-name="_5f_Numérotation_20_des_20_exercices_20_livrets">
        <text:list-item>
          <text:list>
            <text:list-item>
              <text:list>
                <text:list-item>
                  <text:p text:style-name="P93"><draw:g text:anchor-type="paragraph" draw:z-index="22" draw:name="Forme14" draw:style-name="gr100"><draw:frame draw:style-name="gr101" draw:text-style-name="P158" svg:width="0.773cm" svg:height="0.75cm" svg:x="0.062cm" svg:y="0.844cm"><draw:text-box><text:p text:style-name="P116"><text:span text:style-name="T56">H</text:span></text:p></draw:text-box></draw:frame><draw:frame draw:style-name="gr102" draw:text-style-name="P158" svg:width="0.609cm" svg:height="0.752cm" svg:x="3.008cm" svg:y="0.422cm"><draw:text-box><text:p text:style-name="P116"><text:span text:style-name="T56">J</text:span></text:p></draw:text-box></draw:frame><draw:frame draw:style-name="gr103" draw:text-style-name="P158" svg:width="0.736cm" svg:height="0.75cm" svg:x="1.563cm" svg:y="2.241cm"><draw:text-box><text:p text:style-name="P116"><text:span text:style-name="T56">K</text:span></text:p></draw:text-box></draw:frame><draw:line draw:style-name="gr104" draw:text-style-name="P151" svg:x1="0.642cm" svg:y1="1.392cm" svg:x2="1.711cm" svg:y2="2.477cm"><text:p/></draw:line><draw:line draw:style-name="gr105" draw:text-style-name="P151" svg:x1="3.134cm" svg:y1="1.032cm" svg:x2="1.709cm" svg:y2="2.477cm"><text:p/></draw:line><draw:line draw:style-name="gr106" draw:text-style-name="P151" svg:x1="0.642cm" svg:y1="1.392cm" svg:x2="3.136cm" svg:y2="1.032cm"><text:p/></draw:line><draw:rect draw:style-name="gr107" draw:text-style-name="P152" svg:width="0.255cm" svg:height="0.255cm" draw:transform="rotate (0.785398163397448) translate (1.53105555555556cm 2.29481944444444cm)"><text:p/></draw:rect></draw:g>le sinus de l'angle <draw:frame draw:style-name="fr7" draw:name="Objet16" text:anchor-type="as-char" svg:y="-0.37cm" svg:width="0.601cm" svg:height="0.46cm" draw:z-index="85"><draw:object xlink:href="./Object 28" xlink:type="simple" xlink:show="embed" xlink:actuate="onLoad"/><draw:image xlink:href="./ObjectReplacements/Object 28" xlink:type="simple" xlink:show="embed" xlink:actuate="onLoad"/><svg:desc>formule</svg:desc></draw:frame><text:s/>: <text:line-break/><text:span text:style-name="_5f_pointillés_20_gris"><text:span text:style-name="T39"> <text:s text:c="2"/></text:span></text:span><text:span text:style-name="_5f_pointillés_20_gris"><text:span text:style-name="T15">sin</text:span></text:span><text:span text:style-name="_5f_pointillés_20_gris"><text:span text:style-name="T25"> </text:span></text:span><text:span text:style-name="_5f_pointillés_20_gris"><text:span text:style-name="T25"><draw:frame draw:style-name="fr6" draw:name="Objet47" text:anchor-type="as-char" svg:width="0.601cm" svg:height="0.46cm" draw:z-index="86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48" text:anchor-type="as-char" svg:width="0.672cm" svg:height="0.87cm" draw:z-index="8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_5f_pointillés_20_gris"><text:span text:style-name="T25"> <text:s text:c="2"/></text:span></text:span></text:p>
                </text:list-item>
                <text:list-item>
                  <text:p text:style-name="P94"><text:span text:style-name="T32">la tangente de l'angle </text:span><text:span text:style-name="T32"><draw:frame draw:style-name="fr7" draw:name="Objet17" text:anchor-type="as-char" svg:y="-0.37cm" svg:width="0.601cm" svg:height="0.46cm" draw:z-index="8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32"><text:s/>:</text:span> <text:line-break/><text:span text:style-name="_5f_pointillés_20_gris"><text:span text:style-name="T39"> <text:s/></text:span></text:span><text:span text:style-name="_5f_pointillés_20_gris"><text:span text:style-name="T15">tan</text:span></text:span><text:span text:style-name="_5f_pointillés_20_gris"><text:span text:style-name="T25"> </text:span></text:span><text:span text:style-name="_5f_pointillés_20_gris"><text:span text:style-name="T25"><draw:frame draw:style-name="fr6" draw:name="Objet49" text:anchor-type="as-char" svg:width="0.601cm" svg:height="0.46cm" draw:z-index="89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50" text:anchor-type="as-char" svg:width="0.764cm" svg:height="0.87cm" draw:z-index="90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_5f_pointillés_20_gris"><text:span text:style-name="T25"> <text:s text:c="2"/></text:span></text:span></text:p>
                </text:list-item>
              </text:list>
            </text:list-item>
          </text:list>
        </text:list-item>
      </text:list>
      <text:list xml:id="list160937486095802" text:continue-list="list160937874874397" text:style-name="Num_5f_Exo">
        <text:list-item>
          <text:h text:style-name="P73" text:outline-level="1"><draw:g text:anchor-type="paragraph" draw:z-index="24" draw:name="Forme15" draw:style-name="gr85"><draw:frame draw:style-name="gr86" draw:text-style-name="P150" svg:width="0.325cm" svg:height="0.675cm" svg:x="5.641cm" svg:y="0.475cm"><draw:text-box><text:p text:style-name="P149"><text:span text:style-name="T54">T</text:span></text:p></draw:text-box></draw:frame><draw:frame draw:style-name="gr87" draw:text-style-name="P150" svg:width="0.458cm" svg:height="0.675cm" svg:x="8.751cm" svg:y="0.039cm"><draw:text-box><text:p text:style-name="P149"><text:span text:style-name="T54">U</text:span></text:p></draw:text-box></draw:frame><draw:frame draw:style-name="gr88" draw:text-style-name="P150" svg:width="0.431cm" svg:height="0.676cm" svg:x="6.939cm" svg:y="2.036cm"><draw:text-box><text:p text:style-name="P149"><text:span text:style-name="T54">V</text:span></text:p></draw:text-box></draw:frame><draw:line draw:style-name="gr89" draw:text-style-name="P151" svg:x1="5.987cm" svg:y1="0.832cm" svg:x2="7.145cm" svg:y2="2.004cm"><text:p/></draw:line><draw:line draw:style-name="gr90" draw:text-style-name="P151" svg:x1="8.689cm" svg:y1="0.444cm" svg:x2="7.146cm" svg:y2="2.006cm"><text:p/></draw:line><draw:line draw:style-name="gr91" draw:text-style-name="P151" svg:x1="5.987cm" svg:y1="0.835cm" svg:x2="8.69cm" svg:y2="0.444cm"><text:p/></draw:line><draw:rect draw:style-name="gr92" draw:text-style-name="P152" svg:width="0.283cm" svg:height="0.281cm" draw:transform="skewX (0.0125663706143592) rotate (0.794299342582619) translate (6.94972222222222cm 1.80975cm)"><text:p/></draw:rect></draw:g> TUV est un triangle rectangle en V. </text:h>
        </text:list-item>
      </text:list>
      <text:p text:style-name="P53">Écris tous les rapports trigonométriques possibles.</text:p>
      <text:list xml:id="list160936999850094" text:continue-list="list160937818683635" text:style-name="_5f_Numérotation_20_des_20_exercices_20_livrets">
        <text:list-header>
          <text:p text:style-name="P100"><text:span text:style-name="_5f_pointillés_20_gris"><text:span text:style-name="T14"><text:s/></text:span></text:span><text:span text:style-name="_5f_pointillés_20_gris"><text:span text:style-name="T16">Angle </text:span></text:span><text:span text:style-name="_5f_pointillés_20_gris"><text:span text:style-name="T16"><draw:frame draw:style-name="fr6" draw:name="Objet53" text:anchor-type="as-char" svg:width="0.744cm" svg:height="0.459cm" draw:z-index="91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_5f_pointillés_20_gris"><text:span text:style-name="T16"> : <text:s/></text:span></text:span><text:span text:style-name="_5f_pointillés_20_gris"><text:span text:style-name="T25"><text:s/></text:span></text:span></text:p>
          <text:p text:style-name="P100"><text:span text:style-name="_5f_pointillés_20_gris"><text:span text:style-name="T16">cos</text:span></text:span><text:span text:style-name="_5f_pointillés_20_gris"><text:span text:style-name="T26"> </text:span></text:span><text:span text:style-name="_5f_pointillés_20_gris"><text:span text:style-name="T26"><draw:frame draw:style-name="fr6" draw:name="Objet51" text:anchor-type="as-char" svg:width="0.744cm" svg:height="0.459cm" draw:z-index="9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_5f_pointillés_20_gris"><text:span text:style-name="T26"><text:s/></text:span></text:span><text:span text:style-name="_5f_pointillés_20_gris"><text:span text:style-name="T36">=</text:span></text:span><text:span text:style-name="_5f_pointillés_20_gris"><text:span text:style-name="T26"><draw:frame draw:style-name="fr6" draw:name="Objet52" text:anchor-type="as-char" svg:width="0.781cm" svg:height="0.87cm" draw:z-index="93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_5f_pointillés_20_gris"><text:span text:style-name="T26"> <text:s text:c="2"/></text:span></text:span><text:span text:style-name="_5f_pointillés_20_gris"><text:span text:style-name="T16">sin</text:span></text:span><text:span text:style-name="_5f_pointillés_20_gris"><text:span text:style-name="T25"> </text:span></text:span><text:span text:style-name="_5f_pointillés_20_gris"><text:span text:style-name="T25"><draw:frame draw:style-name="fr6" draw:name="Objet54" text:anchor-type="as-char" svg:width="0.744cm" svg:height="0.459cm" draw:z-index="94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55" text:anchor-type="as-char" svg:width="0.76cm" svg:height="0.87cm" draw:z-index="95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_5f_pointillés_20_gris"><text:span text:style-name="T25"> <text:s text:c="5"/></text:span></text:span><text:span text:style-name="_5f_pointillés_20_gris"><text:span text:style-name="T16">tan</text:span></text:span><text:span text:style-name="_5f_pointillés_20_gris"><text:span text:style-name="T25"> </text:span></text:span><text:span text:style-name="_5f_pointillés_20_gris"><text:span text:style-name="T25"><draw:frame draw:style-name="fr6" draw:name="Objet57" text:anchor-type="as-char" svg:width="0.744cm" svg:height="0.459cm" draw:z-index="96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63" text:anchor-type="as-char" svg:width="0.781cm" svg:height="0.87cm" draw:z-index="97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_5f_pointillés_20_gris"><text:span text:style-name="T25"> <text:s/></text:span></text:span></text:p>
          <text:p text:style-name="P100"><text:span text:style-name="_5f_pointillés_20_gris"><text:span text:style-name="T14"><text:s/></text:span></text:span><text:span text:style-name="_5f_pointillés_20_gris"><text:span text:style-name="T16">Angle </text:span></text:span><text:span text:style-name="_5f_pointillés_20_gris"><text:span text:style-name="T16"><draw:frame draw:style-name="fr6" draw:name="Objet68" text:anchor-type="as-char" svg:width="0.727cm" svg:height="0.459cm" draw:z-index="98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_5f_pointillés_20_gris"><text:span text:style-name="T16"> : </text:span></text:span></text:p>
          <text:p text:style-name="P100"><text:span text:style-name="_5f_pointillés_20_gris"><text:span text:style-name="T16"><text:s/>cos</text:span></text:span><text:span text:style-name="_5f_pointillés_20_gris"><text:span text:style-name="T26"> </text:span></text:span><text:span text:style-name="_5f_pointillés_20_gris"><text:span text:style-name="T26"><draw:frame draw:style-name="fr6" draw:name="Objet69" text:anchor-type="as-char" svg:width="0.727cm" svg:height="0.459cm" draw:z-index="99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_5f_pointillés_20_gris"><text:span text:style-name="T26"><text:s/></text:span></text:span><text:span text:style-name="_5f_pointillés_20_gris"><text:span text:style-name="T36">=</text:span></text:span><text:span text:style-name="_5f_pointillés_20_gris"><text:span text:style-name="T36"><draw:frame draw:style-name="fr6" draw:name="Objet65" text:anchor-type="as-char" svg:width="0.76cm" svg:height="0.87cm" draw:z-index="100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_5f_pointillés_20_gris"><text:span text:style-name="T26"> <text:s text:c="2"/></text:span></text:span><text:span text:style-name="_5f_pointillés_20_gris"><text:span text:style-name="T16">sin</text:span></text:span><text:span text:style-name="_5f_pointillés_20_gris"><text:span text:style-name="T25"> </text:span></text:span><text:span text:style-name="_5f_pointillés_20_gris"><text:span text:style-name="T25"><draw:frame draw:style-name="fr6" draw:name="Objet64" text:anchor-type="as-char" svg:width="0.727cm" svg:height="0.459cm" draw:z-index="101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 </text:span></text:span><text:span text:style-name="_5f_pointillés_20_gris"><text:span text:style-name="T25"><draw:frame draw:style-name="fr6" draw:name="Objet71" text:anchor-type="as-char" svg:width="0.781cm" svg:height="0.87cm" draw:z-index="102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_5f_pointillés_20_gris"><text:span text:style-name="T25"><text:s text:c="5"/></text:span></text:span><text:span text:style-name="_5f_pointillés_20_gris"><text:span text:style-name="T16">tan</text:span></text:span><text:span text:style-name="_5f_pointillés_20_gris"><text:span text:style-name="T25"> </text:span></text:span><text:span text:style-name="_5f_pointillés_20_gris"><text:span text:style-name="T25"><draw:frame draw:style-name="fr6" draw:name="Objet66" text:anchor-type="as-char" svg:width="0.727cm" svg:height="0.459cm" draw:z-index="103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_5f_pointillés_20_gris"><text:span text:style-name="T25"><text:s/></text:span></text:span><text:span text:style-name="_5f_pointillés_20_gris"><text:span text:style-name="T35">=</text:span></text:span><text:span text:style-name="_5f_pointillés_20_gris"><text:span text:style-name="T25"><draw:frame draw:style-name="fr6" draw:name="Objet67" text:anchor-type="as-char" svg:width="0.781cm" svg:height="0.87cm" draw:z-index="10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_5f_pointillés_20_gris"><text:span text:style-name="T25"> <text:s/></text:span></text:span></text:p>
        </text:list-header>
      </text:list>
      <text:list xml:id="list160936898130979" text:continue-list="list160937486095802" text:style-name="Num_5f_Exo">
        <text:list-item>
          <text:h text:style-name="P77" text:outline-level="1"> À l'aide de la figure ci‑<text:span text:style-name="T34">dessous</text:span>, complète les phrases <text:span text:style-name="T34">suivantes</text:span>.</text:h>
        </text:list-item>
      </text:list>
      <text:p text:style-name="P29"><draw:g text:anchor-type="as-char" draw:z-index="30" draw:name="Forme16" draw:style-name="gr4"><draw:line draw:style-name="gr35" draw:text-style-name="P132" svg:x1="0.272cm" svg:y1="1.983cm" svg:x2="3.853cm" svg:y2="1.983cm"><text:p/></draw:line><draw:line draw:style-name="gr36" draw:text-style-name="P132" svg:x1="0.272cm" svg:y1="1.981cm" svg:x2="1.374cm" svg:y2="0.436cm"><text:p/></draw:line><draw:line draw:style-name="gr37" draw:text-style-name="P132" svg:x1="1.372cm" svg:y1="0.436cm" svg:x2="3.85cm" svg:y2="1.981cm"><text:p/></draw:line><draw:line draw:style-name="gr38" draw:text-style-name="P132" svg:x1="1.372cm" svg:y1="0.436cm" svg:x2="1.372cm" svg:y2="1.981cm"><text:p/></draw:line><draw:polyline draw:style-name="gr39" draw:text-style-name="P133" svg:width="0.228cm" svg:height="0.212cm" svg:x="1.372cm" svg:y="1.77cm" svg:viewBox="0 0 229 213" draw:points="0,0 229,0 229,213"><text:p/></draw:polyline><draw:frame draw:style-name="gr40" draw:text-style-name="P134" svg:width="0.26cm" svg:height="0.419cm" svg:x="1.254cm" svg:y="0cm"><draw:text-box><text:p text:style-name="P116"><text:span text:style-name="T49">C</text:span></text:p></draw:text-box></draw:frame><draw:frame draw:style-name="gr41" draw:text-style-name="P134" svg:width="0.228cm" svg:height="0.419cm" svg:x="3.888cm" svg:y="1.736cm"><draw:text-box><text:p text:style-name="P116"><text:span text:style-name="T49">B</text:span></text:p></draw:text-box></draw:frame><draw:frame draw:style-name="gr42" draw:text-style-name="P134" svg:width="0.228cm" svg:height="0.414cm" svg:x="0cm" svg:y="1.796cm"><draw:text-box><text:p text:style-name="P116"><text:span text:style-name="T49">A</text:span></text:p></draw:text-box></draw:frame><draw:frame draw:style-name="gr43" draw:text-style-name="P134" svg:width="0.271cm" svg:height="0.419cm" svg:x="1.252cm" svg:y="1.991cm"><draw:text-box><text:p text:style-name="P116"><text:span text:style-name="T49">D</text:span></text:p></draw:text-box></draw:frame><draw:rect draw:style-name="gr44" draw:text-style-name="P135" svg:width="0.2cm" svg:height="0.204cm" draw:transform="skewX (0.00872664625997167) rotate (-0.590444885949682) translate (1.37230555555556cm 0.432416666666667cm)"><text:p/></draw:rect></draw:g></text:p>
      <text:list xml:id="list160936032891954" text:continue-list="list160937261003794" text:style-name="liste_5f_abc">
        <text:list-item text:start-value="1">
          <text:p text:style-name="P91">Dans le triangle <text:span text:style-name="T42">ADC</text:span> rectangle en <text:span text:style-name="T42">D</text:span>, on a :</text:p>
        </text:list-item>
      </text:list>
      <text:section text:style-name="Sect2" text:name="Section2">
        <text:list xml:id="list160937086451732" text:continue-list="list160936999850094" text:style-name="_5f_Numérotation_20_des_20_exercices_20_livrets">
          <text:list-item>
            <text:list>
              <text:list-header>
                <text:p text:style-name="P103"><text:span text:style-name="T33">c</text:span>os <draw:frame draw:style-name="fr5" draw:name="Object19" text:anchor-type="as-char" svg:y="-0.37cm" svg:width="0.743cm" svg:height="0.464cm" draw:z-index="105"><draw:object xlink:href="./Object 30" xlink:type="simple" xlink:show="embed" xlink:actuate="onLoad"/><draw:image xlink:href="./ObjectReplacements/Object 30" xlink:type="simple" xlink:show="embed" xlink:actuate="onLoad"/><svg:desc>formule</svg:desc></draw:frame><text:s/><text:span text:style-name="T29">= </text:span><text:span text:style-name="_5f_pointillés_20_gris"><draw:frame draw:style-name="fr6" draw:name="Objet70" text:anchor-type="as-char" svg:width="0.794cm" svg:height="0.87cm" draw:z-index="106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          <text:p text:style-name="P106">cos <draw:frame draw:style-name="fr5" draw:name="Objet9" text:anchor-type="as-char" svg:y="-0.37cm" svg:width="0.764cm" svg:height="0.464cm" draw:z-index="107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29">= </text:span><text:span text:style-name="_5f_pointillés_20_gris"><draw:frame draw:style-name="fr6" draw:name="Objet72" text:anchor-type="as-char" svg:width="0.785cm" svg:height="0.87cm" draw:z-index="108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        </text:list-header>
            </text:list>
          </text:list-item>
        </text:list>
      </text:section>
      <text:list xml:id="list160937768827838" text:continue-list="list160936032891954" text:style-name="liste_5f_abc">
        <text:list-item>
          <text:p text:style-name="P95"><text:span text:style-name="T31">Dans le triangle BCD</text:span><text:span text:style-name="_5f_pointillés_20_gris"><text:span text:style-name="T31"> </text:span></text:span><text:span text:style-name="_5f_pointillés_20_gris"><text:span text:style-name="T17">rectangle en </text:span></text:span><text:span text:style-name="_5f_pointillés_20_gris"><text:span text:style-name="T18">D,</text:span></text:span><text:span text:style-name="T17"> </text:span><text:span text:style-name="T31">on a :</text:span></text:p>
        </text:list-item>
      </text:list>
      <text:section text:style-name="Sect2" text:name="Section3">
        <text:list xml:id="list160935899344899" text:continue-list="list160937086451732" text:style-name="_5f_Numérotation_20_des_20_exercices_20_livrets">
          <text:list-item>
            <text:list>
              <text:list-header>
                <text:p text:style-name="P104"><text:span text:style-name="T33">s</text:span>in <draw:frame draw:style-name="fr5" draw:name="Objet19" text:anchor-type="as-char" svg:y="-0.37cm" svg:width="0.757cm" svg:height="0.462cm" draw:z-index="72"><draw:object xlink:href="./Object 31" xlink:type="simple" xlink:show="embed" xlink:actuate="onLoad"/><draw:image xlink:href="./ObjectReplacements/Object 31" xlink:type="simple" xlink:show="embed" xlink:actuate="onLoad"/><svg:desc>formule</svg:desc></draw:frame><text:s/><text:span text:style-name="T29">= </text:span><text:span text:style-name="_5f_pointillés_20_gris"><draw:frame draw:style-name="fr6" draw:name="Objet73" text:anchor-type="as-char" svg:width="0.781cm" svg:height="0.87cm" draw:z-index="109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p>
                <text:p text:style-name="P107">tan <draw:frame draw:style-name="fr5" draw:name="Objet21" text:anchor-type="as-char" svg:y="-0.37cm" svg:width="0.757cm" svg:height="0.462cm" draw:z-index="78"><draw:object xlink:href="./Object 32" xlink:type="simple" xlink:show="embed" xlink:actuate="onLoad"/><draw:image xlink:href="./ObjectReplacements/Object 32" xlink:type="simple" xlink:show="embed" xlink:actuate="onLoad"/><svg:desc>formule</svg:desc></draw:frame><text:s/><text:span text:style-name="T29">= </text:span><text:span text:style-name="_5f_pointillés_20_gris"><draw:frame draw:style-name="fr6" draw:name="Objet74" text:anchor-type="as-char" svg:width="0.785cm" svg:height="0.87cm" draw:z-index="110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      </text:list-header>
            </text:list>
          </text:list-item>
        </text:list>
      </text:section>
      <text:list xml:id="list160936296742940" text:continue-list="list160937768827838" text:style-name="liste_5f_abc">
        <text:list-item>
          <text:p text:style-name="P96">Dans le triangle <text:span text:style-name="T42">ABC</text:span> <text:span text:style-name="_5f_pointillés_20_gris"><text:span text:style-name="T17">rectangle en </text:span></text:span><text:span text:style-name="_5f_pointillés_20_gris"><text:span text:style-name="T19">C</text:span></text:span><text:span text:style-name="_5f_pointillés_20_gris"><text:span text:style-name="T18">,</text:span></text:span> on a :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Line2250870158848">
          <table:table-cell table:style-name="TableBox2250870153408" office:value-type="string">
            <text:list xml:id="list160936410468602" text:continue-list="list160935899344899" text:style-name="_5f_Numérotation_20_des_20_exercices_20_livrets">
              <text:list-item>
                <text:list>
                  <text:list-header>
                    <text:p text:style-name="P105"><text:span text:style-name="T21">s</text:span><text:span text:style-name="T9">in </text:span><text:span text:style-name="T9"><draw:frame draw:style-name="fr5" draw:name="Objet76" text:anchor-type="as-char" svg:y="-0.37cm" svg:width="0.734cm" svg:height="0.464cm" draw:z-index="111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9"><text:s/></text:span><text:span text:style-name="T22">= </text:span><text:span text:style-name="_5f_pointillés_20_gris"><text:span text:style-name="T9"><draw:frame draw:style-name="fr6" draw:name="Objet77" text:anchor-type="as-char" svg:width="0.766cm" svg:height="0.87cm" draw:z-index="112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/text:p>
                  </text:list-header>
                </text:list>
              </text:list-item>
            </text:list>
          </table:table-cell>
          <table:table-cell table:style-name="TableBox2250870158304" office:value-type="string">
            <text:list xml:id="list160936211034763" text:continue-numbering="true" text:style-name="_5f_Numérotation_20_des_20_exercices_20_livrets">
              <text:list-item>
                <text:list>
                  <text:list-header>
                    <text:p text:style-name="P108"><text:span text:style-name="_5f_pointillés_20_gris"><text:span text:style-name="T23">t</text:span></text:span><text:span text:style-name="_5f_pointillés_20_gris"><text:span text:style-name="T9">an </text:span></text:span><text:span text:style-name="_5f_pointillés_20_gris"><text:span text:style-name="T9"><draw:frame draw:style-name="fr5" draw:name="Objet22" text:anchor-type="as-char" svg:y="-0.37cm" svg:width="0.72cm" svg:height="0.464cm" draw:z-index="113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_5f_pointillés_20_gris"><text:span text:style-name="T9"><text:s/>= </text:span></text:span><text:span text:style-name="T22"><draw:frame draw:style-name="fr6" draw:name="Objet75" text:anchor-type="as-char" svg:width="0.764cm" svg:height="0.87cm" draw:z-index="114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        </text:list-header>
                </text:list>
              </text:list-item>
            </text:list>
          </table:table-cell>
        </table:table-row>
      </table:table>
      <text:p text:style-name="P72"/>
      <text:list xml:id="list160936883896295" text:continue-list="list160936898130979" text:style-name="Num_5f_Exo">
        <text:list-item>
          <text:h text:style-name="P78" text:outline-level="1"><text:span text:style-name="T42">Co</text:span>mplète le tableau avec le numéro du triangle qui convient.</text:h>
        </text:list-item>
      </text:list>
      <text:section text:style-name="Sect3" text:name="Section1">
        <text:p text:style-name="P51">Triangle n° 1</text:p>
        <text:p text:style-name="P50"><draw:g text:anchor-type="paragraph" draw:z-index="26" draw:name="Forme17" draw:style-name="gr1"><draw:frame draw:style-name="gr67" draw:text-style-name="P150" svg:width="0.246cm" svg:height="0.414cm" svg:x="0.318cm" svg:y="0.5cm"><draw:text-box><text:p text:style-name="P149"><text:span text:style-name="T54">A</text:span></text:p></draw:text-box></draw:frame><draw:frame draw:style-name="gr68" draw:text-style-name="P150" svg:width="0.246cm" svg:height="0.414cm" svg:x="2.359cm" svg:y="0.242cm"><draw:text-box><text:p text:style-name="P149"><text:span text:style-name="T54">B</text:span></text:p></draw:text-box></draw:frame><draw:frame draw:style-name="gr69" draw:text-style-name="P150" svg:width="0.251cm" svg:height="0.414cm" svg:x="1.186cm" svg:y="1.517cm"><draw:text-box><text:p text:style-name="P149"><text:span text:style-name="T54">C</text:span></text:p></draw:text-box></draw:frame><draw:line draw:style-name="gr70" draw:text-style-name="P151" svg:x1="0.591cm" svg:y1="0.746cm" svg:x2="1.325cm" svg:y2="1.49cm"><text:p/></draw:line><draw:line draw:style-name="gr71" draw:text-style-name="P151" svg:x1="2.302cm" svg:y1="0.501cm" svg:x2="1.323cm" svg:y2="1.492cm"><text:p/></draw:line><draw:line draw:style-name="gr72" draw:text-style-name="P151" svg:x1="0.591cm" svg:y1="0.748cm" svg:x2="2.304cm" svg:y2="0.501cm"><text:p/></draw:line><draw:rect draw:style-name="gr73" draw:text-style-name="P152" svg:width="0.177cm" svg:height="0.179cm" draw:transform="skewX (0.0099483767363677) rotate (0.785398163397448) translate (1.19768055555556cm 1.36525cm)"><text:p/></draw:rect></draw:g></text:p>
        <text:p text:style-name="P54">Triangle n° 2</text:p>
        <text:p text:style-name="P50"><draw:g text:anchor-type="paragraph" draw:z-index="27" draw:name="Forme18" draw:style-name="gr1"><draw:frame draw:style-name="gr60" draw:text-style-name="P150" svg:width="0.246cm" svg:height="0.414cm" svg:x="0.402cm" svg:y="0.498cm"><draw:text-box><text:p text:style-name="P149"><text:span text:style-name="T54">B</text:span></text:p></draw:text-box></draw:frame><draw:frame draw:style-name="gr61" draw:text-style-name="P150" svg:width="0.251cm" svg:height="0.414cm" svg:x="2.443cm" svg:y="0.24cm"><draw:text-box><text:p text:style-name="P149"><text:span text:style-name="T54">C</text:span></text:p></draw:text-box></draw:frame><draw:frame draw:style-name="gr62" draw:text-style-name="P150" svg:width="0.246cm" svg:height="0.414cm" svg:x="1.27cm" svg:y="1.515cm"><draw:text-box><text:p text:style-name="P149"><text:span text:style-name="T54">A</text:span></text:p></draw:text-box></draw:frame><draw:line draw:style-name="gr63" draw:text-style-name="P151" svg:x1="0.672cm" svg:y1="0.744cm" svg:x2="1.406cm" svg:y2="1.488cm"><text:p/></draw:line><draw:line draw:style-name="gr64" draw:text-style-name="P151" svg:x1="2.385cm" svg:y1="0.499cm" svg:x2="1.406cm" svg:y2="1.49cm"><text:p/></draw:line><draw:line draw:style-name="gr65" draw:text-style-name="P151" svg:x1="0.672cm" svg:y1="0.746cm" svg:x2="2.385cm" svg:y2="0.499cm"><text:p/></draw:line><draw:rect draw:style-name="gr66" draw:text-style-name="P152" svg:width="0.177cm" svg:height="0.179cm" draw:transform="skewX (0.0099483767363677) rotate (0.785398163397448) translate (1.28234722222222cm 1.36348611111111cm)"><text:p/></draw:rect></draw:g></text:p>
        <text:p text:style-name="P55">Triangle n° 3</text:p>
        <text:p text:style-name="P60"><draw:g text:anchor-type="as-char" draw:z-index="23" draw:name="Forme19" draw:style-name="gr4"><draw:frame draw:style-name="gr93" draw:text-style-name="P150" svg:width="0.246cm" svg:height="0.414cm" svg:x="0cm" svg:y="0.258cm"><draw:text-box><text:p text:style-name="P149"><text:span text:style-name="T54">A</text:span></text:p></draw:text-box></draw:frame><draw:frame draw:style-name="gr94" draw:text-style-name="P150" svg:width="0.251cm" svg:height="0.414cm" svg:x="2.041cm" svg:y="0cm"><draw:text-box><text:p text:style-name="P149"><text:span text:style-name="T54">C</text:span></text:p></draw:text-box></draw:frame><draw:frame draw:style-name="gr95" draw:text-style-name="P150" svg:width="0.246cm" svg:height="0.414cm" svg:x="0.868cm" svg:y="1.275cm"><draw:text-box><text:p text:style-name="P149"><text:span text:style-name="T54">B</text:span></text:p></draw:text-box></draw:frame><draw:line draw:style-name="gr96" draw:text-style-name="P151" svg:x1="0.27cm" svg:y1="0.503cm" svg:x2="1.004cm" svg:y2="1.247cm"><text:p/></draw:line><draw:line draw:style-name="gr97" draw:text-style-name="P151" svg:x1="1.983cm" svg:y1="0.258cm" svg:x2="1.004cm" svg:y2="1.249cm"><text:p/></draw:line><draw:line draw:style-name="gr98" draw:text-style-name="P151" svg:x1="0.27cm" svg:y1="0.505cm" svg:x2="1.983cm" svg:y2="0.258cm"><text:p/></draw:line><draw:rect draw:style-name="gr99" draw:text-style-name="P152" svg:width="0.177cm" svg:height="0.179cm" draw:transform="skewX (0.0099483767363677) rotate (0.785398163397448) translate (0.880180555555556cm 1.12369444444444cm)"><text:p/></draw:rect></draw:g></text:p>
      </text:section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B"/>
        <table:table-column table:style-name="Tableau7.G"/>
        <table:table-row table:style-name="Tableau7.1">
          <table:table-cell table:style-name="Tableau7.A1" office:value-type="string">
            <text:p text:style-name="P39"/>
          </table:table-cell>
          <table:table-cell table:style-name="Tableau7.B1" office:value-type="string">
            <text:p text:style-name="P56"/>
          </table:table-cell>
          <table:table-cell table:style-name="Tableau7.C1" office:value-type="string">
            <text:p text:style-name="P41">n°</text:p>
          </table:table-cell>
          <table:table-cell table:style-name="Tableau7.D1" office:value-type="string">
            <text:p text:style-name="P40"/>
          </table:table-cell>
          <table:table-cell table:style-name="Tableau7.D1" office:value-type="string">
            <text:p text:style-name="P40"/>
          </table:table-cell>
          <table:table-cell table:style-name="Tableau7.F1" office:value-type="string">
            <text:p text:style-name="P57"/>
          </table:table-cell>
          <table:table-cell table:style-name="Tableau7.C1" office:value-type="string">
            <text:p text:style-name="P41">n°</text:p>
          </table:table-cell>
        </table:table-row>
        <table:table-row table:style-name="Tableau7.2">
          <table:table-cell table:style-name="Tableau7.A1" office:value-type="string">
            <text:p text:style-name="P31">a.</text:p>
          </table:table-cell>
          <table:table-cell table:style-name="Tableau7.B2" office:value-type="string">
            <text:p text:style-name="P70">cos <draw:frame draw:style-name="fr5" draw:name="Objet23" text:anchor-type="as-char" svg:y="-0.37cm" svg:width="0.741cm" svg:height="0.464cm" draw:z-index="83"><draw:object xlink:href="./Object 34" xlink:type="simple" xlink:show="embed" xlink:actuate="onLoad"/><draw:image xlink:href="./ObjectReplacements/Object 34" xlink:type="simple" xlink:show="embed" xlink:actuate="onLoad"/><svg:desc>formule</svg:desc></draw:frame><text:s/><text:span text:style-name="T29">=</text:span><draw:frame draw:style-name="fr4" draw:name="Objet39" text:anchor-type="as-char" svg:width="0.769cm" svg:height="0.873cm" draw:z-index="6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7.C2" office:value-type="string">
            <text:p text:style-name="P68"><text:span text:style-name="_5f_pointillés_20_gris"><text:span text:style-name="T20">2</text:span></text:span></text:p>
          </table:table-cell>
          <table:table-cell table:style-name="Tableau7.D1" office:value-type="string">
            <text:p text:style-name="P67"/>
          </table:table-cell>
          <table:table-cell table:style-name="Tableau7.D1" office:value-type="string">
            <text:p text:style-name="P69">c.</text:p>
          </table:table-cell>
          <table:table-cell table:style-name="Tableau7.F2" office:value-type="string">
            <text:p text:style-name="P70">sin <draw:frame draw:style-name="fr5" draw:name="Objet25" text:anchor-type="as-char" svg:y="-0.37cm" svg:width="0.727cm" svg:height="0.462cm" draw:z-index="71"><draw:object xlink:href="./Object 37" xlink:type="simple" xlink:show="embed" xlink:actuate="onLoad"/><draw:image xlink:href="./ObjectReplacements/Object 37" xlink:type="simple" xlink:show="embed" xlink:actuate="onLoad"/><svg:desc>formule</svg:desc></draw:frame><text:s/><text:span text:style-name="T29">=</text:span><draw:frame draw:style-name="fr4" draw:name="Objet43" text:anchor-type="as-char" svg:width="0.773cm" svg:height="0.873cm" draw:z-index="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7.G2" office:value-type="string">
            <text:p text:style-name="P68"><text:span text:style-name="_5f_pointillés_20_gris"><text:span text:style-name="T20">3</text:span></text:span></text:p>
          </table:table-cell>
        </table:table-row>
        <table:table-row table:style-name="Tableau7.2">
          <table:table-cell table:style-name="Tableau7.A1" office:value-type="string">
            <text:p text:style-name="P31">b.</text:p>
          </table:table-cell>
          <table:table-cell table:style-name="Tableau7.B3" office:value-type="string">
            <text:p text:style-name="P70">tan <draw:frame draw:style-name="fr5" draw:name="Objet24" text:anchor-type="as-char" svg:y="-0.37cm" svg:width="0.741cm" svg:height="0.464cm" draw:z-index="58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29">=</text:span><text:span text:style-name="T29"><draw:frame draw:style-name="fr4" draw:name="Objet41" text:anchor-type="as-char" svg:width="0.773cm" svg:height="0.873cm" draw:z-index="8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  </table:table-cell>
          <table:table-cell table:style-name="Tableau7.C3" office:value-type="string">
            <text:p text:style-name="P68"><text:span text:style-name="_5f_pointillés_20_gris"><text:span text:style-name="T20">1</text:span></text:span></text:p>
          </table:table-cell>
          <table:table-cell table:style-name="Tableau7.D1" office:value-type="string">
            <text:p text:style-name="P67"/>
          </table:table-cell>
          <table:table-cell table:style-name="Tableau7.D1" office:value-type="string">
            <text:p text:style-name="P69">d.</text:p>
          </table:table-cell>
          <table:table-cell table:style-name="Tableau7.F3" office:value-type="string">
            <text:p text:style-name="P70">tan <draw:frame draw:style-name="fr5" draw:name="Objet26" text:anchor-type="as-char" svg:y="-0.37cm" svg:width="0.727cm" svg:height="0.462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text:s/><text:span text:style-name="T29">=</text:span><text:span text:style-name="T29"><draw:frame draw:style-name="fr4" draw:name="Objet45" text:anchor-type="as-char" svg:width="0.773cm" svg:height="0.873cm" draw:z-index="9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</table:table-cell>
          <table:table-cell table:style-name="Tableau7.G3" office:value-type="string">
            <text:p text:style-name="P68"><text:span text:style-name="_5f_pointillés_20_gris"><text:span text:style-name="T20">1</text:span></text:span></text:p>
          </table:table-cell>
        </table:table-row>
      </table:table>
      <text:p text:style-name="P38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6" svg:font-family="'Bitstream Vera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11cm" draw:dots2="1" draw:dots2-length="0.011cm" draw:distance="0.011cm"/>
    <draw:stroke-dash draw:name="Dashed_20__28_var_29__20_6113" draw:display-name="Dashed (var) 6113" draw:style="rect" draw:dots1="1" draw:dots1-length="0.011cm" draw:dots2="1" draw:dots2-length="0.011cm" draw:distance="0.011cm"/>
    <draw:stroke-dash draw:name="Dashed_20__28_var_29__20_6114" draw:display-name="Dashed (var) 6114" draw:style="rect" draw:dots1="1" draw:dots1-length="0.011cm" draw:dots2="1" draw:dots2-length="0.011cm" draw:distance="0.011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2" draw:display-name="Dashed (var) 6122" draw:style="rect" draw:dots1="1" draw:dots1-length="0.006cm" draw:dots2="1" draw:dots2-length="0.006cm" draw:distance="0.006cm"/>
    <draw:stroke-dash draw:name="Dashed_20__28_var_29__20_6123" draw:display-name="Dashed (var) 6123" draw:style="rect" draw:dots1="1" draw:dots1-length="0.006cm" draw:dots2="1" draw:dots2-length="0.006cm" draw:distance="0.006cm"/>
    <draw:stroke-dash draw:name="Dashed_20__28_var_29__20_6124" draw:display-name="Dashed (var) 6124" draw:style="rect" draw:dots1="1" draw:dots1-length="0.006cm" draw:dots2="1" draw:dots2-length="0.006cm" draw:distance="0.006cm"/>
    <draw:stroke-dash draw:name="Dashed_20__28_var_29__20_6125" draw:display-name="Dashed (var) 6125" draw:style="rect" draw:dots1="1" draw:dots1-length="0.006cm" draw:dots2="1" draw:dots2-length="0.006cm" draw:distance="0.006cm"/>
    <draw:stroke-dash draw:name="Dashed_20__28_var_29__20_6126" draw:display-name="Dashed (var) 6126" draw:style="rect" draw:dots1="1" draw:dots1-length="0.006cm" draw:dots2="1" draw:dots2-length="0.006cm" draw:distance="0.006cm"/>
    <draw:stroke-dash draw:name="Dashed_20__28_var_29__20_6130" draw:display-name="Dashed (var) 6130" draw:style="rect" draw:dots1="1" draw:dots1-length="0.011cm" draw:dots2="1" draw:dots2-length="0.011cm" draw:distance="0.011cm"/>
    <draw:stroke-dash draw:name="Dashed_20__28_var_29__20_6131" draw:display-name="Dashed (var) 6131" draw:style="rect" draw:dots1="1" draw:dots1-length="0.011cm" draw:dots2="1" draw:dots2-length="0.011cm" draw:distance="0.011cm"/>
    <draw:stroke-dash draw:name="Dashed_20__28_var_29__20_6132" draw:display-name="Dashed (var) 6132" draw:style="rect" draw:dots1="1" draw:dots1-length="0.011cm" draw:dots2="1" draw:dots2-length="0.011cm" draw:distance="0.011cm"/>
    <draw:stroke-dash draw:name="Dashed_20__28_var_29__20_6133" draw:display-name="Dashed (var) 6133" draw:style="rect" draw:dots1="1" draw:dots1-length="0.006cm" draw:dots2="1" draw:dots2-length="0.006cm" draw:distance="0.006cm"/>
    <draw:stroke-dash draw:name="Dashed_20__28_var_29__20_6134" draw:display-name="Dashed (var) 6134" draw:style="rect" draw:dots1="1" draw:dots1-length="0.006cm" draw:dots2="1" draw:dots2-length="0.006cm" draw:distance="0.006cm"/>
    <draw:stroke-dash draw:name="Dashed_20__28_var_29__20_6135" draw:display-name="Dashed (var) 6135" draw:style="rect" draw:dots1="1" draw:dots1-length="0.006cm" draw:dots2="1" draw:dots2-length="0.006cm" draw:distance="0.006cm"/>
    <draw:stroke-dash draw:name="Dashed_20__28_var_29__20_6136" draw:display-name="Dashed (var) 6136" draw:style="rect" draw:dots1="1" draw:dots1-length="0.006cm" draw:dots2="1" draw:dots2-length="0.006cm" draw:distance="0.006cm"/>
    <draw:stroke-dash draw:name="Dashed_20__28_var_29__20_6137" draw:display-name="Dashed (var) 6137" draw:style="rect" draw:dots1="1" draw:dots1-length="0.011cm" draw:dots2="1" draw:dots2-length="0.011cm" draw:distance="0.011cm"/>
    <draw:stroke-dash draw:name="Dashed_20__28_var_29__20_6138" draw:display-name="Dashed (var) 6138" draw:style="rect" draw:dots1="1" draw:dots1-length="0.011cm" draw:dots2="1" draw:dots2-length="0.011cm" draw:distance="0.011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11cm" draw:dots2="1" draw:dots2-length="0.011cm" draw:distance="0.011cm"/>
    <draw:stroke-dash draw:name="Dashed_20__28_var_29__20_6145" draw:display-name="Dashed (var) 6145" draw:style="rect" draw:dots1="1" draw:dots1-length="0.011cm" draw:dots2="1" draw:dots2-length="0.011cm" draw:distance="0.011cm"/>
    <draw:stroke-dash draw:name="Dashed_20__28_var_29__20_6146" draw:display-name="Dashed (var) 6146" draw:style="rect" draw:dots1="1" draw:dots1-length="0.011cm" draw:dots2="1" draw:dots2-length="0.011cm" draw:distance="0.011cm"/>
    <draw:stroke-dash draw:name="Dashed_20__28_var_29__20_6147" draw:display-name="Dashed (var) 6147" draw:style="rect" draw:dots1="1" draw:dots1-length="0.011cm" draw:dots2="1" draw:dots2-length="0.011cm" draw:distance="0.011cm"/>
    <draw:stroke-dash draw:name="Dashed_20__28_var_29__20_6148" draw:display-name="Dashed (var) 6148" draw:style="rect" draw:dots1="1" draw:dots1-length="0.011cm" draw:dots2="1" draw:dots2-length="0.011cm" draw:distance="0.011cm"/>
    <draw:stroke-dash draw:name="Dashed_20__28_var_29__20_6149" draw:display-name="Dashed (var) 6149" draw:style="rect" draw:dots1="1" draw:dots1-length="0.011cm" draw:dots2="1" draw:dots2-length="0.011cm" draw:distance="0.011cm"/>
    <draw:stroke-dash draw:name="Dashed_20__28_var_29__20_6150" draw:display-name="Dashed (var) 6150" draw:style="rect" draw:dots1="1" draw:dots1-length="0.011cm" draw:dots2="1" draw:dots2-length="0.011cm" draw:distance="0.011cm"/>
    <draw:stroke-dash draw:name="Dashed_20__28_var_29__20_6151" draw:display-name="Dashed (var) 6151" draw:style="rect" draw:dots1="1" draw:dots1-length="0.006cm" draw:dots2="1" draw:dots2-length="0.006cm" draw:distance="0.006cm"/>
    <draw:stroke-dash draw:name="Dashed_20__28_var_29__20_6152" draw:display-name="Dashed (var) 6152" draw:style="rect" draw:dots1="1" draw:dots1-length="0.006cm" draw:dots2="1" draw:dots2-length="0.006cm" draw:distance="0.006cm"/>
    <draw:stroke-dash draw:name="Dashed_20__28_var_29__20_6153" draw:display-name="Dashed (var) 6153" draw:style="rect" draw:dots1="1" draw:dots1-length="0.006cm" draw:dots2="1" draw:dots2-length="0.006cm" draw:distance="0.006cm"/>
    <draw:stroke-dash draw:name="Dashed_20__28_var_29__20_6154" draw:display-name="Dashed (var) 6154" draw:style="rect" draw:dots1="1" draw:dots1-length="0.006cm" draw:dots2="1" draw:dots2-length="0.006cm" draw:distance="0.006cm"/>
    <draw:stroke-dash draw:name="Dashed_20__28_var_29__20_6155" draw:display-name="Dashed (var) 6155" draw:style="rect" draw:dots1="1" draw:dots1-length="0.006cm" draw:dots2="1" draw:dots2-length="0.006cm" draw:distance="0.006cm"/>
    <draw:stroke-dash draw:name="Dashed_20__28_var_29__20_6156" draw:display-name="Dashed (var) 6156" draw:style="rect" draw:dots1="1" draw:dots1-length="0.006cm" draw:dots2="1" draw:dots2-length="0.006cm" draw:distance="0.006cm"/>
    <draw:stroke-dash draw:name="Dashed_20__28_var_29__20_6158" draw:display-name="Dashed (var) 6158" draw:style="rect" draw:dots1="1" draw:dots1-length="0.006cm" draw:dots2="1" draw:dots2-length="0.006cm" draw:distance="0.006cm"/>
    <draw:stroke-dash draw:name="Dashed_20__28_var_29__20_6162" draw:display-name="Dashed (var) 6162" draw:style="rect" draw:dots1="1" draw:dots1-length="0.006cm" draw:dots2="1" draw:dots2-length="0.006cm" draw:distance="0.006cm"/>
    <draw:stroke-dash draw:name="Dashed_20__28_var_29__20_6163" draw:display-name="Dashed (var) 6163" draw:style="rect" draw:dots1="1" draw:dots1-length="0.006cm" draw:dots2="1" draw:dots2-length="0.006cm" draw:distance="0.006cm"/>
    <draw:stroke-dash draw:name="Dashed_20__28_var_29__20_6164" draw:display-name="Dashed (var) 6164" draw:style="rect" draw:dots1="1" draw:dots1-length="0.006cm" draw:dots2="1" draw:dots2-length="0.006cm" draw:distance="0.006cm"/>
    <draw:stroke-dash draw:name="Dashed_20__28_var_29__20_6165" draw:display-name="Dashed (var) 6165" draw:style="rect" draw:dots1="1" draw:dots1-length="0.006cm" draw:dots2="1" draw:dots2-length="0.006cm" draw:distance="0.006cm"/>
    <draw:stroke-dash draw:name="Dashed_20__28_var_29__20_6166" draw:display-name="Dashed (var) 6166" draw:style="rect" draw:dots1="1" draw:dots1-length="0.006cm" draw:dots2="1" draw:dots2-length="0.006cm" draw:distance="0.006cm"/>
    <draw:stroke-dash draw:name="Dashed_20__28_var_29__20_6167" draw:display-name="Dashed (var) 6167" draw:style="rect" draw:dots1="1" draw:dots1-length="0.006cm" draw:dots2="1" draw:dots2-length="0.006cm" draw:distance="0.006cm"/>
    <draw:stroke-dash draw:name="Dashed_20__28_var_29__20_6168" draw:display-name="Dashed (var) 6168" draw:style="rect" draw:dots1="1" draw:dots1-length="0.006cm" draw:dots2="1" draw:dots2-length="0.006cm" draw:distance="0.006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01cm" draw:dots2="1" draw:dots2-length="0.001cm" draw:distance="0.001cm"/>
    <draw:stroke-dash draw:name="Dashed_20__28_var_29__20_6176" draw:display-name="Dashed (var) 6176" draw:style="rect" draw:dots1="1" draw:dots1-length="0.001cm" draw:dots2="1" draw:dots2-length="0.001cm" draw:distance="0.001cm"/>
    <draw:stroke-dash draw:name="Dashed_20__28_var_29__20_6177" draw:display-name="Dashed (var) 6177" draw:style="rect" draw:dots1="1" draw:dots1-length="0.001cm" draw:dots2="1" draw:dots2-length="0.001cm" draw:distance="0.001cm"/>
    <draw:stroke-dash draw:name="Dashed_20__28_var_29__20_6178" draw:display-name="Dashed (var) 6178" draw:style="rect" draw:dots1="1" draw:dots1-length="0.001cm" draw:dots2="1" draw:dots2-length="0.001cm" draw:distance="0.00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draw:stroke-dash draw:name="Dashed_20__28_var_29__20_6192" draw:display-name="Dashed (var) 6192" draw:style="rect" draw:dots1="1" draw:dots1-length="0.002cm" draw:dots2="1" draw:dots2-length="0.002cm" draw:distance="0.002cm"/>
    <draw:stroke-dash draw:name="Dashed_20__28_var_29__20_6193" draw:display-name="Dashed (var) 6193" draw:style="rect" draw:dots1="1" draw:dots1-length="0.002cm" draw:dots2="1" draw:dots2-length="0.002cm" draw:distance="0.002cm"/>
    <draw:stroke-dash draw:name="Dashed_20__28_var_29__20_6194" draw:display-name="Dashed (var) 6194" draw:style="rect" draw:dots1="1" draw:dots1-length="0.002cm" draw:dots2="1" draw:dots2-length="0.002cm" draw:distance="0.002cm"/>
    <draw:stroke-dash draw:name="Dashed_20__28_var_29__20_6195" draw:display-name="Dashed (var) 6195" draw:style="rect" draw:dots1="1" draw:dots1-length="0.002cm" draw:dots2="1" draw:dots2-length="0.002cm" draw:distance="0.002cm"/>
    <draw:stroke-dash draw:name="Dashed_20__28_var_29__20_6196" draw:display-name="Dashed (var) 6196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2cm" draw:dots2="1" draw:dots2-length="0.002cm" draw:distance="0.002cm"/>
    <draw:stroke-dash draw:name="Dashed_20__28_var_29__20_6201" draw:display-name="Dashed (var) 6201" draw:style="rect" draw:dots1="1" draw:dots1-length="0.002cm" draw:dots2="1" draw:dots2-length="0.002cm" draw:distance="0.002cm"/>
    <draw:stroke-dash draw:name="Dashed_20__28_var_29__20_6202" draw:display-name="Dashed (var) 6202" draw:style="rect" draw:dots1="1" draw:dots1-length="0.002cm" draw:dots2="1" draw:dots2-length="0.002cm" draw:distance="0.002cm"/>
    <draw:stroke-dash draw:name="Dashed_20__28_var_29__20_6203" draw:display-name="Dashed (var) 6203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02cm" draw:dots2="1" draw:dots2-length="0.002cm" draw:distance="0.002cm"/>
    <draw:stroke-dash draw:name="Dashed_20__28_var_29__20_6207" draw:display-name="Dashed (var) 6207" draw:style="rect" draw:dots1="1" draw:dots1-length="0.002cm" draw:dots2="1" draw:dots2-length="0.002cm" draw:distance="0.002cm"/>
    <draw:stroke-dash draw:name="Dashed_20__28_var_29__20_6208" draw:display-name="Dashed (var) 6208" draw:style="rect" draw:dots1="1" draw:dots1-length="0.002cm" draw:dots2="1" draw:dots2-length="0.002cm" draw:distance="0.002cm"/>
    <draw:stroke-dash draw:name="Dashed_20__28_var_29__20_6209" draw:display-name="Dashed (var) 6209" draw:style="rect" draw:dots1="1" draw:dots1-length="0.002cm" draw:dots2="1" draw:dots2-length="0.002cm" draw:distance="0.002cm"/>
    <draw:stroke-dash draw:name="Dashed_20__28_var_29__20_6280" draw:display-name="Dashed (var) 6280" draw:style="rect" draw:dots1="1" draw:dots1-length="0.011cm" draw:dots2="1" draw:dots2-length="0.011cm" draw:distance="0.011cm"/>
    <draw:stroke-dash draw:name="Dashed_20__28_var_29__20_6281" draw:display-name="Dashed (var) 6281" draw:style="rect" draw:dots1="1" draw:dots1-length="0.011cm" draw:dots2="1" draw:dots2-length="0.011cm" draw:distance="0.011cm"/>
    <draw:stroke-dash draw:name="Dashed_20__28_var_29__20_6282" draw:display-name="Dashed (var) 6282" draw:style="rect" draw:dots1="1" draw:dots1-length="0.011cm" draw:dots2="1" draw:dots2-length="0.011cm" draw:distance="0.011cm"/>
    <draw:stroke-dash draw:name="Dashed_20__28_var_29__20_6283" draw:display-name="Dashed (var) 6283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11cm" draw:dots2="1" draw:dots2-length="0.011cm" draw:distance="0.011cm"/>
    <draw:stroke-dash draw:name="Dashed_20__28_var_29__20_6285" draw:display-name="Dashed (var) 6285" draw:style="rect" draw:dots1="1" draw:dots1-length="0.011cm" draw:dots2="1" draw:dots2-length="0.011cm" draw:distance="0.011cm"/>
    <draw:stroke-dash draw:name="Dashed_20__28_var_29__20_6286" draw:display-name="Dashed (var) 6286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11cm" draw:dots2="1" draw:dots2-length="0.011cm" draw:distance="0.011cm"/>
    <draw:stroke-dash draw:name="Dashed_20__28_var_29__20_6288" draw:display-name="Dashed (var) 6288" draw:style="rect" draw:dots1="1" draw:dots1-length="0.011cm" draw:dots2="1" draw:dots2-length="0.011cm" draw:distance="0.011cm"/>
    <draw:stroke-dash draw:name="Dashed_20__28_var_29__20_6289" draw:display-name="Dashed (var) 6289" draw:style="rect" draw:dots1="1" draw:dots1-length="0.011cm" draw:dots2="1" draw:dots2-length="0.011cm" draw:distance="0.011cm"/>
    <draw:stroke-dash draw:name="Dashed_20__28_var_29__20_6290" draw:display-name="Dashed (var) 6290" draw:style="rect" draw:dots1="1" draw:dots1-length="0.011cm" draw:dots2="1" draw:dots2-length="0.011cm" draw:distance="0.011cm"/>
    <draw:stroke-dash draw:name="Dashed_20__28_var_29__20_6291" draw:display-name="Dashed (var) 6291" draw:style="rect" draw:dots1="1" draw:dots1-length="0.011cm" draw:dots2="1" draw:dots2-length="0.011cm" draw:distance="0.011cm"/>
    <draw:stroke-dash draw:name="Dashed_20__28_var_29__20_6292" draw:display-name="Dashed (var) 6292" draw:style="rect" draw:dots1="1" draw:dots1-length="0.011cm" draw:dots2="1" draw:dots2-length="0.011cm" draw:distance="0.011cm"/>
    <draw:stroke-dash draw:name="Dashed_20__28_var_29__20_6293" draw:display-name="Dashed (var) 6293" draw:style="rect" draw:dots1="1" draw:dots1-length="0.011cm" draw:dots2="1" draw:dots2-length="0.011cm" draw:distance="0.011cm"/>
    <draw:stroke-dash draw:name="Dashed_20__28_var_29__20_6294" draw:display-name="Dashed (var) 6294" draw:style="rect" draw:dots1="1" draw:dots1-length="0.011cm" draw:dots2="1" draw:dots2-length="0.011cm" draw:distance="0.011cm"/>
    <draw:stroke-dash draw:name="Dashed_20__28_var_29__20_6295" draw:display-name="Dashed (var) 6295" draw:style="rect" draw:dots1="1" draw:dots1-length="0.011cm" draw:dots2="1" draw:dots2-length="0.011cm" draw:distance="0.011cm"/>
    <draw:stroke-dash draw:name="Dashed_20__28_var_29__20_6296" draw:display-name="Dashed (var) 6296" draw:style="rect" draw:dots1="1" draw:dots1-length="0.006cm" draw:dots2="1" draw:dots2-length="0.006cm" draw:distance="0.006cm"/>
    <draw:stroke-dash draw:name="Dashed_20__28_var_29__20_6297" draw:display-name="Dashed (var) 6297" draw:style="rect" draw:dots1="1" draw:dots1-length="0.006cm" draw:dots2="1" draw:dots2-length="0.006cm" draw:distance="0.006cm"/>
    <draw:stroke-dash draw:name="Dashed_20__28_var_29__20_6298" draw:display-name="Dashed (var) 6298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2" draw:display-name="Dashed (var) 6302" draw:style="rect" draw:dots1="1" draw:dots1-length="0.011cm" draw:dots2="1" draw:dots2-length="0.011cm" draw:distance="0.011cm"/>
    <draw:stroke-dash draw:name="Dashed_20__28_var_29__20_6303" draw:display-name="Dashed (var) 6303" draw:style="rect" draw:dots1="1" draw:dots1-length="0.011cm" draw:dots2="1" draw:dots2-length="0.011cm" draw:distance="0.011cm"/>
    <draw:stroke-dash draw:name="Dashed_20__28_var_29__20_6304" draw:display-name="Dashed (var) 6304" draw:style="rect" draw:dots1="1" draw:dots1-length="0.011cm" draw:dots2="1" draw:dots2-length="0.011cm" draw:distance="0.011cm"/>
    <draw:stroke-dash draw:name="Dashed_20__28_var_29__20_6305" draw:display-name="Dashed (var) 6305" draw:style="rect" draw:dots1="1" draw:dots1-length="0.011cm" draw:dots2="1" draw:dots2-length="0.011cm" draw:distance="0.011cm"/>
    <draw:stroke-dash draw:name="Dashed_20__28_var_29__20_6306" draw:display-name="Dashed (var) 6306" draw:style="rect" draw:dots1="1" draw:dots1-length="0.011cm" draw:dots2="1" draw:dots2-length="0.011cm" draw:distance="0.011cm"/>
    <draw:stroke-dash draw:name="Dashed_20__28_var_29__20_6307" draw:display-name="Dashed (var) 6307" draw:style="rect" draw:dots1="1" draw:dots1-length="0.011cm" draw:dots2="1" draw:dots2-length="0.011cm" draw:distance="0.011cm"/>
    <draw:stroke-dash draw:name="Dashed_20__28_var_29__20_6308" draw:display-name="Dashed (var) 6308" draw:style="rect" draw:dots1="1" draw:dots1-length="0.011cm" draw:dots2="1" draw:dots2-length="0.011cm" draw:distance="0.011cm"/>
    <draw:stroke-dash draw:name="Dashed_20__28_var_29__20_6309" draw:display-name="Dashed (var) 6309" draw:style="rect" draw:dots1="1" draw:dots1-length="0.011cm" draw:dots2="1" draw:dots2-length="0.011cm" draw:distance="0.011cm"/>
    <draw:stroke-dash draw:name="Dashed_20__28_var_29__20_6310" draw:display-name="Dashed (var) 6310" draw:style="rect" draw:dots1="1" draw:dots1-length="0.011cm" draw:dots2="1" draw:dots2-length="0.011cm" draw:distance="0.011cm"/>
    <draw:stroke-dash draw:name="Dashed_20__28_var_29__20_6311" draw:display-name="Dashed (var) 6311" draw:style="rect" draw:dots1="1" draw:dots1-length="0.011cm" draw:dots2="1" draw:dots2-length="0.011cm" draw:distance="0.011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6cm" draw:dots2="1" draw:dots2-length="0.006cm" draw:distance="0.006cm"/>
    <draw:stroke-dash draw:name="Dashed_20__28_var_29__20_6318" draw:display-name="Dashed (var) 6318" draw:style="rect" draw:dots1="1" draw:dots1-length="0.006cm" draw:dots2="1" draw:dots2-length="0.006cm" draw:distance="0.006cm"/>
    <draw:stroke-dash draw:name="Dashed_20__28_var_29__20_6319" draw:display-name="Dashed (var) 6319" draw:style="rect" draw:dots1="1" draw:dots1-length="0.006cm" draw:dots2="1" draw:dots2-length="0.006cm" draw:distance="0.006cm"/>
    <draw:stroke-dash draw:name="Dashed_20__28_var_29__20_6320" draw:display-name="Dashed (var) 6320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02cm" draw:dots2="1" draw:dots2-length="0.002cm" draw:distance="0.002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3cm" draw:dots2="1" draw:dots2-length="0.003cm" draw:distance="0.003cm"/>
    <draw:stroke-dash draw:name="Dashed_20__28_var_29__20_6545" draw:display-name="Dashed (var) 6545" draw:style="rect" draw:dots1="1" draw:dots1-length="0.003cm" draw:dots2="1" draw:dots2-length="0.003cm" draw:distance="0.003cm"/>
    <draw:stroke-dash draw:name="Dashed_20__28_var_29__20_6546" draw:display-name="Dashed (var) 6546" draw:style="rect" draw:dots1="1" draw:dots1-length="0.003cm" draw:dots2="1" draw:dots2-length="0.003cm" draw:distance="0.003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3cm" draw:dots2="1" draw:dots2-length="0.003cm" draw:distance="0.003cm"/>
    <draw:stroke-dash draw:name="Dashed_20__28_var_29__20_6799" draw:display-name="Dashed (var) 6799" draw:style="rect" draw:dots1="1" draw:dots1-length="0.003cm" draw:dots2="1" draw:dots2-length="0.003cm" draw:distance="0.003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3cm" draw:dots2="1" draw:dots2-length="0.003cm" draw:distance="0.003cm"/>
    <draw:stroke-dash draw:name="Dashed_20__28_var_29__20_6801" draw:display-name="Dashed (var) 6801" draw:style="rect" draw:dots1="1" draw:dots1-length="0.003cm" draw:dots2="1" draw:dots2-length="0.003cm" draw:distance="0.003cm"/>
    <draw:stroke-dash draw:name="Dashed_20__28_var_29__20_6802" draw:display-name="Dashed (var) 6802" draw:style="rect" draw:dots1="1" draw:dots1-length="0.003cm" draw:dots2="1" draw:dots2-length="0.003cm" draw:distance="0.003cm"/>
    <draw:stroke-dash draw:name="Dashed_20__28_var_29__20_6803" draw:display-name="Dashed (var) 6803" draw:style="rect" draw:dots1="1" draw:dots1-length="0.003cm" draw:dots2="1" draw:dots2-length="0.003cm" draw:distance="0.003cm"/>
    <draw:stroke-dash draw:name="Dashed_20__28_var_29__20_6804" draw:display-name="Dashed (var) 6804" draw:style="rect" draw:dots1="1" draw:dots1-length="0.003cm" draw:dots2="1" draw:dots2-length="0.003cm" draw:distance="0.003cm"/>
    <draw:stroke-dash draw:name="Dashed_20__28_var_29__20_6805" draw:display-name="Dashed (var) 6805" draw:style="rect" draw:dots1="1" draw:dots1-length="0.003cm" draw:dots2="1" draw:dots2-length="0.003cm" draw:distance="0.003cm"/>
    <draw:stroke-dash draw:name="Dashed_20__28_var_29__20_6806" draw:display-name="Dashed (var) 6806" draw:style="rect" draw:dots1="1" draw:dots1-length="0.003cm" draw:dots2="1" draw:dots2-length="0.003cm" draw:distance="0.003cm"/>
    <draw:stroke-dash draw:name="Dashed_20__28_var_29__20_6807" draw:display-name="Dashed (var) 6807" draw:style="rect" draw:dots1="1" draw:dots1-length="0.003cm" draw:dots2="1" draw:dots2-length="0.003cm" draw:distance="0.003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66" style:background-transparency="0%" draw:fill="solid" draw:fill-color="#ffff66" draw:opacity="100%" draw:fill-image-width="0cm" draw:fill-image-height="0cm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2aae15" officeooo:paragraph-rsid="003398f4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398f4"/>
    </style:style>
    <style:style style:name="MT7" style:family="text">
      <style:text-properties officeooo:rsid="00264746"/>
    </style:style>
    <style:style style:name="MT8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3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13" draw:name="Forme3" draw:style-name="Mgr3" draw:text-style-name="MP27" svg:x1="14.884cm" svg:y1="0.36cm" svg:x2="20.497cm" svg:y2="0.36cm"><text:p/></draw:line><text:span text:style-name="MT6">Écrire une relation trigonométrique</text:span> </text:p>
      </style:header>
      <style:footer>
        <text:p text:style-name="MP29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5"><draw:text-box fo:min-height="0.355cm"><text:p text:style-name="MP30"><draw:g text:anchor-type="paragraph" draw:z-index="15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32"><text:span text:style-name="MT7">Triangle rectangle</text:span> • <text:span text:style-name="MT8">D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6:09:35.016000000</dc:date>
    <meta:editing-duration>PT10H1M48S</meta:editing-duration>
    <meta:editing-cycles>86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7" meta:image-count="0" meta:object-count="80" meta:page-count="2" meta:paragraph-count="165" meta:word-count="590" meta:character-count="3563" meta:non-whitespace-character-count="2421"/>
  </office:meta>
</office:document-meta>
</file>

<file path=Object 1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10/content.xml><?xml version="1.0" encoding="utf-8"?>
<math xmlns="http://www.w3.org/1998/Math/MathML" display="block">
  <semantics>
    <mstyle mathsize="10pt">
      <mover accent="true">
        <mi>HES</mi>
        <mo stretchy="true">^</mo>
      </mover>
    </mstyle>
    <annotation encoding="StarMath 5.0">size 10{ widehat {HES}}</annotation>
  </semantics>
</math>
</file>

<file path=Object 11/content.xml><?xml version="1.0" encoding="utf-8"?>
<math xmlns="http://www.w3.org/1998/Math/MathML" display="block">
  <semantics>
    <mstyle mathsize="10pt">
      <mfrac>
        <mstyle color="blue">
          <mi>CR</mi>
        </mstyle>
        <mstyle color="green">
          <mi>CO</mi>
        </mstyle>
      </mfrac>
    </mstyle>
    <annotation encoding="StarMath 5.0">size 10{color blue{CR}  over color green CO}


</annotation>
  </semantics>
</math>
</file>

<file path=Object 12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13/content.xml><?xml version="1.0" encoding="utf-8"?>
<math xmlns="http://www.w3.org/1998/Math/MathML" display="block">
  <semantics>
    <mstyle mathsize="10pt">
      <mstyle mathvariant="normal">
        <mfrac>
          <mstyle color="red">
            <mrow>
              <mi>côté</mi>
              <mspace width="0.5em"/>
              <mi>opposé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  <mstyle color="green">
            <mi>hypoténuse</mi>
          </mstyle>
        </mfrac>
      </mstyle>
    </mstyle>
    <annotation encoding="StarMath 5.0">size 10{nitalic {color red{côté `opposé`à `widehat RCO} over color green {hypoténuse}}}</annotation>
  </semantics>
</math>
</file>

<file path=Object 14/content.xml><?xml version="1.0" encoding="utf-8"?>
<math xmlns="http://www.w3.org/1998/Math/MathML" display="block">
  <semantics>
    <mover accent="true">
      <mstyle mathvariant="normal">
        <mi>THS</mi>
      </mstyle>
      <mo stretchy="true">^</mo>
    </mover>
    <annotation encoding="StarMath 5.0">widehat nitalic {THS }</annotation>
  </semantics>
</math>
</file>

<file path=Object 15/content.xml><?xml version="1.0" encoding="utf-8"?>
<math xmlns="http://www.w3.org/1998/Math/MathML" display="block">
  <semantics>
    <mstyle mathsize="10pt">
      <mfrac>
        <mstyle color="red">
          <mi>RO</mi>
        </mstyle>
        <mstyle color="green">
          <mi>CO</mi>
        </mstyle>
      </mfrac>
    </mstyle>
    <annotation encoding="StarMath 5.0">size 10{color red{RO}  over {color green CO} }


</annotation>
  </semantics>
</math>
</file>

<file path=Object 16/content.xml><?xml version="1.0" encoding="utf-8"?>
<math xmlns="http://www.w3.org/1998/Math/MathML" display="block">
  <semantics>
    <mstyle mathsize="9pt">
      <mstyle color="red">
        <mover accent="true">
          <mi>RCO</mi>
          <mo stretchy="true">^</mo>
        </mover>
      </mstyle>
    </mstyle>
    <annotation encoding="StarMath 5.0">size 9 color red {widehat RCO }




</annotation>
  </semantics>
</math>
</file>

<file path=Object 17/content.xml><?xml version="1.0" encoding="utf-8"?>
<math xmlns="http://www.w3.org/1998/Math/MathML" display="block">
  <semantics>
    <mstyle mathsize="9pt">
      <mstyle color="blue">
        <mover accent="true">
          <mi>RCO</mi>
          <mo stretchy="true">^</mo>
        </mover>
      </mstyle>
    </mstyle>
    <annotation encoding="StarMath 5.0">size 9 color blue {widehat RCO }




</annotation>
  </semantics>
</math>
</file>

<file path=Object 18/content.xml><?xml version="1.0" encoding="utf-8"?>
<math xmlns="http://www.w3.org/1998/Math/MathML" display="block">
  <semantics>
    <mstyle mathsize="10pt">
      <mover accent="true">
        <mi>ACD</mi>
        <mo stretchy="true">^</mo>
      </mover>
    </mstyle>
    <annotation encoding="StarMath 5.0">size 10 widehat ACD




</annotation>
  </semantics>
</math>
</file>

<file path=Object 19/content.xml><?xml version="1.0" encoding="utf-8"?>
<math xmlns="http://www.w3.org/1998/Math/MathML" display="block">
  <semantics>
    <mstyle mathvariant="bold">
      <mstyle mathsize="10pt">
        <mover accent="true">
          <mi>ABC</mi>
          <mo stretchy="true">^</mo>
        </mover>
      </mstyle>
    </mstyle>
    <annotation encoding="StarMath 5.0">bold size 10 widehat ABC




</annotation>
  </semantics>
</math>
</file>

<file path=Object 2/content.xml><?xml version="1.0" encoding="utf-8"?>
<math xmlns="http://www.w3.org/1998/Math/MathML" display="block">
  <semantics>
    <mstyle mathsize="10pt">
      <mstyle mathvariant="normal">
        <mfrac>
          <mstyle color="red">
            <mrow>
              <mi>côté</mi>
              <mspace width="0.5em"/>
              <mi>opposé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  <mstyle color="blue">
            <mrow>
              <mi>côté</mi>
              <mspace width="0.5em"/>
              <mi>adjacent</mi>
              <mspace width="0.5em"/>
              <mi mathvariant="normal">à</mi>
              <mspace width="0.5em"/>
              <mover accent="true">
                <mi>RCO</mi>
                <mo stretchy="true">^</mo>
              </mover>
            </mrow>
          </mstyle>
        </mfrac>
      </mstyle>
    </mstyle>
    <annotation encoding="StarMath 5.0">size 10{nitalic {color red{côté `opposé `à `widehat RCO} over color blue{côté `adjacent `à `widehat RCO}}}</annotation>
  </semantics>
</math>
</file>

<file path=Object 20/content.xml><?xml version="1.0" encoding="utf-8"?>
<math xmlns="http://www.w3.org/1998/Math/MathML" display="block">
  <semantics>
    <mstyle mathvariant="bold">
      <mstyle mathsize="10pt">
        <mover accent="true">
          <mi>ACB</mi>
          <mo stretchy="true">^</mo>
        </mover>
      </mstyle>
    </mstyle>
    <annotation encoding="StarMath 5.0">bold size 10 widehat ACB




</annotation>
  </semantics>
</math>
</file>

<file path=Object 21/content.xml><?xml version="1.0" encoding="utf-8"?>
<math xmlns="http://www.w3.org/1998/Math/MathML" display="block">
  <semantics>
    <mstyle mathvariant="bold">
      <mstyle mathsize="10pt">
        <mover accent="true">
          <mi>EDF</mi>
          <mo stretchy="true">^</mo>
        </mover>
      </mstyle>
    </mstyle>
    <annotation encoding="StarMath 5.0">bold size 10 widehat EDF




</annotation>
  </semantics>
</math>
</file>

<file path=Object 22/content.xml><?xml version="1.0" encoding="utf-8"?>
<math xmlns="http://www.w3.org/1998/Math/MathML" display="block">
  <semantics>
    <mstyle mathvariant="bold">
      <mstyle mathsize="10pt">
        <mover accent="true">
          <mi>HIG</mi>
          <mo stretchy="true">^</mo>
        </mover>
      </mstyle>
    </mstyle>
    <annotation encoding="StarMath 5.0">bold size 10 widehat HIG




</annotation>
  </semantics>
</math>
</file>

<file path=Object 23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4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5/content.xml><?xml version="1.0" encoding="utf-8"?>
<math xmlns="http://www.w3.org/1998/Math/MathML" display="block">
  <semantics>
    <mover accent="true">
      <mi>FAD</mi>
      <mo stretchy="true">^</mo>
    </mover>
    <annotation encoding="StarMath 5.0"> widehat {FAD}</annotation>
  </semantics>
</math>
</file>

<file path=Object 26/content.xml><?xml version="1.0" encoding="utf-8"?>
<math xmlns="http://www.w3.org/1998/Math/MathML" display="block">
  <semantics>
    <mover accent="true">
      <mi>ABC</mi>
      <mo stretchy="true">^</mo>
    </mover>
    <annotation encoding="StarMath 5.0"> widehat {ABC}</annotation>
  </semantics>
</math>
</file>

<file path=Object 27/content.xml><?xml version="1.0" encoding="utf-8"?>
<math xmlns="http://www.w3.org/1998/Math/MathML" display="block">
  <semantics>
    <mrow>
      <mover accent="true">
        <mi>MNO</mi>
        <mo stretchy="true">^</mo>
      </mover>
      <mi mathvariant="normal">.</mi>
    </mrow>
    <annotation encoding="StarMath 5.0"> widehat {MNO}.</annotation>
  </semantics>
</math>
</file>

<file path=Object 28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29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3/content.xml><?xml version="1.0" encoding="utf-8"?>
<math xmlns="http://www.w3.org/1998/Math/MathML" display="block">
  <semantics>
    <mrow>
      <mover accent="true">
        <mi>MON</mi>
        <mo stretchy="true">^</mo>
      </mover>
      <mi mathvariant="normal">.</mi>
    </mrow>
    <annotation encoding="StarMath 5.0">widehat {MON}.</annotation>
  </semantics>
</math>
</file>

<file path=Object 30/content.xml><?xml version="1.0" encoding="utf-8"?>
<math xmlns="http://www.w3.org/1998/Math/MathML" display="block">
  <semantics>
    <mstyle mathsize="10pt">
      <mover accent="true">
        <mi>DAC</mi>
        <mo stretchy="true">^</mo>
      </mover>
    </mstyle>
    <annotation encoding="StarMath 5.0">size 10 widehat DAC




</annotation>
  </semantics>
</math>
</file>

<file path=Object 31/content.xml><?xml version="1.0" encoding="utf-8"?>
<math xmlns="http://www.w3.org/1998/Math/MathML" display="block">
  <semantics>
    <mstyle mathsize="10pt">
      <mover accent="true">
        <mi>BCD</mi>
        <mo stretchy="true">^</mo>
      </mover>
    </mstyle>
    <annotation encoding="StarMath 5.0">size 10 widehat BCD




</annotation>
  </semantics>
</math>
</file>

<file path=Object 32/content.xml><?xml version="1.0" encoding="utf-8"?>
<math xmlns="http://www.w3.org/1998/Math/MathML" display="block">
  <semantics>
    <mstyle mathsize="10pt">
      <mover accent="true">
        <mi>DBC</mi>
        <mo stretchy="true">^</mo>
      </mover>
    </mstyle>
    <annotation encoding="StarMath 5.0">size 10 widehat DBC




</annotation>
  </semantics>
</math>
</file>

<file path=Object 34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35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36/content.xml><?xml version="1.0" encoding="utf-8"?>
<math xmlns="http://www.w3.org/1998/Math/MathML" display="block">
  <semantics>
    <mstyle mathsize="10pt">
      <mstyle mathvariant="normal">
        <mfrac>
          <mi>AB</mi>
          <mi>BC</mi>
        </mfrac>
      </mstyle>
    </mstyle>
    <annotation encoding="StarMath 5.0">size 10 nitalic{AB over BC }</annotation>
  </semantics>
</math>
</file>

<file path=Object 37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BC</math:mi>
              <math:mi>AC</math:mi>
            </math:mfrac>
          </math:mrow>
        </math:mstyle>
      </math:mrow>
    </math:mstyle>
    <math:annotation math:encoding="StarMath 5.0">size 10 nitalic{BC over AC }</math:annotation>
  </math:semantics>
</math:math>
</file>

<file path=Object 39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4/content.xml><?xml version="1.0" encoding="utf-8"?>
<math xmlns="http://www.w3.org/1998/Math/MathML" display="block">
  <semantics>
    <mstyle mathsize="10pt">
      <mover accent="true">
        <mi>SRT</mi>
        <mo stretchy="true">^</mo>
      </mover>
    </mstyle>
    <annotation encoding="StarMath 5.0">size 10{ widehat {SRT}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AC</math:mi>
              <math:mi>BC</math:mi>
            </math:mfrac>
          </math:mrow>
        </math:mstyle>
      </math:mrow>
    </math:mstyle>
    <math:annotation math:encoding="StarMath 5.0">size 10 nitalic{AC over BC }</math:annotation>
  </math:semantics>
</math:math>
</file>

<file path=Object 41/content.xml><?xml version="1.0" encoding="utf-8"?>
<math xmlns="http://www.w3.org/1998/Math/MathML" display="block">
  <semantics>
    <mstyle mathvariant="bold">
      <mstyle mathsize="10pt">
        <mover accent="true">
          <mi>EDF</mi>
          <mo stretchy="true">^</mo>
        </mover>
      </mstyle>
    </mstyle>
    <annotation encoding="StarMath 5.0">bold size 10 widehat EDF




</annotation>
  </semantics>
</math>
</file>

<file path=Object 4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tyle math:fontstyle="normal">
          <math:mrow>
            <math:mfrac>
              <math:mi>BC</math:mi>
              <math:mi>AC</math:mi>
            </math:mfrac>
          </math:mrow>
        </math:mstyle>
      </math:mrow>
    </math:mstyle>
    <math:annotation math:encoding="StarMath 5.0">size 10 nitalic{BC over AC }</math:annotation>
  </math:semantics>
</math:math>
</file>

<file path=Object 43/content.xml><?xml version="1.0" encoding="utf-8"?>
<math xmlns="http://www.w3.org/1998/Math/MathML" display="block">
  <semantics>
    <mstyle mathvariant="bold">
      <mstyle mathsize="10pt">
        <mover accent="true">
          <mi>HIG</mi>
          <mo stretchy="true">^</mo>
        </mover>
      </mstyle>
    </mstyle>
    <annotation encoding="StarMath 5.0">bold size 10 widehat HIG




</annotation>
  </semantics>
</math>
</file>

<file path=Object 44/content.xml><?xml version="1.0" encoding="utf-8"?>
<math xmlns="http://www.w3.org/1998/Math/MathML" display="block">
  <semantics>
    <mstyle color="red">
      <mstyle mathvariant="bold">
        <mstyle mathsize="10pt">
          <mover accent="true">
            <mi>HGI</mi>
            <mo stretchy="true">^</mo>
          </mover>
        </mstyle>
      </mstyle>
    </mstyle>
    <annotation encoding="StarMath 5.0">color red bold size 10 widehat HGI




</annotation>
  </semantics>
</math>
</file>

<file path=Object 45/content.xml><?xml version="1.0" encoding="utf-8"?>
<math xmlns="http://www.w3.org/1998/Math/MathML" display="block">
  <semantics>
    <mstyle color="red">
      <mstyle mathvariant="bold">
        <mstyle mathsize="10pt">
          <mover accent="true">
            <mi>EFD</mi>
            <mo stretchy="true">^</mo>
          </mover>
        </mstyle>
      </mstyle>
    </mstyle>
    <annotation encoding="StarMath 5.0">color red bold size 10 widehat EFD




</annotation>
  </semantics>
</math>
</file>

<file path=Object 46/content.xml><?xml version="1.0" encoding="utf-8"?>
<math xmlns="http://www.w3.org/1998/Math/MathML" display="block">
  <semantics>
    <mover accent="true">
      <mi>FDA</mi>
      <mo stretchy="true">^</mo>
    </mover>
    <annotation encoding="StarMath 5.0"> widehat {FDA}</annotation>
  </semantics>
</math>
</file>

<file path=Object 47/content.xml><?xml version="1.0" encoding="utf-8"?>
<math xmlns="http://www.w3.org/1998/Math/MathML" display="block">
  <semantics>
    <mover accent="true">
      <mi>AGE</mi>
      <mo stretchy="true">^</mo>
    </mover>
    <annotation encoding="StarMath 5.0"> widehat {AGE}</annotation>
  </semantics>
</math>
</file>

<file path=Object 48/content.xml><?xml version="1.0" encoding="utf-8"?>
<math xmlns="http://www.w3.org/1998/Math/MathML" display="block">
  <semantics>
    <mstyle mathsize="10pt">
      <mover accent="true">
        <mi mathvariant="normal">a</mi>
        <mo stretchy="true">^</mo>
      </mover>
    </mstyle>
    <annotation encoding="StarMath 5.0">size 10 widehat a




</annotation>
  </semantics>
</math>
</file>

<file path=Object 49/content.xml><?xml version="1.0" encoding="utf-8"?>
<math xmlns="http://www.w3.org/1998/Math/MathML" display="block">
  <semantics>
    <mstyle mathsize="10pt">
      <mstyle mathvariant="normal">
        <mfrac>
          <mi mathvariant="normal">j</mi>
          <mi mathvariant="normal">i</mi>
        </mfrac>
      </mstyle>
    </mstyle>
    <annotation encoding="StarMath 5.0">size 10 nitalic{j over i }</annotation>
  </semantics>
</math>
</file>

<file path=Object 5/content.xml><?xml version="1.0" encoding="utf-8"?>
<math xmlns="http://www.w3.org/1998/Math/MathML" display="block">
  <semantics>
    <mstyle mathsize="10pt">
      <mfrac>
        <mstyle color="red">
          <mi>RO</mi>
        </mstyle>
        <mstyle color="blue">
          <mi>RC</mi>
        </mstyle>
      </mfrac>
    </mstyle>
    <annotation encoding="StarMath 5.0">size 10{color red{RO} over color blue{RC}} 


</annotation>
  </semantics>
</math>
</file>

<file path=Object 50/content.xml><?xml version="1.0" encoding="utf-8"?>
<math xmlns="http://www.w3.org/1998/Math/MathML" display="block">
  <semantics>
    <mstyle mathsize="10pt">
      <mover accent="true">
        <mi mathvariant="normal">e</mi>
        <mo stretchy="true">^</mo>
      </mover>
    </mstyle>
    <annotation encoding="StarMath 5.0">size 10 widehat e




</annotation>
  </semantics>
</math>
</file>

<file path=Object 51/content.xml><?xml version="1.0" encoding="utf-8"?>
<math xmlns="http://www.w3.org/1998/Math/MathML" display="block">
  <semantics>
    <mstyle mathsize="10pt">
      <mstyle mathvariant="normal">
        <mfrac>
          <mi mathvariant="normal">q</mi>
          <mi mathvariant="normal">p</mi>
        </mfrac>
      </mstyle>
    </mstyle>
    <annotation encoding="StarMath 5.0">size 10 nitalic{q over p }</annotation>
  </semantics>
</math>
</file>

<file path=Object 52/content.xml><?xml version="1.0" encoding="utf-8"?>
<math xmlns="http://www.w3.org/1998/Math/MathML" display="block">
  <semantics>
    <mstyle mathsize="10pt">
      <mover accent="true">
        <mi mathvariant="normal">c</mi>
        <mo stretchy="true">^</mo>
      </mover>
    </mstyle>
    <annotation encoding="StarMath 5.0">size 10 widehat c




</annotation>
  </semantics>
</math>
</file>

<file path=Object 53/content.xml><?xml version="1.0" encoding="utf-8"?>
<math xmlns="http://www.w3.org/1998/Math/MathML" display="block">
  <semantics>
    <mstyle mathsize="10pt">
      <mstyle mathvariant="normal">
        <mfrac>
          <mi mathvariant="normal">r</mi>
          <mi mathvariant="normal">s</mi>
        </mfrac>
      </mstyle>
    </mstyle>
    <annotation encoding="StarMath 5.0">size 10 nitalic{r over s }</annotation>
  </semantics>
</math>
</file>

<file path=Object 54/content.xml><?xml version="1.0" encoding="utf-8"?>
<math xmlns="http://www.w3.org/1998/Math/MathML" display="block">
  <semantics>
    <mstyle mathsize="10pt">
      <mover accent="true">
        <mi>MNO</mi>
        <mo stretchy="true">^</mo>
      </mover>
    </mstyle>
    <annotation encoding="StarMath 5.0">size 10 widehat MNO




</annotation>
  </semantics>
</math>
</file>

<file path=Object 55/content.xml><?xml version="1.0" encoding="utf-8"?>
<math xmlns="http://www.w3.org/1998/Math/MathML" display="block">
  <semantics>
    <mstyle mathsize="10pt">
      <mstyle mathvariant="normal">
        <mfrac>
          <mi>NO</mi>
          <mi>MN</mi>
        </mfrac>
      </mstyle>
    </mstyle>
    <annotation encoding="StarMath 5.0">size 10 nitalic{NO over MN }</annotation>
  </semantics>
</math>
</file>

<file path=Object 56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57/content.xml><?xml version="1.0" encoding="utf-8"?>
<math xmlns="http://www.w3.org/1998/Math/MathML" display="block">
  <semantics>
    <mstyle mathsize="10pt">
      <mstyle mathvariant="normal">
        <mfrac>
          <mi>JK</mi>
          <mi>JH</mi>
        </mfrac>
      </mstyle>
    </mstyle>
    <annotation encoding="StarMath 5.0">size 10 nitalic{JK over JH }</annotation>
  </semantics>
</math>
</file>

<file path=Object 58/content.xml><?xml version="1.0" encoding="utf-8"?>
<math xmlns="http://www.w3.org/1998/Math/MathML" display="block">
  <semantics>
    <mover accent="true">
      <mi>KHJ</mi>
      <mo stretchy="true">^</mo>
    </mover>
    <annotation encoding="StarMath 5.0"> widehat {KHJ}</annotation>
  </semantics>
</math>
</file>

<file path=Object 59/content.xml><?xml version="1.0" encoding="utf-8"?>
<math xmlns="http://www.w3.org/1998/Math/MathML" display="block">
  <semantics>
    <mstyle mathsize="10pt">
      <mstyle mathvariant="normal">
        <mfrac>
          <mi>JK</mi>
          <mi>KH</mi>
        </mfrac>
      </mstyle>
    </mstyle>
    <annotation encoding="StarMath 5.0">size 10 nitalic{JK over KH }</annotation>
  </semantics>
</math>
</file>

<file path=Object 6/content.xml><?xml version="1.0" encoding="utf-8"?>
<math xmlns="http://www.w3.org/1998/Math/MathML" display="block">
  <semantics>
    <mover accent="true">
      <mi>WXY</mi>
      <mo stretchy="true">^</mo>
    </mover>
    <annotation encoding="StarMath 5.0">widehat {WXY}</annotation>
  </semantics>
</math>
</file>

<file path=Object 60/content.xml><?xml version="1.0" encoding="utf-8"?>
<math xmlns="http://www.w3.org/1998/Math/MathML" display="block">
  <semantics>
    <mstyle mathsize="10pt">
      <mover accent="true">
        <mi>TUV</mi>
        <mo stretchy="true">^</mo>
      </mover>
    </mstyle>
    <annotation encoding="StarMath 5.0">size 10 widehat TUV




</annotation>
  </semantics>
</math>
</file>

<file path=Object 61/content.xml><?xml version="1.0" encoding="utf-8"?>
<math xmlns="http://www.w3.org/1998/Math/MathML" display="block">
  <semantics>
    <mstyle mathsize="10pt">
      <mstyle mathvariant="normal">
        <mfrac>
          <mi>UV</mi>
          <mi>UT</mi>
        </mfrac>
      </mstyle>
    </mstyle>
    <annotation encoding="StarMath 5.0">size 10 nitalic{UV over UT }</annotation>
  </semantics>
</math>
</file>

<file path=Object 62/content.xml><?xml version="1.0" encoding="utf-8"?>
<math xmlns="http://www.w3.org/1998/Math/MathML" display="block">
  <semantics>
    <mstyle mathsize="10pt">
      <mover accent="true">
        <mi>TUV</mi>
        <mo stretchy="true">^</mo>
      </mover>
    </mstyle>
    <annotation encoding="StarMath 5.0">size 10 widehat TUV




</annotation>
  </semantics>
</math>
</file>

<file path=Object 63/content.xml><?xml version="1.0" encoding="utf-8"?>
<math xmlns="http://www.w3.org/1998/Math/MathML" display="block">
  <semantics>
    <mstyle mathsize="10pt">
      <mover accent="true">
        <mi>TUV</mi>
        <mo stretchy="true">^</mo>
      </mover>
    </mstyle>
    <annotation encoding="StarMath 5.0">size 10 widehat TUV




</annotation>
  </semantics>
</math>
</file>

<file path=Object 64/content.xml><?xml version="1.0" encoding="utf-8"?>
<math xmlns="http://www.w3.org/1998/Math/MathML" display="block">
  <semantics>
    <mstyle mathsize="10pt">
      <mstyle mathvariant="normal">
        <mfrac>
          <mi>TV</mi>
          <mi>UT</mi>
        </mfrac>
      </mstyle>
    </mstyle>
    <annotation encoding="StarMath 5.0">size 10 nitalic{TV over UT }</annotation>
  </semantics>
</math>
</file>

<file path=Object 65/content.xml><?xml version="1.0" encoding="utf-8"?>
<math xmlns="http://www.w3.org/1998/Math/MathML" display="block">
  <semantics>
    <mstyle mathsize="10pt">
      <mover accent="true">
        <mi>TUV</mi>
        <mo stretchy="true">^</mo>
      </mover>
    </mstyle>
    <annotation encoding="StarMath 5.0">size 10 widehat TUV




</annotation>
  </semantics>
</math>
</file>

<file path=Object 66/content.xml><?xml version="1.0" encoding="utf-8"?>
<math xmlns="http://www.w3.org/1998/Math/MathML" display="block">
  <semantics>
    <mstyle mathsize="10pt">
      <mstyle mathvariant="normal">
        <mfrac>
          <mi>TV</mi>
          <mi>UV</mi>
        </mfrac>
      </mstyle>
    </mstyle>
    <annotation encoding="StarMath 5.0">size 10 nitalic{TV over UV }</annotation>
  </semantics>
</math>
</file>

<file path=Object 67/content.xml><?xml version="1.0" encoding="utf-8"?>
<math xmlns="http://www.w3.org/1998/Math/MathML" display="block">
  <semantics>
    <mstyle mathsize="10pt">
      <mover accent="true">
        <mi>UTV</mi>
        <mo stretchy="true">^</mo>
      </mover>
    </mstyle>
    <annotation encoding="StarMath 5.0">size 10 widehat UTV




</annotation>
  </semantics>
</math>
</file>

<file path=Object 68/content.xml><?xml version="1.0" encoding="utf-8"?>
<math xmlns="http://www.w3.org/1998/Math/MathML" display="block">
  <semantics>
    <mstyle mathsize="10pt">
      <mover accent="true">
        <mi>UTV</mi>
        <mo stretchy="true">^</mo>
      </mover>
    </mstyle>
    <annotation encoding="StarMath 5.0">size 10 widehat UTV




</annotation>
  </semantics>
</math>
</file>

<file path=Object 69/content.xml><?xml version="1.0" encoding="utf-8"?>
<math xmlns="http://www.w3.org/1998/Math/MathML" display="block">
  <semantics>
    <mstyle mathsize="10pt">
      <mover accent="true">
        <mi>UTV</mi>
        <mo stretchy="true">^</mo>
      </mover>
    </mstyle>
    <annotation encoding="StarMath 5.0">size 10 widehat UTV




</annotation>
  </semantics>
</math>
</file>

<file path=Object 7/content.xml><?xml version="1.0" encoding="utf-8"?>
<math xmlns="http://www.w3.org/1998/Math/MathML" display="block">
  <semantics>
    <mover accent="true">
      <mi>RCO</mi>
      <mo stretchy="true">^</mo>
    </mover>
    <annotation encoding="StarMath 5.0">widehat RCO




</annotation>
  </semantics>
</math>
</file>

<file path=Object 70/content.xml><?xml version="1.0" encoding="utf-8"?>
<math xmlns="http://www.w3.org/1998/Math/MathML" display="block">
  <semantics>
    <mstyle mathsize="10pt">
      <mstyle mathvariant="normal">
        <mfrac>
          <mi>UV</mi>
          <mi>TV</mi>
        </mfrac>
      </mstyle>
    </mstyle>
    <annotation encoding="StarMath 5.0">size 10 nitalic{UV over TV }</annotation>
  </semantics>
</math>
</file>

<file path=Object 71/content.xml><?xml version="1.0" encoding="utf-8"?>
<math xmlns="http://www.w3.org/1998/Math/MathML" display="block">
  <semantics>
    <mstyle mathsize="10pt">
      <mover accent="true">
        <mi>UTV</mi>
        <mo stretchy="true">^</mo>
      </mover>
    </mstyle>
    <annotation encoding="StarMath 5.0">size 10 widehat UTV




</annotation>
  </semantics>
</math>
</file>

<file path=Object 72/content.xml><?xml version="1.0" encoding="utf-8"?>
<math xmlns="http://www.w3.org/1998/Math/MathML" display="block">
  <semantics>
    <mstyle mathsize="10pt">
      <mstyle mathvariant="normal">
        <mfrac>
          <mi>TV</mi>
          <mi>UT</mi>
        </mfrac>
      </mstyle>
    </mstyle>
    <annotation encoding="StarMath 5.0">size 10 nitalic{TV over UT }</annotation>
  </semantics>
</math>
</file>

<file path=Object 73/content.xml><?xml version="1.0" encoding="utf-8"?>
<math xmlns="http://www.w3.org/1998/Math/MathML" display="block">
  <semantics>
    <mstyle mathsize="10pt">
      <mstyle mathvariant="normal">
        <mfrac>
          <mi>AD</mi>
          <mi>AC</mi>
        </mfrac>
      </mstyle>
    </mstyle>
    <annotation encoding="StarMath 5.0">size 10 nitalic{AD over AC }</annotation>
  </semantics>
</math>
</file>

<file path=Object 74/content.xml><?xml version="1.0" encoding="utf-8"?>
<math xmlns="http://www.w3.org/1998/Math/MathML" display="block">
  <semantics>
    <mstyle mathsize="10pt">
      <mstyle mathvariant="normal">
        <mfrac>
          <mi>UV</mi>
          <mi>UT</mi>
        </mfrac>
      </mstyle>
    </mstyle>
    <annotation encoding="StarMath 5.0">size 10 nitalic{UV over UT }</annotation>
  </semantics>
</math>
</file>

<file path=Object 75/content.xml><?xml version="1.0" encoding="utf-8"?>
<math xmlns="http://www.w3.org/1998/Math/MathML" display="block">
  <semantics>
    <mstyle mathsize="10pt">
      <mstyle mathvariant="normal">
        <mfrac>
          <mi>CD</mi>
          <mi>AC</mi>
        </mfrac>
      </mstyle>
    </mstyle>
    <annotation encoding="StarMath 5.0">size 10 nitalic{CD over AC }</annotation>
  </semantics>
</math>
</file>

<file path=Object 76/content.xml><?xml version="1.0" encoding="utf-8"?>
<math xmlns="http://www.w3.org/1998/Math/MathML" display="block">
  <semantics>
    <mstyle mathsize="10pt">
      <mstyle mathvariant="normal">
        <mfrac>
          <mi>BD</mi>
          <mi>BC</mi>
        </mfrac>
      </mstyle>
    </mstyle>
    <annotation encoding="StarMath 5.0">size 10 nitalic{BD over BC }</annotation>
  </semantics>
</math>
</file>

<file path=Object 77/content.xml><?xml version="1.0" encoding="utf-8"?>
<math xmlns="http://www.w3.org/1998/Math/MathML" display="block">
  <semantics>
    <mstyle mathsize="10pt">
      <mstyle mathvariant="normal">
        <mfrac>
          <mi>CD</mi>
          <mi>BD</mi>
        </mfrac>
      </mstyle>
    </mstyle>
    <annotation encoding="StarMath 5.0">size 10 nitalic{CD over BD }</annotation>
  </semantics>
</math>
</file>

<file path=Object 79/content.xml><?xml version="1.0" encoding="utf-8"?>
<math xmlns="http://www.w3.org/1998/Math/MathML" display="block">
  <semantics>
    <mstyle mathsize="10pt">
      <mover accent="true">
        <mi>BAC</mi>
        <mo stretchy="true">^</mo>
      </mover>
    </mstyle>
    <annotation encoding="StarMath 5.0">size 10 widehat BAC




</annotation>
  </semantics>
</math>
</file>

<file path=Object 8/content.xml><?xml version="1.0" encoding="utf-8"?>
<math xmlns="http://www.w3.org/1998/Math/MathML" display="block">
  <semantics>
    <mstyle mathsize="10pt">
      <mrow>
        <mo fence="true" stretchy="false">(</mo>
        <mrow>
          <mover accent="true">
            <mi>RCO</mi>
            <mo stretchy="true">^</mo>
          </mover>
        </mrow>
        <mo fence="true" stretchy="false">)</mo>
      </mrow>
    </mstyle>
    <annotation encoding="StarMath 5.0"> size 10 ({widehat RCO })




</annotation>
  </semantics>
</math>
</file>

<file path=Object 80/content.xml><?xml version="1.0" encoding="utf-8"?>
<math xmlns="http://www.w3.org/1998/Math/MathML" display="block">
  <semantics>
    <mstyle mathsize="10pt">
      <mstyle mathvariant="normal">
        <mfrac>
          <mi>BC</mi>
          <mi>AC</mi>
        </mfrac>
      </mstyle>
    </mstyle>
    <annotation encoding="StarMath 5.0">size 10 nitalic{BC over AC }</annotation>
  </semantics>
</math>
</file>

<file path=Object 81/content.xml><?xml version="1.0" encoding="utf-8"?>
<math xmlns="http://www.w3.org/1998/Math/MathML" display="block">
  <semantics>
    <mstyle mathsize="10pt">
      <mover accent="true">
        <mi>ABC</mi>
        <mo stretchy="true">^</mo>
      </mover>
    </mstyle>
    <annotation encoding="StarMath 5.0">size 10 widehat ABC




</annotation>
  </semantics>
</math>
</file>

<file path=Object 82/content.xml><?xml version="1.0" encoding="utf-8"?>
<math xmlns="http://www.w3.org/1998/Math/MathML" display="block">
  <semantics>
    <mstyle mathsize="10pt">
      <mstyle mathvariant="normal">
        <mfrac>
          <mi>AC</mi>
          <mi>AB</mi>
        </mfrac>
      </mstyle>
    </mstyle>
    <annotation encoding="StarMath 5.0">size 10 nitalic{AC over AB }</annotation>
  </semantics>
</math>
</file>

<file path=Object 9/content.xml><?xml version="1.0" encoding="utf-8"?>
<math xmlns="http://www.w3.org/1998/Math/MathML" display="block">
  <semantics>
    <mstyle mathsize="10pt">
      <mfrac>
        <mstyle color="blue">
          <mrow>
            <mi>côté</mi>
            <mspace width="0.5em"/>
            <mi>adjacent</mi>
            <mspace width="0.5em"/>
            <mi mathvariant="normal">à</mi>
            <mspace width="0.5em"/>
            <mover accent="true">
              <mi>RCO</mi>
              <mo stretchy="true">^</mo>
            </mover>
          </mrow>
        </mstyle>
        <mstyle color="green">
          <mi>hypoténuse</mi>
        </mstyle>
      </mfrac>
    </mstyle>
    <annotation encoding="StarMath 5.0">size 10 {color blue{côté `adjacent `à `widehat RCO} over color green {hypoténuse}}</annotation>
  </semantics>
</math>
</file>